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3" style:family="paragraph" style:parent-style-name="Preformatted_20_Text">
      <style:text-properties style:font-name="Liberation Sans" fo:font-size="12pt" fo:language="en" fo:country="US" fo:font-weight="bold" officeooo:rsid="000bb3fd" officeooo:paragraph-rsid="000bb3fd" style:font-size-asian="10.5pt" style:font-weight-asian="bold" style:font-size-complex="12pt" style:font-weight-complex="bold"/>
    </style:style>
    <style:style style:name="P4" style:family="paragraph" style:parent-style-name="Preformatted_20_Text">
      <style:text-properties officeooo:paragraph-rsid="000bb3fd"/>
    </style:style>
    <style:style style:name="P5" style:family="paragraph" style:parent-style-name="Preformatted_20_Text">
      <style:text-properties officeooo:rsid="002f5f3e" officeooo:paragraph-rsid="002f5f3e"/>
    </style:style>
    <style:style style:name="P6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7" style:family="paragraph" style:parent-style-name="Text_20_body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8" style:family="paragraph" style:parent-style-name="Text_20_body">
      <style:text-properties style:font-name="Liberation Serif" fo:font-size="12pt" fo:language="en" fo:country="US" officeooo:rsid="000d4ba2" officeooo:paragraph-rsid="000d4ba2" style:font-size-asian="10.5pt" style:font-size-complex="12pt"/>
    </style:style>
    <style:style style:name="P9" style:family="paragraph" style:parent-style-name="Text_20_body">
      <style:text-properties style:font-name="Liberation Serif" fo:font-size="12pt" fo:language="en" fo:country="US" officeooo:rsid="000d4ba2" officeooo:paragraph-rsid="00185b13" style:font-size-asian="10.5pt" style:font-size-complex="12pt"/>
    </style:style>
    <style:style style:name="P10" style:family="paragraph" style:parent-style-name="Text_20_body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11" style:family="paragraph" style:parent-style-name="Text_20_body">
      <style:text-properties style:font-name="Liberation Serif" fo:font-size="12pt" fo:language="en" fo:country="US" officeooo:rsid="00175daf" officeooo:paragraph-rsid="00175daf" style:font-size-asian="10.5pt" style:font-size-complex="12pt"/>
    </style:style>
    <style:style style:name="P12" style:family="paragraph" style:parent-style-name="Text_20_body">
      <style:text-properties style:font-name="Liberation Serif" fo:font-size="12pt" fo:language="en" fo:country="US" officeooo:rsid="00175daf" officeooo:paragraph-rsid="002c726e" style:font-size-asian="10.5pt" style:font-size-complex="12pt"/>
    </style:style>
    <style:style style:name="P13" style:family="paragraph" style:parent-style-name="Text_20_body">
      <style:text-properties style:font-name="Liberation Serif" fo:font-size="12pt" fo:language="en" fo:country="US" officeooo:rsid="0017aaa7" officeooo:paragraph-rsid="0017aaa7" style:font-size-asian="10.5pt" style:font-size-complex="12pt"/>
    </style:style>
    <style:style style:name="P14" style:family="paragraph" style:parent-style-name="Text_20_body">
      <style:text-properties style:font-name="Liberation Serif" fo:font-size="12pt" fo:language="en" fo:country="US" officeooo:rsid="00185b13" officeooo:paragraph-rsid="000d4ba2" style:font-size-asian="10.5pt" style:font-size-complex="12pt"/>
    </style:style>
    <style:style style:name="P15" style:family="paragraph" style:parent-style-name="Text_20_body">
      <style:text-properties style:font-name="Liberation Serif" fo:font-size="12pt" fo:language="en" fo:country="US" officeooo:rsid="00185b13" officeooo:paragraph-rsid="00185b13" style:font-size-asian="10.5pt" style:font-size-complex="12pt"/>
    </style:style>
    <style:style style:name="P16" style:family="paragraph" style:parent-style-name="Text_20_body">
      <style:text-properties style:font-name="Liberation Serif" fo:font-size="12pt" fo:language="en" fo:country="US" officeooo:rsid="0019f13b" officeooo:paragraph-rsid="0019f13b" style:font-size-asian="10.5pt" style:font-size-complex="12pt"/>
    </style:style>
    <style:style style:name="P17" style:family="paragraph" style:parent-style-name="Text_20_body">
      <style:text-properties style:font-name="Liberation Serif" fo:font-size="12pt" fo:language="en" fo:country="US" officeooo:rsid="001a2d30" officeooo:paragraph-rsid="001a2d30" style:font-size-asian="10.5pt" style:font-size-complex="12pt"/>
    </style:style>
    <style:style style:name="P18" style:family="paragraph" style:parent-style-name="Text_20_body">
      <style:text-properties style:font-name="Liberation Serif" fo:font-size="12pt" fo:language="en" fo:country="US" officeooo:rsid="001a911b" officeooo:paragraph-rsid="001b3fc4" style:font-size-asian="10.5pt" style:font-size-complex="12pt"/>
    </style:style>
    <style:style style:name="P19" style:family="paragraph" style:parent-style-name="Text_20_body">
      <style:text-properties style:font-name="Liberation Serif" fo:font-size="12pt" fo:language="en" fo:country="US" officeooo:rsid="001a911b" officeooo:paragraph-rsid="00457d4a" style:font-size-asian="10.5pt" style:font-size-complex="12pt"/>
    </style:style>
    <style:style style:name="P20" style:family="paragraph" style:parent-style-name="Text_20_body">
      <style:text-properties style:font-name="Liberation Serif" fo:font-size="12pt" fo:language="en" fo:country="US" officeooo:rsid="001a911b" officeooo:paragraph-rsid="004809e4" style:font-size-asian="10.5pt" style:font-size-complex="12pt"/>
    </style:style>
    <style:style style:name="P21" style:family="paragraph" style:parent-style-name="Text_20_body">
      <style:text-properties style:font-name="Liberation Serif" fo:font-size="12pt" fo:language="en" fo:country="US" officeooo:rsid="001d61c9" officeooo:paragraph-rsid="001ea74e" style:font-size-asian="10.5pt" style:font-size-complex="12pt"/>
    </style:style>
    <style:style style:name="P22" style:family="paragraph" style:parent-style-name="Text_20_body">
      <style:text-properties style:font-name="Liberation Serif" fo:font-size="12pt" fo:language="en" fo:country="US" officeooo:rsid="001ea74e" officeooo:paragraph-rsid="001ea74e" style:font-size-asian="10.5pt" style:font-size-complex="12pt"/>
    </style:style>
    <style:style style:name="P23" style:family="paragraph" style:parent-style-name="Text_20_body">
      <style:text-properties style:font-name="Liberation Serif" fo:font-size="12pt" fo:language="en" fo:country="US" officeooo:rsid="001f8c31" officeooo:paragraph-rsid="001f8c31" style:font-size-asian="10.5pt" style:font-size-complex="12pt"/>
    </style:style>
    <style:style style:name="P24" style:family="paragraph" style:parent-style-name="Text_20_body">
      <style:text-properties style:font-name="Liberation Serif" fo:font-size="12pt" fo:language="en" fo:country="US" officeooo:rsid="002033a2" officeooo:paragraph-rsid="002033a2" style:font-size-asian="10.5pt" style:font-size-complex="12pt"/>
    </style:style>
    <style:style style:name="P25" style:family="paragraph" style:parent-style-name="Text_20_body">
      <style:text-properties style:font-name="Liberation Serif" fo:font-size="12pt" fo:language="en" fo:country="US" officeooo:rsid="0024087b" officeooo:paragraph-rsid="0024087b" style:font-size-asian="10.5pt" style:font-size-complex="12pt"/>
    </style:style>
    <style:style style:name="P26" style:family="paragraph" style:parent-style-name="Text_20_body">
      <style:text-properties style:font-name="Liberation Serif" fo:font-size="12pt" fo:language="en" fo:country="US" officeooo:rsid="002c726e" officeooo:paragraph-rsid="002c726e" style:font-size-asian="10.5pt" style:font-size-complex="12pt"/>
    </style:style>
    <style:style style:name="P27" style:family="paragraph" style:parent-style-name="Text_20_body">
      <style:text-properties style:font-name="Liberation Serif" fo:font-size="12pt" fo:language="en" fo:country="US" officeooo:rsid="002df171" officeooo:paragraph-rsid="00437c2d" style:font-size-asian="10.5pt" style:font-size-complex="12pt"/>
    </style:style>
    <style:style style:name="P28" style:family="paragraph" style:parent-style-name="Text_20_body">
      <style:text-properties style:font-name="Liberation Serif" fo:font-size="12pt" fo:language="en" fo:country="US" officeooo:rsid="002f8511" officeooo:paragraph-rsid="002f8511" style:font-size-asian="10.5pt" style:font-size-complex="12pt"/>
    </style:style>
    <style:style style:name="P29" style:family="paragraph" style:parent-style-name="Text_20_body">
      <style:text-properties style:font-name="Liberation Serif" fo:font-size="12pt" fo:language="en" fo:country="US" officeooo:rsid="0030e72a" officeooo:paragraph-rsid="002f8511" style:font-size-asian="10.5pt" style:font-size-complex="12pt"/>
    </style:style>
    <style:style style:name="P30" style:family="paragraph" style:parent-style-name="Text_20_body">
      <style:text-properties style:font-name="Liberation Serif" fo:font-size="12pt" fo:language="en" fo:country="US" officeooo:rsid="0030e72a" officeooo:paragraph-rsid="0030e72a" style:font-size-asian="10.5pt" style:font-size-complex="12pt"/>
    </style:style>
    <style:style style:name="P31" style:family="paragraph" style:parent-style-name="Text_20_body">
      <style:text-properties style:font-name="Liberation Serif" fo:font-size="12pt" fo:language="en" fo:country="US" officeooo:rsid="00335974" officeooo:paragraph-rsid="00335974" style:font-size-asian="10.5pt" style:font-size-complex="12pt"/>
    </style:style>
    <style:style style:name="P32" style:family="paragraph" style:parent-style-name="Text_20_body">
      <style:text-properties style:font-name="Liberation Serif" fo:font-size="12pt" fo:language="en" fo:country="US" officeooo:rsid="00355572" officeooo:paragraph-rsid="00355572" style:font-size-asian="10.5pt" style:font-size-complex="12pt"/>
    </style:style>
    <style:style style:name="P33" style:family="paragraph" style:parent-style-name="Text_20_body">
      <style:text-properties style:font-name="Liberation Serif" fo:font-size="12pt" fo:language="en" fo:country="US" officeooo:rsid="003c81e7" officeooo:paragraph-rsid="003c81e7" style:font-size-asian="10.5pt" style:font-size-complex="12pt"/>
    </style:style>
    <style:style style:name="P34" style:family="paragraph" style:parent-style-name="Text_20_body">
      <style:text-properties style:font-name="Liberation Serif" fo:font-size="12pt" fo:language="en" fo:country="US" officeooo:rsid="003dcf60" officeooo:paragraph-rsid="003dcf60" style:font-size-asian="10.5pt" style:font-size-complex="12pt"/>
    </style:style>
    <style:style style:name="P35" style:family="paragraph" style:parent-style-name="Text_20_body">
      <style:text-properties style:font-name="Liberation Serif" fo:font-size="12pt" fo:language="en" fo:country="US" officeooo:rsid="003f810e" officeooo:paragraph-rsid="003f810e" style:font-size-asian="10.5pt" style:font-size-complex="12pt"/>
    </style:style>
    <style:style style:name="P36" style:family="paragraph" style:parent-style-name="Text_20_body">
      <style:text-properties style:font-name="Liberation Serif" fo:font-size="12pt" fo:language="en" fo:country="US" officeooo:rsid="00437c2d" officeooo:paragraph-rsid="00437c2d" style:font-size-asian="10.5pt" style:font-size-complex="12pt"/>
    </style:style>
    <style:style style:name="P37" style:family="paragraph" style:parent-style-name="Text_20_body">
      <style:text-properties style:font-name="Liberation Serif" fo:font-size="12pt" fo:language="en" fo:country="US" officeooo:rsid="00457d4a" officeooo:paragraph-rsid="00457d4a" style:font-size-asian="10.5pt" style:font-size-complex="12pt"/>
    </style:style>
    <style:style style:name="P38" style:family="paragraph" style:parent-style-name="Text_20_body">
      <style:text-properties style:font-name="Liberation Serif" fo:font-size="12pt" fo:language="en" fo:country="US" officeooo:rsid="0048bc71" officeooo:paragraph-rsid="0048bc71" style:font-size-asian="10.5pt" style:font-size-complex="12pt"/>
    </style:style>
    <style:style style:name="P39" style:family="paragraph" style:parent-style-name="Text_20_body">
      <style:text-properties style:font-name="Liberation Serif" fo:font-size="12pt" fo:language="en" fo:country="US" officeooo:rsid="004937d0" officeooo:paragraph-rsid="004937d0" style:font-size-asian="10.5pt" style:font-size-complex="12pt"/>
    </style:style>
    <style:style style:name="P40" style:family="paragraph" style:parent-style-name="Text_20_body">
      <style:text-properties style:font-name="Liberation Serif" fo:font-size="12pt" fo:language="en" fo:country="US" officeooo:rsid="004a9440" officeooo:paragraph-rsid="004a9440" style:font-size-asian="10.5pt" style:font-size-complex="12pt"/>
    </style:style>
    <style:style style:name="P41" style:family="paragraph" style:parent-style-name="Text_20_body">
      <style:text-properties style:font-name="Liberation Serif" fo:font-size="12pt" fo:language="en" fo:country="US" officeooo:rsid="004ade44" officeooo:paragraph-rsid="004ade44" style:font-size-asian="10.5pt" style:font-size-complex="12pt"/>
    </style:style>
    <style:style style:name="P42" style:family="paragraph" style:parent-style-name="Text_20_body">
      <style:text-properties style:font-name="Liberation Serif" fo:font-size="12pt" fo:language="en" fo:country="US" officeooo:rsid="004d8a84" officeooo:paragraph-rsid="000d4ba2" style:font-size-asian="10.5pt" style:font-size-complex="12pt"/>
    </style:style>
    <style:style style:name="P43" style:family="paragraph" style:parent-style-name="Text_20_body">
      <style:text-properties style:font-name="Liberation Serif" fo:font-size="12pt" fo:language="en" fo:country="US" officeooo:rsid="004e2385" officeooo:paragraph-rsid="004e2385" style:font-size-asian="10.5pt" style:font-size-complex="12pt"/>
    </style:style>
    <style:style style:name="P44" style:family="paragraph" style:parent-style-name="Text_20_body">
      <style:text-properties style:font-name="Liberation Serif" fo:font-size="12pt" fo:language="en" fo:country="US" officeooo:rsid="00502e17" officeooo:paragraph-rsid="00502e17" style:font-size-asian="10.5pt" style:font-size-complex="12pt"/>
    </style:style>
    <style:style style:name="P45" style:family="paragraph" style:parent-style-name="Text_20_body">
      <style:text-properties style:font-name="Liberation Serif" fo:font-size="12pt" fo:language="en" fo:country="US" officeooo:rsid="0050ab30" officeooo:paragraph-rsid="0050ab30" style:font-size-asian="10.5pt" style:font-size-complex="12pt"/>
    </style:style>
    <style:style style:name="P46" style:family="paragraph" style:parent-style-name="Text_20_body">
      <style:paragraph-properties fo:text-align="center" style:justify-single-word="false"/>
      <style:text-properties officeooo:paragraph-rsid="000bb3fd"/>
    </style:style>
    <style:style style:name="P47" style:family="paragraph" style:parent-style-name="Text_20_body">
      <style:text-properties officeooo:paragraph-rsid="000d4ba2"/>
    </style:style>
    <style:style style:name="P48" style:family="paragraph" style:parent-style-name="Text_20_body">
      <style:text-properties officeooo:rsid="019ddc74" officeooo:paragraph-rsid="000d4ba2"/>
    </style:style>
    <style:style style:name="P49" style:family="paragraph" style:parent-style-name="Text_20_body" style:list-style-name="L1">
      <style:text-properties officeooo:paragraph-rsid="000d4ba2"/>
    </style:style>
    <style:style style:name="P50" style:family="paragraph" style:parent-style-name="Text_20_body" style:list-style-name="L2">
      <style:text-properties officeooo:rsid="019ddc74" officeooo:paragraph-rsid="000d4ba2"/>
    </style:style>
    <style:style style:name="P51" style:family="paragraph" style:parent-style-name="Text_20_body" style:list-style-name="L2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52" style:family="paragraph" style:parent-style-name="Text_20_body" style:list-style-name="L2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53" style:family="paragraph" style:parent-style-name="Text_20_body">
      <style:text-properties style:font-name="Liberation Serif" fo:font-size="12pt" fo:language="en" fo:country="US" officeooo:rsid="00502e17" officeooo:paragraph-rsid="00529823" style:font-size-asian="10.5pt" style:font-size-complex="12pt"/>
    </style:style>
    <style:style style:name="P54" style:family="paragraph" style:parent-style-name="Text_20_body">
      <style:text-properties style:font-name="Liberation Serif" fo:font-size="12pt" fo:language="en" fo:country="US" officeooo:rsid="00502e17" officeooo:paragraph-rsid="0053310a" style:font-size-asian="10.5pt" style:font-size-complex="12pt"/>
    </style:style>
    <style:style style:name="P55" style:family="paragraph" style:parent-style-name="Text_20_body">
      <style:text-properties style:font-name="Liberation Serif" fo:font-size="12pt" fo:language="en" fo:country="US" officeooo:rsid="00502e17" officeooo:paragraph-rsid="00558cff" style:font-size-asian="10.5pt" style:font-size-complex="12pt"/>
    </style:style>
    <style:style style:name="P56" style:family="paragraph" style:parent-style-name="Text_20_body">
      <style:text-properties style:font-name="Liberation Serif" fo:font-size="12pt" fo:language="en" fo:country="US" officeooo:rsid="0050ab30" officeooo:paragraph-rsid="00529823" style:font-size-asian="10.5pt" style:font-size-complex="12pt"/>
    </style:style>
    <style:style style:name="P57" style:family="paragraph" style:parent-style-name="Text_20_body">
      <style:text-properties style:font-name="Liberation Serif" fo:font-size="12pt" fo:language="en" fo:country="US" officeooo:rsid="0050ab30" officeooo:paragraph-rsid="0053310a" style:font-size-asian="10.5pt" style:font-size-complex="12pt"/>
    </style:style>
    <style:style style:name="P58" style:family="paragraph" style:parent-style-name="Text_20_body">
      <style:text-properties style:font-name="Liberation Serif" fo:font-size="12pt" fo:language="en" fo:country="US" officeooo:rsid="0050ab30" officeooo:paragraph-rsid="00558cff" style:font-size-asian="10.5pt" style:font-size-complex="12pt"/>
    </style:style>
    <style:style style:name="P59" style:family="paragraph" style:parent-style-name="Text_20_body">
      <style:text-properties style:font-name="Liberation Serif" fo:font-size="12pt" fo:language="en" fo:country="US" officeooo:rsid="0056afd8" officeooo:paragraph-rsid="0056afd8" style:font-size-asian="10.5pt" style:font-size-complex="12pt"/>
    </style:style>
    <style:style style:name="P60" style:family="paragraph" style:parent-style-name="Text_20_body">
      <style:text-properties style:font-name="Liberation Serif" fo:font-size="12pt" fo:language="en" fo:country="US" officeooo:rsid="004ade44" officeooo:paragraph-rsid="004ade44" style:font-size-asian="10.5pt" style:font-size-complex="12pt"/>
    </style:style>
    <style:style style:name="P61" style:family="paragraph" style:parent-style-name="Text_20_body">
      <style:text-properties style:font-name="Liberation Serif" fo:font-size="12pt" fo:language="en" fo:country="US" officeooo:rsid="00687bfe" officeooo:paragraph-rsid="00687bfe" style:font-size-asian="10.5pt" style:font-size-complex="12pt"/>
    </style:style>
    <style:style style:name="P62" style:family="paragraph" style:parent-style-name="Text_20_body">
      <style:text-properties style:font-name="Liberation Serif" fo:font-size="12pt" fo:language="en" fo:country="US" officeooo:rsid="000d4ba2" officeooo:paragraph-rsid="00687bfe" style:font-size-asian="10.5pt" style:font-size-complex="12pt"/>
    </style:style>
    <style:style style:name="P63" style:family="paragraph" style:parent-style-name="Text_20_body">
      <style:text-properties style:font-name="Liberation Serif" fo:font-size="12pt" fo:language="en" fo:country="US" officeooo:rsid="006d3664" officeooo:paragraph-rsid="006d3664" style:font-size-asian="10.5pt" style:font-size-complex="12pt"/>
    </style:style>
    <style:style style:name="P64" style:family="paragraph" style:parent-style-name="Text_20_body">
      <style:text-properties style:font-name="Liberation Serif" fo:font-size="12pt" fo:language="en" fo:country="US" officeooo:rsid="006d3664" officeooo:paragraph-rsid="006ed5ef" style:font-size-asian="10.5pt" style:font-size-complex="12pt"/>
    </style:style>
    <style:style style:name="P65" style:family="paragraph" style:parent-style-name="Text_20_body">
      <style:text-properties style:font-name="Liberation Serif" fo:font-size="12pt" fo:language="en" fo:country="US" officeooo:rsid="006e8740" officeooo:paragraph-rsid="006e8740" style:font-size-asian="10.5pt" style:font-size-complex="12pt"/>
    </style:style>
    <style:style style:name="P66" style:family="paragraph" style:parent-style-name="Text_20_body">
      <style:text-properties style:font-name="Liberation Serif" fo:font-size="12pt" fo:language="en" fo:country="US" officeooo:rsid="00706b10" officeooo:paragraph-rsid="00706b10" style:font-size-asian="10.5pt" style:font-size-complex="12pt"/>
    </style:style>
    <style:style style:name="P67" style:family="paragraph" style:parent-style-name="Text_20_body">
      <style:text-properties style:font-name="Liberation Serif" fo:font-size="12pt" fo:language="en" fo:country="US" officeooo:rsid="00707354" officeooo:paragraph-rsid="00707354" style:font-size-asian="10.5pt" style:font-size-complex="12pt"/>
    </style:style>
    <style:style style:name="P68" style:family="paragraph" style:parent-style-name="Text_20_body">
      <style:text-properties style:font-name="Liberation Serif" fo:font-size="12pt" fo:language="en" fo:country="US" fo:font-weight="bold" officeooo:rsid="001ea74e" officeooo:paragraph-rsid="001ea74e" style:font-size-asian="10.5pt" style:font-weight-asian="bold" style:font-size-complex="12pt" style:font-weight-complex="bold"/>
    </style:style>
    <style:style style:name="P69" style:family="paragraph" style:parent-style-name="Text_20_body">
      <style:text-properties style:font-name="Liberation Serif" fo:font-size="12pt" fo:language="en" fo:country="US" fo:font-weight="normal" officeooo:rsid="001ea74e" officeooo:paragraph-rsid="001ea74e" style:font-size-asian="10.5pt" style:font-weight-asian="normal" style:font-size-complex="12pt" style:font-weight-complex="normal"/>
    </style:style>
    <style:style style:name="P70" style:family="paragraph" style:parent-style-name="Text_20_body">
      <style:text-properties style:font-name="Liberation Serif" fo:font-size="12pt" fo:language="en" fo:country="US" fo:font-weight="normal" officeooo:rsid="001f8c31" officeooo:paragraph-rsid="001f8c31" style:font-size-asian="10.5pt" style:font-weight-asian="normal" style:font-size-complex="12pt" style:font-weight-complex="normal"/>
    </style:style>
    <style:style style:name="P71" style:family="paragraph" style:parent-style-name="Text_20_body">
      <style:text-properties style:font-name="Liberation Serif" fo:font-size="12pt" fo:language="en" fo:country="US" fo:font-weight="normal" officeooo:rsid="002033a2" officeooo:paragraph-rsid="002033a2" style:font-size-asian="10.5pt" style:font-weight-asian="normal" style:font-size-complex="12pt" style:font-weight-complex="normal"/>
    </style:style>
    <style:style style:name="P72" style:family="paragraph" style:parent-style-name="Text_20_body">
      <style:text-properties style:font-name="Liberation Serif" fo:font-size="12pt" fo:language="en" fo:country="US" fo:font-weight="normal" officeooo:rsid="0024087b" officeooo:paragraph-rsid="0024087b" style:font-size-asian="10.5pt" style:font-weight-asian="normal" style:font-size-complex="12pt" style:font-weight-complex="normal"/>
    </style:style>
    <style:style style:name="P73" style:family="paragraph" style:parent-style-name="Text_20_body">
      <style:text-properties style:font-name="Liberation Serif" fo:font-size="12pt" fo:language="en" fo:country="US" fo:font-weight="normal" officeooo:rsid="00502e17" officeooo:paragraph-rsid="00502e17" style:font-size-asian="10.5pt" style:font-weight-asian="normal" style:font-size-complex="12pt" style:font-weight-complex="normal"/>
    </style:style>
    <style:style style:name="P74" style:family="paragraph" style:parent-style-name="Text_20_body">
      <style:text-properties style:font-name="Liberation Serif" fo:font-size="12pt" fo:language="en" fo:country="US" fo:font-weight="normal" officeooo:rsid="00502e17" officeooo:paragraph-rsid="00529823" style:font-size-asian="10.5pt" style:font-weight-asian="normal" style:font-size-complex="12pt" style:font-weight-complex="normal"/>
    </style:style>
    <style:style style:name="P75" style:family="paragraph" style:parent-style-name="Text_20_body">
      <style:text-properties style:font-name="Liberation Serif" fo:font-size="12pt" fo:language="en" fo:country="US" fo:font-weight="normal" officeooo:rsid="00502e17" officeooo:paragraph-rsid="0053310a" style:font-size-asian="10.5pt" style:font-weight-asian="normal" style:font-size-complex="12pt" style:font-weight-complex="normal"/>
    </style:style>
    <style:style style:name="P76" style:family="paragraph" style:parent-style-name="Text_20_body">
      <style:text-properties style:font-name="Liberation Serif" fo:font-size="12pt" fo:language="en" fo:country="US" fo:font-weight="normal" officeooo:rsid="00502e17" officeooo:paragraph-rsid="00558cff" style:font-size-asian="10.5pt" style:font-weight-asian="normal" style:font-size-complex="12pt" style:font-weight-complex="normal"/>
    </style:style>
    <style:style style:name="P77" style:family="paragraph" style:parent-style-name="Text_20_body">
      <style:text-properties style:font-name="Liberation Serif" fo:font-size="12pt" fo:language="en" fo:country="US" fo:font-weight="normal" officeooo:rsid="0050ab30" officeooo:paragraph-rsid="0050ab30" style:font-size-asian="10.5pt" style:font-weight-asian="normal" style:font-size-complex="12pt" style:font-weight-complex="normal"/>
    </style:style>
    <style:style style:name="P78" style:family="paragraph" style:parent-style-name="Text_20_body">
      <style:text-properties style:font-name="Liberation Serif" fo:font-size="12pt" fo:language="en" fo:country="US" fo:font-weight="normal" officeooo:rsid="0050ab30" officeooo:paragraph-rsid="00529823" style:font-size-asian="10.5pt" style:font-weight-asian="normal" style:font-size-complex="12pt" style:font-weight-complex="normal"/>
    </style:style>
    <style:style style:name="P79" style:family="paragraph" style:parent-style-name="Text_20_body">
      <style:text-properties style:font-name="Liberation Serif" fo:font-size="12pt" fo:language="en" fo:country="US" fo:font-weight="normal" officeooo:rsid="0050ab30" officeooo:paragraph-rsid="0053310a" style:font-size-asian="10.5pt" style:font-weight-asian="normal" style:font-size-complex="12pt" style:font-weight-complex="normal"/>
    </style:style>
    <style:style style:name="P80" style:family="paragraph" style:parent-style-name="Text_20_body">
      <style:text-properties style:font-name="Liberation Serif" fo:font-size="12pt" fo:language="en" fo:country="US" fo:font-weight="normal" officeooo:rsid="0050ab30" officeooo:paragraph-rsid="00558cff" style:font-size-asian="10.5pt" style:font-weight-asian="normal" style:font-size-complex="12pt" style:font-weight-complex="normal"/>
    </style:style>
    <style:style style:name="P81" style:family="paragraph" style:parent-style-name="Text_20_body">
      <style:text-properties style:font-name="Liberation Serif" fo:font-size="12pt" fo:language="en" fo:country="US" fo:font-style="normal" officeooo:rsid="0056afd8" officeooo:paragraph-rsid="0056afd8" style:font-size-asian="10.5pt" style:font-style-asian="normal" style:font-size-complex="12pt" style:font-style-complex="normal"/>
    </style:style>
    <style:style style:name="P82" style:family="paragraph" style:parent-style-name="Text_20_body">
      <style:text-properties style:font-name="Liberation Serif" fo:font-size="12pt" fo:language="en" fo:country="US" fo:font-style="normal" officeooo:rsid="0058761a" officeooo:paragraph-rsid="0058761a" style:font-size-asian="10.5pt" style:font-style-asian="normal" style:font-size-complex="12pt" style:font-style-complex="normal"/>
    </style:style>
    <style:style style:name="P83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4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5" style:family="paragraph" style:parent-style-name="Text_20_body">
      <style:paragraph-properties>
        <style:tab-stops/>
      </style:paragraph-properties>
    </style:style>
    <style:style style:name="P86" style:family="paragraph" style:parent-style-name="Preformatted_20_Text"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87" style:family="paragraph" style:parent-style-name="Preformatted_20_Text">
      <style:text-properties style:font-name="Liberation Serif" fo:font-size="12pt" fo:language="en" fo:country="US" officeooo:rsid="002f5f3e" officeooo:paragraph-rsid="002f5f3e" style:font-size-asian="10.5pt" style:font-size-complex="12pt"/>
    </style:style>
    <style:style style:name="P88" style:family="paragraph" style:parent-style-name="Heading_20_1">
      <style:text-properties officeooo:paragraph-rsid="000d4ba2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3">
      <style:text-properties officeooo:paragraph-rsid="001ea74e"/>
    </style:style>
    <style:style style:name="P91" style:family="paragraph" style:parent-style-name="Heading_20_3">
      <style:text-properties officeooo:paragraph-rsid="00529823"/>
    </style:style>
    <style:style style:name="P92" style:family="paragraph" style:parent-style-name="Heading_20_3">
      <style:text-properties officeooo:paragraph-rsid="0053310a"/>
    </style:style>
    <style:style style:name="P93" style:family="paragraph" style:parent-style-name="Heading_20_3">
      <style:text-properties officeooo:paragraph-rsid="00558cff"/>
    </style:style>
    <style:style style:name="T1" style:family="text">
      <style:text-properties officeooo:rsid="0032ab1f"/>
    </style:style>
    <style:style style:name="T2" style:family="text">
      <style:text-properties officeooo:rsid="01e5ea8b"/>
    </style:style>
    <style:style style:name="T3" style:family="text">
      <style:text-properties officeooo:rsid="00184249"/>
    </style:style>
    <style:style style:name="T4" style:family="text">
      <style:text-properties officeooo:rsid="00e88a87"/>
    </style:style>
    <style:style style:name="T5" style:family="text">
      <style:text-properties officeooo:rsid="019fdc8b"/>
    </style:style>
    <style:style style:name="T6" style:family="text">
      <style:text-properties style:font-name="Liberation Serif" fo:font-size="12pt" fo:language="en" fo:country="US" style:font-size-asian="10.5pt" style:font-size-complex="12pt"/>
    </style:style>
    <style:style style:name="T7" style:family="text">
      <style:text-properties style:font-name="Liberation Serif" fo:font-size="12pt" fo:language="en" fo:country="US" officeooo:rsid="000bb3fd" style:font-size-asian="10.5pt" style:font-size-complex="12pt"/>
    </style:style>
    <style:style style:name="T8" style:family="text">
      <style:text-properties officeooo:rsid="0016dcb2"/>
    </style:style>
    <style:style style:name="T9" style:family="text">
      <style:text-properties officeooo:rsid="0019f13b"/>
    </style:style>
    <style:style style:name="T10" style:family="text">
      <style:text-properties officeooo:rsid="001a2d30"/>
    </style:style>
    <style:style style:name="T11" style:family="text">
      <style:text-properties officeooo:rsid="001b734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b734d" style:font-weight-asian="bold" style:font-weight-complex="bold"/>
    </style:style>
    <style:style style:name="T14" style:family="text">
      <style:text-properties fo:font-weight="bold" officeooo:rsid="001d61c9" style:font-weight-asian="bold" style:font-weight-complex="bold"/>
    </style:style>
    <style:style style:name="T15" style:family="text">
      <style:text-properties fo:font-weight="bold" officeooo:rsid="001ea74e" style:font-weight-asian="bold" style:font-weight-complex="bold"/>
    </style:style>
    <style:style style:name="T16" style:family="text">
      <style:text-properties fo:font-weight="bold" officeooo:rsid="001eea88" style:font-weight-asian="bold" style:font-weight-complex="bold"/>
    </style:style>
    <style:style style:name="T17" style:family="text">
      <style:text-properties fo:font-weight="bold" officeooo:rsid="0041a445" style:font-weight-asian="bold" style:font-weight-complex="bold"/>
    </style:style>
    <style:style style:name="T18" style:family="text">
      <style:text-properties fo:font-weight="bold" officeooo:rsid="00457d4a" style:font-weight-asian="bold" style:font-weight-complex="bold"/>
    </style:style>
    <style:style style:name="T19" style:family="text">
      <style:text-properties fo:font-weight="bold" officeooo:rsid="0048bc71" style:font-weight-asian="bold" style:font-weight-complex="bold"/>
    </style:style>
    <style:style style:name="T20" style:family="text">
      <style:text-properties fo:font-weight="bold" officeooo:rsid="00490a69" style:font-weight-asian="bold" style:font-weight-complex="bold"/>
    </style:style>
    <style:style style:name="T21" style:family="text">
      <style:text-properties fo:font-weight="bold" officeooo:rsid="004937d0" style:font-weight-asian="bold" style:font-weight-complex="bold"/>
    </style:style>
    <style:style style:name="T22" style:family="text">
      <style:text-properties fo:font-weight="bold" officeooo:rsid="004ade44" style:font-weight-asian="bold" style:font-weight-complex="bold"/>
    </style:style>
    <style:style style:name="T23" style:family="text">
      <style:text-properties fo:font-weight="bold" officeooo:rsid="00529823" style:font-weight-asian="bold" style:font-weight-complex="bold"/>
    </style:style>
    <style:style style:name="T24" style:family="text">
      <style:text-properties fo:font-weight="bold" officeooo:rsid="0053310a" style:font-weight-asian="bold" style:font-weight-complex="bold"/>
    </style:style>
    <style:style style:name="T25" style:family="text">
      <style:text-properties fo:font-weight="bold" officeooo:rsid="00558cff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ea74e" style:font-weight-asian="normal" style:font-weight-complex="normal"/>
    </style:style>
    <style:style style:name="T28" style:family="text">
      <style:text-properties fo:font-weight="normal" officeooo:rsid="00529823" style:font-weight-asian="normal" style:font-weight-complex="normal"/>
    </style:style>
    <style:style style:name="T29" style:family="text">
      <style:text-properties fo:font-weight="normal" officeooo:rsid="0053310a" style:font-weight-asian="normal" style:font-weight-complex="normal"/>
    </style:style>
    <style:style style:name="T30" style:family="text">
      <style:text-properties fo:font-weight="normal" officeooo:rsid="00558cff" style:font-weight-asian="normal" style:font-weight-complex="normal"/>
    </style:style>
    <style:style style:name="T31" style:family="text">
      <style:text-properties fo:font-weight="normal" officeooo:rsid="005b08cd" style:font-weight-asian="normal" style:font-weight-complex="normal"/>
    </style:style>
    <style:style style:name="T32" style:family="text">
      <style:text-properties fo:font-weight="normal" officeooo:rsid="005bf256" style:font-weight-asian="normal" style:font-weight-complex="normal"/>
    </style:style>
    <style:style style:name="T33" style:family="text">
      <style:text-properties fo:font-weight="normal" officeooo:rsid="006731a2" style:font-weight-asian="normal" style:font-weight-complex="normal"/>
    </style:style>
    <style:style style:name="T34" style:family="text">
      <style:text-properties officeooo:rsid="001d61c9"/>
    </style:style>
    <style:style style:name="T35" style:family="text">
      <style:text-properties officeooo:rsid="001e5acf"/>
    </style:style>
    <style:style style:name="T36" style:family="text">
      <style:text-properties officeooo:rsid="001ea74e"/>
    </style:style>
    <style:style style:name="T37" style:family="text">
      <style:text-properties officeooo:rsid="001eea88"/>
    </style:style>
    <style:style style:name="T38" style:family="text">
      <style:text-properties officeooo:rsid="002af49a"/>
    </style:style>
    <style:style style:name="T39" style:family="text">
      <style:text-properties officeooo:rsid="002c726e"/>
    </style:style>
    <style:style style:name="T40" style:family="text">
      <style:text-properties officeooo:rsid="002e4ec5"/>
    </style:style>
    <style:style style:name="T41" style:family="text">
      <style:text-properties officeooo:rsid="003f810e"/>
    </style:style>
    <style:style style:name="T42" style:family="text">
      <style:text-properties officeooo:rsid="0040caab"/>
    </style:style>
    <style:style style:name="T43" style:family="text">
      <style:text-properties officeooo:rsid="0041a445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457d4a" style:font-style-asian="italic" style:font-style-complex="italic"/>
    </style:style>
    <style:style style:name="T46" style:family="text">
      <style:text-properties fo:font-style="italic" officeooo:rsid="0048bc71" style:font-style-asian="italic" style:font-style-complex="italic"/>
    </style:style>
    <style:style style:name="T47" style:family="text">
      <style:text-properties fo:font-style="italic" officeooo:rsid="004937d0" style:font-style-asian="italic" style:font-style-complex="italic"/>
    </style:style>
    <style:style style:name="T48" style:family="text">
      <style:text-properties fo:font-style="italic" officeooo:rsid="0054629a" style:font-style-asian="italic" style:font-style-complex="italic"/>
    </style:style>
    <style:style style:name="T49" style:family="text">
      <style:text-properties fo:font-style="italic" officeooo:rsid="006ed5ef" style:font-style-asian="italic" style:font-style-complex="italic"/>
    </style:style>
    <style:style style:name="T50" style:family="text">
      <style:text-properties fo:font-style="italic" officeooo:rsid="00706b10" style:font-style-asian="italic" style:font-style-complex="italic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53310a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558cff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5b08cd" style:font-style-asian="italic" style:font-weight-asian="normal" style:font-style-complex="italic" style:font-weight-complex="normal"/>
    </style:style>
    <style:style style:name="T55" style:family="text">
      <style:text-properties officeooo:rsid="0044d8b1"/>
    </style:style>
    <style:style style:name="T56" style:family="text">
      <style:text-properties officeooo:rsid="00457d4a"/>
    </style:style>
    <style:style style:name="T57" style:family="text">
      <style:text-properties fo:font-style="normal" officeooo:rsid="00457d4a" style:font-style-asian="normal" style:font-style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officeooo:rsid="004809e4"/>
    </style:style>
    <style:style style:name="T60" style:family="text">
      <style:text-properties officeooo:rsid="0048bc71"/>
    </style:style>
    <style:style style:name="T61" style:family="text">
      <style:text-properties officeooo:rsid="00490a69"/>
    </style:style>
    <style:style style:name="T62" style:family="text">
      <style:text-properties officeooo:rsid="004937d0"/>
    </style:style>
    <style:style style:name="T63" style:family="text">
      <style:text-properties officeooo:rsid="004a9440"/>
    </style:style>
    <style:style style:name="T64" style:family="text">
      <style:text-properties officeooo:rsid="004ade44"/>
    </style:style>
    <style:style style:name="T65" style:family="text">
      <style:text-properties officeooo:rsid="00529823"/>
    </style:style>
    <style:style style:name="T66" style:family="text">
      <style:text-properties officeooo:rsid="0053310a"/>
    </style:style>
    <style:style style:name="T67" style:family="text">
      <style:text-properties officeooo:rsid="0054629a"/>
    </style:style>
    <style:style style:name="T68" style:family="text">
      <style:text-properties officeooo:rsid="00558cff"/>
    </style:style>
    <style:style style:name="T69" style:family="text">
      <style:text-properties officeooo:rsid="00606891"/>
    </style:style>
    <style:style style:name="T70" style:family="text">
      <style:text-properties officeooo:rsid="0069576f"/>
    </style:style>
    <style:style style:name="T71" style:family="text">
      <style:text-properties officeooo:rsid="006ed5ef"/>
    </style:style>
    <style:style style:name="T72" style:family="text">
      <style:text-properties officeooo:rsid="0071288a"/>
    </style:style>
    <style:style style:name="T73" style:family="text">
      <style:text-properties officeooo:rsid="00714c6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C_concordance.sdi"/>
      <text:p text:style-name="Title"><text:alphabetical-index-mark-start text:id="IMark75639960"/><text:alphabetical-index-mark-start text:id="IMark52040168"/><text:alphabetical-index-mark-start text:id="IMark82113784"/><text:alphabetical-index-mark-start text:id="IMark74948952"/><text:alphabetical-index-mark-start text:id="IMark74949048"/><text:alphabetical-index-mark-start text:id="IMark73545944"/>SQL<text:alphabetical-index-mark-end text:id="IMark73545944"/>C<text:alphabetical-index-mark-end text:id="IMark74949048"/><text:alphabetical-index-mark-end text:id="IMark74948952"/><text:alphabetical-index-mark-end text:id="IMark82113784"/><text:alphabetical-index-mark-end text:id="IMark52040168"/><text:alphabetical-index-mark-end text:id="IMark75639960"/> – <text:alphabetical-index-mark-start text:id="IMark73546040"/><text:alphabetical-index-mark-start text:id="IMark74083848"/><text:alphabetical-index-mark-start text:id="IMark75674312"/>SQL<text:alphabetical-index-mark-end text:id="IMark75674312"/><text:alphabetical-index-mark-end text:id="IMark74083848"/><text:alphabetical-index-mark-end text:id="IMark73546040"/> <text:alphabetical-index-mark-start text:id="IMark76772520"/>Control<text:alphabetical-index-mark-end text:id="IMark76772520"/></text:p>
      <text:p text:style-name="Title">for the <text:alphabetical-index-mark-start text:id="IMark82113784"/><text:alphabetical-index-mark-start text:id="IMark80318520"/><text:alphabetical-index-mark-start text:id="IMark78271496"/>Orbiter<text:alphabetical-index-mark-end text:id="IMark78271496"/><text:alphabetical-index-mark-end text:id="IMark80318520"/><text:alphabetical-index-mark-end text:id="IMark82113784"/> <text:alphabetical-index-mark-start text:id="IMark78190936"/><text:alphabetical-index-mark-start text:id="IMark76892856"/><text:alphabetical-index-mark-start text:id="IMark75208536"/>Space<text:alphabetical-index-mark-end text:id="IMark75208536"/><text:alphabetical-index-mark-end text:id="IMark76892856"/><text:alphabetical-index-mark-end text:id="IMark78190936"/></text:p>
      <text:p text:style-name="Title"><text:alphabetical-index-mark-start text:id="IMark52040168"/><text:alphabetical-index-mark-start text:id="IMark82113784"/><text:alphabetical-index-mark-start text:id="IMark64468024"/>Flight<text:alphabetical-index-mark-end text:id="IMark64468024"/><text:alphabetical-index-mark-end text:id="IMark82113784"/><text:alphabetical-index-mark-end text:id="IMark52040168"/> <text:alphabetical-index-mark-start text:id="IMark73384872"/><text:alphabetical-index-mark-start text:id="IMark79303112"/><text:alphabetical-index-mark-start text:id="IMark73618824"/>Simulator<text:alphabetical-index-mark-end text:id="IMark73618824"/><text:alphabetical-index-mark-end text:id="IMark79303112"/><text:alphabetical-index-mark-end text:id="IMark73384872"/></text:p>
      <text:p text:style-name="P46">Pablo <text:alphabetical-index-mark-start text:id="IMark80318520"/><text:alphabetical-index-mark-start text:id="IMark52040168"/><text:alphabetical-index-mark-start text:id="IMark52743672"/><text:alphabetical-index-mark-start text:id="IMark73692584"/><text:alphabetical-index-mark-start text:id="IMark73625864"/><text:alphabetical-index-mark-start text:id="IMark73384872"/><text:alphabetical-index-mark-start text:id="IMark78287864"/><text:alphabetical-index-mark-start text:id="IMark77905176"/><text:alphabetical-index-mark-start text:id="IMark75712984"/>Edronkin<text:alphabetical-index-mark-end text:id="IMark75712984"/><text:alphabetical-index-mark-end text:id="IMark77905176"/><text:alphabetical-index-mark-end text:id="IMark78287864"/><text:alphabetical-index-mark-end text:id="IMark73384872"/><text:alphabetical-index-mark-end text:id="IMark73625864"/><text:alphabetical-index-mark-end text:id="IMark73692584"/><text:alphabetical-index-mark-end text:id="IMark52743672"/><text:alphabetical-index-mark-end text:id="IMark52040168"/><text:alphabetical-index-mark-end text:id="IMark80318520"/>, 201<text:span text:style-name="T1">3 - 2019</text:span></text:p>
      <text:p text:style-name="P6"><text:a xlink:type="simple" xlink:href="https://orcid.org/0000-0001-8690-7030" text:style-name="Internet_20_link" text:visited-style-name="Visited_20_Internet_20_Link">https://</text:a><text:alphabetical-index-mark-start text:id="IMark80318520"/><text:alphabetical-index-mark-start text:id="IMark82113784"/><text:alphabetical-index-mark-start text:id="IMark64468024"/><text:alphabetical-index-mark-start text:id="IMark52011208"/><text:alphabetical-index-mark-start text:id="IMark79520904"/><text:alphabetical-index-mark-start text:id="IMark79340040"/><text:alphabetical-index-mark-start text:id="IMark76408488"/><text:alphabetical-index-mark-start text:id="IMark80428056"/><text:a xlink:type="simple" xlink:href="https://orcid.org/0000-0001-8690-7030" text:style-name="Internet_20_link" text:visited-style-name="Visited_20_Internet_20_Link">orcid</text:a><text:alphabetical-index-mark-end text:id="IMark80428056"/><text:alphabetical-index-mark-end text:id="IMark76408488"/><text:alphabetical-index-mark-end text:id="IMark79340040"/><text:alphabetical-index-mark-end text:id="IMark79520904"/><text:alphabetical-index-mark-end text:id="IMark52011208"/><text:alphabetical-index-mark-end text:id="IMark64468024"/><text:alphabetical-index-mark-end text:id="IMark82113784"/><text:alphabetical-index-mark-end text:id="IMark80318520"/><text:a xlink:type="simple" xlink:href="https://orcid.org/0000-0001-8690-7030" text:style-name="Internet_20_link" text:visited-style-name="Visited_20_Internet_20_Link">.org/0000-0001-8690-7030</text:a></text:p>
      <text:p text:style-name="P2"/>
      <text:p text:style-name="P2"/>
      <text:h text:style-name="Heading_20_1" text:outline-level="1"><text:bookmark-start text:name="__RefHeading___Toc72751_673741182"/>Abstract<text:bookmark-end text:name="__RefHeading___Toc72751_673741182"/></text:h>
      <text:p text:style-name="P2"/>
      <text:p text:style-name="P4"><text:alphabetical-index-mark-start text:id="IMark82113784"/><text:alphabetical-index-mark-start text:id="IMark52040168"/><text:alphabetical-index-mark-start text:id="IMark73730296"/><text:alphabetical-index-mark-start text:id="IMark73730488"/><text:alphabetical-index-mark-start text:id="IMark63871992"/><text:alphabetical-index-mark-start text:id="IMark77267992"/><text:span text:style-name="T7">SQL</text:span><text:alphabetical-index-mark-end text:id="IMark77267992"/><text:span text:style-name="T7">C</text:span><text:alphabetical-index-mark-end text:id="IMark63871992"/><text:alphabetical-index-mark-end text:id="IMark73730488"/><text:alphabetical-index-mark-end text:id="IMark73730296"/><text:alphabetical-index-mark-end text:id="IMark52040168"/><text:alphabetical-index-mark-end text:id="IMark82113784"/><text:span text:style-name="T7"> is a </text:span><text:alphabetical-index-mark-start text:id="IMark76921592"/><text:alphabetical-index-mark-start text:id="IMark64447768"/><text:alphabetical-index-mark-start text:id="IMark75359576"/><text:span text:style-name="T7">multi</text:span><text:alphabetical-index-mark-end text:id="IMark75359576"/><text:alphabetical-index-mark-end text:id="IMark64447768"/><text:alphabetical-index-mark-end text:id="IMark76921592"/><text:span text:style-name="T7"> </text:span><text:alphabetical-index-mark-start text:id="IMark75470024"/><text:alphabetical-index-mark-start text:id="IMark76049688"/><text:alphabetical-index-mark-start text:id="IMark79221080"/><text:span text:style-name="T7">function</text:span><text:alphabetical-index-mark-end text:id="IMark79221080"/><text:alphabetical-index-mark-end text:id="IMark76049688"/><text:alphabetical-index-mark-end text:id="IMark75470024"/><text:span text:style-name="T7">al </text:span><text:alphabetical-index-mark-start text:id="IMark77864824"/><text:alphabetical-index-mark-start text:id="IMark77538248"/><text:alphabetical-index-mark-start text:id="IMark61397080"/><text:span text:style-name="T7">display</text:span><text:alphabetical-index-mark-end text:id="IMark61397080"/><text:alphabetical-index-mark-end text:id="IMark77538248"/><text:alphabetical-index-mark-end text:id="IMark77864824"/><text:span text:style-name="T7"> (</text:span><text:alphabetical-index-mark-start text:id="IMark77074216"/><text:alphabetical-index-mark-start text:id="IMark75492104"/><text:alphabetical-index-mark-start text:id="IMark76468632"/><text:span text:style-name="T7">MFD</text:span><text:alphabetical-index-mark-end text:id="IMark76468632"/><text:alphabetical-index-mark-end text:id="IMark75492104"/><text:alphabetical-index-mark-end text:id="IMark77074216"/><text:span text:style-name="T7">) d</text:span><text:alphabetical-index-mark-start text:id="IMark67395496"/><text:span text:style-name="T7">es</text:span><text:alphabetical-index-mark-end text:id="IMark67395496"/><text:span text:style-name="T7">igned as an </text:span><text:alphabetical-index-mark-start text:id="IMark65563992"/><text:span text:style-name="T7">interface</text:span><text:alphabetical-index-mark-end text:id="IMark65563992"/><text:span text:style-name="T7"> between the user and the </text:span><text:alphabetical-index-mark-start text:id="IMark75197080"/><text:span text:style-name="T7">artificial</text:span><text:alphabetical-index-mark-end text:id="IMark75197080"/><text:span text:style-name="T7"> </text:span><text:alphabetical-index-mark-start text:id="IMark39877240"/><text:span text:style-name="T7">engine</text:span><text:alphabetical-index-mark-end text:id="IMark39877240"/><text:span text:style-name="T7"> of the </text:span><text:alphabetical-index-mark-start text:id="IMark62772072"/><text:alphabetical-index-mark-start text:id="IMark78087816"/><text:span text:style-name="T7">DGIIIAI</text:span><text:alphabetical-index-mark-end text:id="IMark78087816"/><text:alphabetical-index-mark-end text:id="IMark62772072"/><text:span text:style-name="T7"> </text:span><text:alphabetical-index-mark-start text:id="IMark75574504"/><text:alphabetical-index-mark-start text:id="IMark82404840"/><text:alphabetical-index-mark-start text:id="IMark62168920"/><text:span text:style-name="T7">space</text:span><text:alphabetical-index-mark-end text:id="IMark62168920"/><text:alphabetical-index-mark-end text:id="IMark82404840"/><text:alphabetical-index-mark-end text:id="IMark75574504"/><text:span text:style-name="T7">craft.</text:span></text:p>
      <text:p text:style-name="P2"/>
      <text:p text:style-name="P5"><text:alphabetical-index-mark-start text:id="IMark80318520"/><text:alphabetical-index-mark-start text:id="IMark82113784"/><text:span text:style-name="T7">D</text:span><text:span text:style-name="T6">GIIIAI</text:span><text:alphabetical-index-mark-end text:id="IMark82113784"/><text:alphabetical-index-mark-end text:id="IMark80318520"/><text:span text:style-name="T6"> </text:span><text:alphabetical-index-mark-start text:id="IMark52040168"/><text:span text:style-name="T6">artificial</text:span><text:alphabetical-index-mark-end text:id="IMark52040168"/><text:span text:style-name="T6"> </text:span><text:alphabetical-index-mark-start text:id="IMark77766552"/><text:span text:style-name="T6">intelligence</text:span><text:alphabetical-index-mark-end text:id="IMark77766552"/><text:span text:style-name="T6"> </text:span><text:alphabetical-index-mark-start text:id="IMark76629064"/><text:span text:style-name="T6">engine</text:span><text:alphabetical-index-mark-end text:id="IMark76629064"/><text:span text:style-name="T6"> is d</text:span><text:alphabetical-index-mark-start text:id="IMark76754200"/><text:span text:style-name="T6">es</text:span><text:alphabetical-index-mark-end text:id="IMark76754200"/><text:span text:style-name="T6">igned around a </text:span><text:alphabetical-index-mark-start text:id="IMark75135896"/><text:span text:style-name="T6">relational</text:span><text:alphabetical-index-mark-end text:id="IMark75135896"/><text:span text:style-name="T6"> </text:span><text:alphabetical-index-mark-start text:id="IMark75569432"/><text:alphabetical-index-mark-start text:id="IMark37054520"/><text:span text:style-name="T6">data</text:span><text:alphabetical-index-mark-end text:id="IMark37054520"/><text:span text:style-name="T6">base</text:span><text:alphabetical-index-mark-end text:id="IMark75569432"/><text:span text:style-name="T6"> that us</text:span><text:alphabetical-index-mark-start text:id="IMark63296696"/><text:span text:style-name="T6">es</text:span><text:alphabetical-index-mark-end text:id="IMark63296696"/><text:span text:style-name="T6"> </text:span><text:alphabetical-index-mark-start text:id="IMark63662168"/><text:alphabetical-index-mark-start text:id="IMark75699912"/><text:span text:style-name="T6">SQL</text:span><text:alphabetical-index-mark-end text:id="IMark75699912"/><text:alphabetical-index-mark-end text:id="IMark63662168"/><text:span text:style-name="T6"> as means both to </text:span><text:alphabetical-index-mark-start text:id="IMark80512376"/><text:span text:style-name="T6">control</text:span><text:alphabetical-index-mark-end text:id="IMark80512376"/><text:span text:style-name="T6"> the </text:span><text:alphabetical-index-mark-start text:id="IMark62935768"/><text:alphabetical-index-mark-start text:id="IMark79040728"/><text:span text:style-name="T6">data</text:span><text:alphabetical-index-mark-end text:id="IMark79040728"/><text:span text:style-name="T6">base</text:span><text:alphabetical-index-mark-end text:id="IMark62935768"/><text:span text:style-name="T6"> as well as to </text:span><text:alphabetical-index-mark-start text:id="IMark61153800"/><text:span text:style-name="T6">execute</text:span><text:alphabetical-index-mark-end text:id="IMark61153800"/><text:span text:style-name="T6"> the rul</text:span><text:alphabetical-index-mark-start text:id="IMark61912968"/><text:span text:style-name="T6">es</text:span><text:alphabetical-index-mark-end text:id="IMark61912968"/><text:span text:style-name="T6"> of its </text:span><text:alphabetical-index-mark-start text:id="IMark81888440"/><text:alphabetical-index-mark-start text:id="IMark74123992"/><text:span text:style-name="T6">expert</text:span><text:alphabetical-index-mark-end text:id="IMark74123992"/><text:alphabetical-index-mark-end text:id="IMark81888440"/><text:span text:style-name="T6"> </text:span><text:alphabetical-index-mark-start text:id="IMark64989720"/><text:alphabetical-index-mark-start text:id="IMark67338456"/><text:span text:style-name="T6">system</text:span><text:alphabetical-index-mark-end text:id="IMark67338456"/><text:alphabetical-index-mark-end text:id="IMark64989720"/><text:span text:style-name="T6">.</text:span></text:p>
      <text:p text:style-name="P87"/>
      <text:p text:style-name="P5"><text:span text:style-name="T6">A significant </text:span><text:alphabetical-index-mark-start text:id="IMark52040168"/><text:span text:style-name="T6">number</text:span><text:alphabetical-index-mark-end text:id="IMark52040168"/><text:span text:style-name="T6"> of those rul</text:span><text:alphabetical-index-mark-start text:id="IMark82113784"/><text:span text:style-name="T6">es</text:span><text:alphabetical-index-mark-end text:id="IMark82113784"/><text:span text:style-name="T6"> are enforced automatically depending on the </text:span><text:alphabetical-index-mark-start text:id="IMark80318520"/><text:span text:style-name="T6">condition</text:span><text:alphabetical-index-mark-end text:id="IMark80318520"/><text:span text:style-name="T6">s that the </text:span><text:alphabetical-index-mark-start text:id="IMark77766552"/><text:span text:style-name="T6">ship</text:span><text:alphabetical-index-mark-end text:id="IMark77766552"/><text:span text:style-name="T6"> encounters during a </text:span><text:alphabetical-index-mark-start text:id="IMark79095896"/><text:alphabetical-index-mark-start text:id="IMark51990456"/><text:span text:style-name="T6">flight</text:span><text:alphabetical-index-mark-end text:id="IMark51990456"/><text:alphabetical-index-mark-end text:id="IMark79095896"/><text:span text:style-name="T6"> </text:span><text:alphabetical-index-mark-start text:id="IMark76621960"/><text:span text:style-name="T6">s</text:span><text:alphabetical-index-mark-start text:id="IMark61333272"/><text:span text:style-name="T6">es</text:span><text:alphabetical-index-mark-end text:id="IMark61333272"/><text:span text:style-name="T6">sion</text:span><text:alphabetical-index-mark-end text:id="IMark76621960"/><text:span text:style-name="T6">, but since everything is expr</text:span><text:alphabetical-index-mark-start text:id="IMark65563992"/><text:span text:style-name="T6">es</text:span><text:alphabetical-index-mark-end text:id="IMark65563992"/><text:span text:style-name="T6">sed in terms of </text:span><text:alphabetical-index-mark-start text:id="IMark75132712"/><text:alphabetical-index-mark-start text:id="IMark82242152"/><text:span text:style-name="T6">SQL</text:span><text:alphabetical-index-mark-end text:id="IMark82242152"/><text:alphabetical-index-mark-end text:id="IMark75132712"/><text:span text:style-name="T6"> </text:span><text:alphabetical-index-mark-start text:id="IMark52173592"/><text:span text:style-name="T6">snippet</text:span><text:alphabetical-index-mark-end text:id="IMark52173592"/><text:span text:style-name="T6">s, by </text:span><text:alphabetical-index-mark-start text:id="IMark62793912"/><text:alphabetical-index-mark-start text:id="IMark75586568"/><text:span text:style-name="T6">send</text:span><text:alphabetical-index-mark-end text:id="IMark75586568"/><text:alphabetical-index-mark-end text:id="IMark62793912"/><text:span text:style-name="T6">ing </text:span><text:alphabetical-index-mark-start text:id="IMark63661992"/><text:alphabetical-index-mark-start text:id="IMark75324104"/><text:span text:style-name="T6">SQL</text:span><text:alphabetical-index-mark-end text:id="IMark75324104"/><text:alphabetical-index-mark-end text:id="IMark63661992"/><text:span text:style-name="T6"> queri</text:span><text:alphabetical-index-mark-start text:id="IMark77128824"/><text:span text:style-name="T6">es</text:span><text:alphabetical-index-mark-end text:id="IMark77128824"/><text:span text:style-name="T6"> to the </text:span><text:alphabetical-index-mark-start text:id="IMark75405624"/><text:alphabetical-index-mark-start text:id="IMark80617096"/><text:span text:style-name="T6">expert</text:span><text:alphabetical-index-mark-end text:id="IMark80617096"/><text:alphabetical-index-mark-end text:id="IMark75405624"/><text:span text:style-name="T6"> </text:span><text:alphabetical-index-mark-start text:id="IMark74497448"/><text:alphabetical-index-mark-start text:id="IMark74603944"/><text:span text:style-name="T6">system</text:span><text:alphabetical-index-mark-end text:id="IMark74603944"/><text:alphabetical-index-mark-end text:id="IMark74497448"/><text:span text:style-name="T6"> it is possible to influence its </text:span><text:alphabetical-index-mark-start text:id="IMark64256232"/><text:span text:style-name="T6">behavior</text:span><text:alphabetical-index-mark-end text:id="IMark64256232"/><text:span text:style-name="T6">.</text:span></text:p>
      <text:p text:style-name="P87"/>
      <text:p text:style-name="P5"><text:span text:style-name="T6">That is what </text:span><text:alphabetical-index-mark-start text:id="IMark52040168"/><text:alphabetical-index-mark-start text:id="IMark79520904"/><text:span text:style-name="T6">SQL</text:span><text:alphabetical-index-mark-end text:id="IMark79520904"/><text:alphabetical-index-mark-end text:id="IMark52040168"/><text:span text:style-name="T6"> was d</text:span><text:alphabetical-index-mark-start text:id="IMark82113784"/><text:span text:style-name="T6">es</text:span><text:alphabetical-index-mark-end text:id="IMark82113784"/><text:span text:style-name="T6">igned for, and it can do so using pure </text:span><text:alphabetical-index-mark-start text:id="IMark80318520"/><text:alphabetical-index-mark-start text:id="IMark77345832"/><text:span text:style-name="T6">SQL</text:span><text:alphabetical-index-mark-end text:id="IMark77345832"/><text:alphabetical-index-mark-end text:id="IMark80318520"/><text:span text:style-name="T6"> </text:span><text:alphabetical-index-mark-start text:id="IMark75232232"/><text:span text:style-name="T6">snippet</text:span><text:alphabetical-index-mark-end text:id="IMark75232232"/><text:span text:style-name="T6">s, mode and </text:span><text:alphabetical-index-mark-start text:id="IMark77766552"/><text:alphabetical-index-mark-start text:id="IMark72790360"/><text:span text:style-name="T6">program</text:span><text:alphabetical-index-mark-end text:id="IMark72790360"/><text:alphabetical-index-mark-end text:id="IMark77766552"/><text:span text:style-name="T6"> </text:span><text:alphabetical-index-mark-start text:id="IMark77126440"/><text:span text:style-name="T6">activation</text:span><text:alphabetical-index-mark-end text:id="IMark77126440"/><text:span text:style-name="T6"> and </text:span><text:alphabetical-index-mark-start text:id="IMark77464744"/><text:span text:style-name="T6">de</text:span><text:alphabetical-index-mark-start text:id="IMark65563992"/><text:span text:style-name="T6">activation</text:span><text:alphabetical-index-mark-end text:id="IMark65563992"/><text:alphabetical-index-mark-end text:id="IMark77464744"/><text:span text:style-name="T6"> instructions as well as </text:span><text:alphabetical-index-mark-start text:id="IMark62793736"/><text:span text:style-name="T6">passing</text:span><text:alphabetical-index-mark-end text:id="IMark62793736"/><text:span text:style-name="T6"> </text:span><text:alphabetical-index-mark-start text:id="IMark61981960"/><text:span text:style-name="T6">parameter</text:span><text:alphabetical-index-mark-end text:id="IMark61981960"/><text:span text:style-name="T6">s directly to the </text:span><text:alphabetical-index-mark-start text:id="IMark76338920"/><text:span text:style-name="T6">knowledge</text:span><text:alphabetical-index-mark-end text:id="IMark76338920"/><text:span text:style-name="T6"> base.</text:span></text:p>
      <text:p text:style-name="P3"/>
      <text:p text:style-name="P3"/>
      <text:h text:style-name="Heading_20_1" text:outline-level="1"><text:bookmark-start text:name="__RefHeading___Toc72753_673741182"/>Keywords<text:bookmark-end text:name="__RefHeading___Toc72753_673741182"/></text:h>
      <text:p text:style-name="P47"/>
      <text:p text:style-name="P47"><text:alphabetical-index-mark-start text:id="IMark80318520"/><text:alphabetical-index-mark-start text:id="IMark82113784"/><text:alphabetical-index-mark-start text:id="IMark52040168"/><text:alphabetical-index-mark-start text:id="IMark74767944"/><text:alphabetical-index-mark-start text:id="IMark80832056"/><text:alphabetical-index-mark-start text:id="IMark74819704"/><text:alphabetical-index-mark-start text:id="IMark63169048"/>AI<text:alphabetical-index-mark-end text:id="IMark63169048"/><text:alphabetical-index-mark-end text:id="IMark74819704"/><text:alphabetical-index-mark-end text:id="IMark80832056"/><text:alphabetical-index-mark-end text:id="IMark74767944"/><text:alphabetical-index-mark-end text:id="IMark52040168"/><text:alphabetical-index-mark-end text:id="IMark82113784"/><text:alphabetical-index-mark-end text:id="IMark80318520"/>, <text:alphabetical-index-mark-start text:id="IMark77766552"/>simu<text:alphabetical-index-mark-start text:id="IMark74490840"/>lat<text:alphabetical-index-mark-end text:id="IMark74490840"/>ion<text:alphabetical-index-mark-end text:id="IMark77766552"/>, <text:alphabetical-index-mark-start text:id="IMark67395496"/><text:alphabetical-index-mark-start text:id="IMark73826312"/><text:alphabetical-index-mark-start text:id="IMark77787816"/><text:alphabetical-index-mark-start text:id="IMark64965304"/><text:alphabetical-index-mark-start text:id="IMark74457496"/><text:alphabetical-index-mark-start text:id="IMark79095720"/><text:alphabetical-index-mark-start text:id="IMark73621096"/><text:alphabetical-index-mark-start text:id="IMark74437736"/>artificial<text:alphabetical-index-mark-end text:id="IMark74437736"/><text:alphabetical-index-mark-end text:id="IMark73621096"/><text:alphabetical-index-mark-end text:id="IMark79095720"/><text:alphabetical-index-mark-end text:id="IMark74457496"/><text:alphabetical-index-mark-end text:id="IMark64965304"/><text:alphabetical-index-mark-end text:id="IMark77787816"/><text:alphabetical-index-mark-end text:id="IMark73826312"/><text:alphabetical-index-mark-end text:id="IMark67395496"/> <text:alphabetical-index-mark-start text:id="IMark63064264"/><text:alphabetical-index-mark-start text:id="IMark67365032"/><text:alphabetical-index-mark-start text:id="IMark64937432"/><text:alphabetical-index-mark-start text:id="IMark74650408"/><text:alphabetical-index-mark-start text:id="IMark75403144"/><text:alphabetical-index-mark-start text:id="IMark73568760"/><text:alphabetical-index-mark-start text:id="IMark61153624"/><text:alphabetical-index-mark-start text:id="IMark74222136"/>intelligence<text:alphabetical-index-mark-end text:id="IMark74222136"/><text:alphabetical-index-mark-end text:id="IMark61153624"/><text:alphabetical-index-mark-end text:id="IMark73568760"/><text:alphabetical-index-mark-end text:id="IMark75403144"/><text:alphabetical-index-mark-end text:id="IMark74650408"/><text:alphabetical-index-mark-end text:id="IMark64937432"/><text:alphabetical-index-mark-end text:id="IMark67365032"/><text:alphabetical-index-mark-end text:id="IMark63064264"/>, <text:alphabetical-index-mark-start text:id="IMark62168728"/><text:alphabetical-index-mark-start text:id="IMark76070392"/><text:alphabetical-index-mark-start text:id="IMark75655896"/><text:alphabetical-index-mark-start text:id="IMark76996344"/><text:alphabetical-index-mark-start text:id="IMark61912984"/><text:alphabetical-index-mark-start text:id="IMark77235640"/><text:alphabetical-index-mark-start text:id="IMark78117592"/><text:alphabetical-index-mark-start text:id="IMark76208664"/><text:alphabetical-index-mark-start text:id="IMark75333816"/><text:alphabetical-index-mark-start text:id="IMark77682808"/>expert<text:alphabetical-index-mark-end text:id="IMark77682808"/><text:alphabetical-index-mark-end text:id="IMark75333816"/><text:alphabetical-index-mark-end text:id="IMark76208664"/><text:alphabetical-index-mark-end text:id="IMark78117592"/><text:alphabetical-index-mark-end text:id="IMark77235640"/><text:alphabetical-index-mark-end text:id="IMark61912984"/><text:alphabetical-index-mark-end text:id="IMark76996344"/><text:alphabetical-index-mark-end text:id="IMark75655896"/><text:alphabetical-index-mark-end text:id="IMark76070392"/><text:alphabetical-index-mark-end text:id="IMark62168728"/> <text:alphabetical-index-mark-start text:id="IMark62877208"/><text:alphabetical-index-mark-start text:id="IMark76920760"/><text:alphabetical-index-mark-start text:id="IMark52756920"/><text:alphabetical-index-mark-start text:id="IMark76365224"/><text:alphabetical-index-mark-start text:id="IMark75485704"/><text:alphabetical-index-mark-start text:id="IMark73589528"/><text:alphabetical-index-mark-start text:id="IMark38431352"/><text:alphabetical-index-mark-start text:id="IMark77474424"/><text:alphabetical-index-mark-start text:id="IMark75861240"/><text:alphabetical-index-mark-start text:id="IMark53797592"/>system<text:alphabetical-index-mark-end text:id="IMark53797592"/><text:alphabetical-index-mark-end text:id="IMark75861240"/><text:alphabetical-index-mark-end text:id="IMark77474424"/><text:alphabetical-index-mark-end text:id="IMark38431352"/><text:alphabetical-index-mark-end text:id="IMark73589528"/><text:alphabetical-index-mark-end text:id="IMark75485704"/><text:alphabetical-index-mark-end text:id="IMark76365224"/><text:alphabetical-index-mark-end text:id="IMark52756920"/><text:alphabetical-index-mark-end text:id="IMark76920760"/><text:alphabetical-index-mark-end text:id="IMark62877208"/>s, <text:alphabetical-index-mark-start text:id="IMark80540136"/><text:alphabetical-index-mark-start text:id="IMark80308664"/><text:alphabetical-index-mark-start text:id="IMark75251768"/><text:alphabetical-index-mark-start text:id="IMark37156248"/><text:alphabetical-index-mark-start text:id="IMark76452840"/><text:alphabetical-index-mark-start text:id="IMark33277992"/><text:alphabetical-index-mark-start text:id="IMark80819464"/><text:alphabetical-index-mark-start text:id="IMark72797512"/><text:alphabetical-index-mark-start text:id="IMark79052312"/><text:alphabetical-index-mark-start text:id="IMark74619128"/><text:span text:style-name="T2">data</text:span><text:alphabetical-index-mark-end text:id="IMark74619128"/><text:alphabetical-index-mark-end text:id="IMark79052312"/><text:alphabetical-index-mark-end text:id="IMark72797512"/><text:alphabetical-index-mark-end text:id="IMark80819464"/><text:alphabetical-index-mark-end text:id="IMark33277992"/><text:alphabetical-index-mark-start text:id="IMark76172728"/><text:alphabetical-index-mark-start text:id="IMark77818872"/><text:alphabetical-index-mark-start text:id="IMark52687032"/><text:alphabetical-index-mark-start text:id="IMark79443288"/><text:span text:style-name="T2">bas</text:span><text:alphabetical-index-mark-start text:id="IMark65607048"/><text:span text:style-name="T2">e</text:span><text:alphabetical-index-mark-end text:id="IMark79443288"/><text:alphabetical-index-mark-end text:id="IMark52687032"/><text:alphabetical-index-mark-end text:id="IMark77818872"/><text:alphabetical-index-mark-end text:id="IMark76172728"/><text:alphabetical-index-mark-end text:id="IMark76452840"/><text:alphabetical-index-mark-end text:id="IMark37156248"/><text:alphabetical-index-mark-end text:id="IMark75251768"/><text:alphabetical-index-mark-end text:id="IMark80308664"/><text:alphabetical-index-mark-end text:id="IMark80540136"/><text:span text:style-name="T2">s</text:span><text:alphabetical-index-mark-end text:id="IMark65607048"/></text:p>
      <text:p text:style-name="P47"/>
      <text:p text:style-name="P47"/>
      <text:h text:style-name="P88" text:outline-level="1"><text:bookmark-start text:name="__RefHeading___Toc6463_1483239106"/><text:soft-page-break/>Ac<text:alphabetical-index-mark-start text:id="IMark52040168"/><text:alphabetical-index-mark-start text:id="IMark80318520"/><text:alphabetical-index-mark-start text:id="IMark74096312"/><text:alphabetical-index-mark-start text:id="IMark52743672"/><text:alphabetical-index-mark-start text:id="IMark75396600"/><text:alphabetical-index-mark-start text:id="IMark76476248"/><text:alphabetical-index-mark-start text:id="IMark52011256"/>knowledge<text:alphabetical-index-mark-end text:id="IMark52011256"/><text:alphabetical-index-mark-end text:id="IMark76476248"/><text:alphabetical-index-mark-end text:id="IMark75396600"/><text:alphabetical-index-mark-end text:id="IMark52743672"/><text:alphabetical-index-mark-end text:id="IMark74096312"/><text:alphabetical-index-mark-end text:id="IMark80318520"/><text:alphabetical-index-mark-end text:id="IMark52040168"/>ments<text:bookmark-end text:name="__RefHeading___Toc6463_1483239106"/></text:h>
      <text:h text:style-name="P88" text:outline-level="1"/>
      <text:p text:style-name="P47"><text:span text:style-name="T3">This </text:span><text:alphabetical-index-mark-start text:id="IMark76476248"/><text:span text:style-name="T3">project</text:span><text:alphabetical-index-mark-end text:id="IMark76476248"/><text:span text:style-name="T3"> could not have taken place without the work done by</text:span>:</text:p>
      <text:p text:style-name="P47"/>
      <text:list xml:id="list4185944176899499338" text:style-name="L1">
        <text:list-item>
          <text:p text:style-name="P49">Dr. Martin <text:alphabetical-index-mark-start text:id="IMark52040168"/><text:alphabetical-index-mark-start text:id="IMark80318520"/><text:alphabetical-index-mark-start text:id="IMark82113784"/><text:alphabetical-index-mark-start text:id="IMark77766552"/><text:alphabetical-index-mark-start text:id="IMark52567720"/><text:alphabetical-index-mark-start text:id="IMark62811544"/><text:alphabetical-index-mark-start text:id="IMark77766696"/><text:alphabetical-index-mark-start text:id="IMark76078008"/><text:alphabetical-index-mark-start text:id="IMark78051576"/>Schweiger<text:alphabetical-index-mark-end text:id="IMark78051576"/><text:alphabetical-index-mark-end text:id="IMark76078008"/><text:alphabetical-index-mark-end text:id="IMark77766696"/><text:alphabetical-index-mark-end text:id="IMark62811544"/><text:alphabetical-index-mark-end text:id="IMark52567720"/><text:alphabetical-index-mark-end text:id="IMark77766552"/><text:alphabetical-index-mark-end text:id="IMark82113784"/><text:alphabetical-index-mark-end text:id="IMark80318520"/><text:alphabetical-index-mark-end text:id="IMark52040168"/> for <text:alphabetical-index-mark-start text:id="IMark75154312"/>develop<text:alphabetical-index-mark-end text:id="IMark75154312"/>ing <text:alphabetical-index-mark-start text:id="IMark66033032"/><text:alphabetical-index-mark-start text:id="IMark74237736"/><text:alphabetical-index-mark-start text:id="IMark79840424"/><text:alphabetical-index-mark-start text:id="IMark75245592"/><text:alphabetical-index-mark-start text:id="IMark63330152"/><text:alphabetical-index-mark-start text:id="IMark80590520"/><text:alphabetical-index-mark-start text:id="IMark75502888"/><text:alphabetical-index-mark-start text:id="IMark63088824"/><text:alphabetical-index-mark-start text:id="IMark73819272"/><text:alphabetical-index-mark-start text:id="IMark74318056"/><text:alphabetical-index-mark-start text:id="IMark75405448"/><text:alphabetical-index-mark-start text:id="IMark74543992"/><text:alphabetical-index-mark-start text:id="IMark62837816"/><text:alphabetical-index-mark-start text:id="IMark75216440"/>Orbit<text:alphabetical-index-mark-end text:id="IMark75216440"/><text:alphabetical-index-mark-end text:id="IMark62837816"/><text:alphabetical-index-mark-end text:id="IMark74543992"/><text:alphabetical-index-mark-end text:id="IMark75405448"/>er<text:alphabetical-index-mark-end text:id="IMark74318056"/><text:alphabetical-index-mark-end text:id="IMark73819272"/><text:alphabetical-index-mark-end text:id="IMark63088824"/><text:alphabetical-index-mark-end text:id="IMark75502888"/><text:alphabetical-index-mark-end text:id="IMark80590520"/><text:alphabetical-index-mark-end text:id="IMark63330152"/><text:alphabetical-index-mark-end text:id="IMark75245592"/><text:alphabetical-index-mark-end text:id="IMark79840424"/><text:alphabetical-index-mark-end text:id="IMark74237736"/><text:alphabetical-index-mark-end text:id="IMark66033032"/><text:span text:style-name="T4">.</text:span></text:p>
          <text:p text:style-name="P49"/>
        </text:list-item>
        <text:list-item>
          <text:p text:style-name="P49">The <text:alphabetical-index-mark-start text:id="IMark82113784"/><text:alphabetical-index-mark-start text:id="IMark52040168"/><text:alphabetical-index-mark-start text:id="IMark80318520"/><text:alphabetical-index-mark-start text:id="IMark77766552"/><text:alphabetical-index-mark-start text:id="IMark77766696"/><text:alphabetical-index-mark-start text:id="IMark64468024"/><text:alphabetical-index-mark-start text:id="IMark77753816"/><text:alphabetical-index-mark-start text:id="IMark77527304"/>develop<text:alphabetical-index-mark-end text:id="IMark77527304"/>er<text:alphabetical-index-mark-end text:id="IMark77753816"/><text:alphabetical-index-mark-end text:id="IMark64468024"/><text:alphabetical-index-mark-end text:id="IMark77766696"/><text:alphabetical-index-mark-end text:id="IMark77766552"/><text:alphabetical-index-mark-end text:id="IMark80318520"/><text:alphabetical-index-mark-end text:id="IMark52040168"/><text:alphabetical-index-mark-end text:id="IMark82113784"/>s of <text:alphabetical-index-mark-start text:id="IMark74584024"/><text:alphabetical-index-mark-start text:id="IMark39877064"/><text:alphabetical-index-mark-start text:id="IMark80805720"/><text:alphabetical-index-mark-start text:id="IMark74673752"/><text:alphabetical-index-mark-start text:id="IMark64470584"/><text:alphabetical-index-mark-start text:id="IMark74317864"/><text:alphabetical-index-mark-start text:id="IMark74543992"/><text:alphabetical-index-mark-start text:id="IMark52920360"/><text:alphabetical-index-mark-start text:id="IMark52567736"/>Sql<text:alphabetical-index-mark-end text:id="IMark52567736"/>ite3<text:alphabetical-index-mark-end text:id="IMark52920360"/><text:alphabetical-index-mark-end text:id="IMark74543992"/><text:alphabetical-index-mark-end text:id="IMark74317864"/><text:alphabetical-index-mark-end text:id="IMark64470584"/><text:alphabetical-index-mark-end text:id="IMark74673752"/><text:alphabetical-index-mark-end text:id="IMark80805720"/><text:alphabetical-index-mark-end text:id="IMark39877064"/><text:alphabetical-index-mark-end text:id="IMark74584024"/>.</text:p>
          <text:p text:style-name="P49"/>
        </text:list-item>
        <text:list-item>
          <text:p text:style-name="P49">The <text:alphabetical-index-mark-start text:id="IMark74673752"/><text:alphabetical-index-mark-start text:id="IMark74317864"/><text:alphabetical-index-mark-start text:id="IMark52920360"/><text:alphabetical-index-mark-start text:id="IMark52040168"/><text:alphabetical-index-mark-start text:id="IMark39877064"/><text:alphabetical-index-mark-start text:id="IMark62811544"/><text:alphabetical-index-mark-start text:id="IMark64468024"/><text:alphabetical-index-mark-start text:id="IMark77416152"/><text:alphabetical-index-mark-start text:id="IMark78052104"/><text:alphabetical-index-mark-start text:id="IMark78192600"/><text:alphabetical-index-mark-start text:id="IMark77567016"/><text:alphabetical-index-mark-start text:id="IMark76338936"/><text:alphabetical-index-mark-start text:id="IMark52567544"/><text:alphabetical-index-mark-start text:id="IMark77527304"/>Orbit<text:alphabetical-index-mark-end text:id="IMark77527304"/><text:alphabetical-index-mark-end text:id="IMark52567544"/><text:alphabetical-index-mark-end text:id="IMark76338936"/><text:alphabetical-index-mark-end text:id="IMark77567016"/>er<text:alphabetical-index-mark-end text:id="IMark78192600"/><text:alphabetical-index-mark-end text:id="IMark78052104"/><text:alphabetical-index-mark-end text:id="IMark77416152"/><text:alphabetical-index-mark-end text:id="IMark64468024"/><text:alphabetical-index-mark-end text:id="IMark62811544"/><text:alphabetical-index-mark-end text:id="IMark39877064"/><text:alphabetical-index-mark-end text:id="IMark52040168"/><text:alphabetical-index-mark-end text:id="IMark52920360"/><text:alphabetical-index-mark-end text:id="IMark74317864"/><text:alphabetical-index-mark-end text:id="IMark74673752"/> community of users and <text:alphabetical-index-mark-start text:id="IMark74584024"/><text:alphabetical-index-mark-start text:id="IMark74572296"/><text:alphabetical-index-mark-start text:id="IMark79091880"/><text:alphabetical-index-mark-start text:id="IMark63035768"/><text:alphabetical-index-mark-start text:id="IMark77943128"/><text:alphabetical-index-mark-start text:id="IMark76024248"/><text:alphabetical-index-mark-start text:id="IMark78074536"/><text:alphabetical-index-mark-start text:id="IMark73668632"/>develop<text:alphabetical-index-mark-end text:id="IMark73668632"/>er<text:alphabetical-index-mark-end text:id="IMark78074536"/><text:alphabetical-index-mark-end text:id="IMark76024248"/><text:alphabetical-index-mark-end text:id="IMark77943128"/><text:alphabetical-index-mark-end text:id="IMark63035768"/><text:alphabetical-index-mark-end text:id="IMark79091880"/><text:alphabetical-index-mark-end text:id="IMark74572296"/><text:alphabetical-index-mark-end text:id="IMark74584024"/>s.</text:p>
        </text:list-item>
      </text:list>
      <text:p text:style-name="P47"/>
      <text:p text:style-name="P47"/>
      <text:h text:style-name="P88" text:outline-level="1"><text:bookmark-start text:name="__RefHeading___Toc8815_1538881673"/><text:alphabetical-index-mark-start text:id="IMark82113784"/><text:alphabetical-index-mark-start text:id="IMark80318520"/><text:alphabetical-index-mark-start text:id="IMark52040168"/><text:alphabetical-index-mark-start text:id="IMark75431384"/><text:alphabetical-index-mark-start text:id="IMark74311480"/><text:alphabetical-index-mark-start text:id="IMark75599656"/><text:alphabetical-index-mark-start text:id="IMark52743672"/><text:alphabetical-index-mark-start text:id="IMark76476248"/><text:alphabetical-index-mark-start text:id="IMark80805704"/>License<text:alphabetical-index-mark-end text:id="IMark80805704"/><text:alphabetical-index-mark-end text:id="IMark76476248"/><text:alphabetical-index-mark-end text:id="IMark52743672"/><text:alphabetical-index-mark-end text:id="IMark75599656"/><text:alphabetical-index-mark-end text:id="IMark74311480"/><text:alphabetical-index-mark-end text:id="IMark75431384"/><text:alphabetical-index-mark-end text:id="IMark52040168"/><text:alphabetical-index-mark-end text:id="IMark80318520"/><text:alphabetical-index-mark-end text:id="IMark82113784"/> and <text:span text:style-name="T5">info for </text:span>contribut<text:span text:style-name="T5">ors</text:span><text:bookmark-end text:name="__RefHeading___Toc8815_1538881673"/></text:h>
      <text:p text:style-name="P48"/>
      <text:p text:style-name="P48">Please read the following <text:alphabetical-index-mark-start text:id="IMark82113784"/><text:alphabetical-index-mark-start text:id="IMark80318520"/><text:alphabetical-index-mark-start text:id="IMark52040168"/><text:alphabetical-index-mark-start text:id="IMark77766552"/><text:alphabetical-index-mark-start text:id="IMark74305352"/><text:alphabetical-index-mark-start text:id="IMark74305544"/><text:alphabetical-index-mark-start text:id="IMark63088632"/>fil<text:alphabetical-index-mark-start text:id="IMark63088824"/>e<text:alphabetical-index-mark-end text:id="IMark63088632"/><text:alphabetical-index-mark-end text:id="IMark74305544"/><text:alphabetical-index-mark-end text:id="IMark74305352"/><text:alphabetical-index-mark-end text:id="IMark77766552"/><text:alphabetical-index-mark-end text:id="IMark52040168"/><text:alphabetical-index-mark-end text:id="IMark80318520"/><text:alphabetical-index-mark-end text:id="IMark82113784"/>s<text:alphabetical-index-mark-end text:id="IMark63088824"/> included with this <text:alphabetical-index-mark-start text:id="IMark76331832"/>project<text:alphabetical-index-mark-end text:id="IMark76331832"/>:</text:p>
      <text:p text:style-name="P48"/>
      <text:list xml:id="list1199024910646974661" text:style-name="L2">
        <text:list-item>
          <text:p text:style-name="P50"><text:alphabetical-index-mark-start text:id="IMark52040168"/><text:alphabetical-index-mark-start text:id="IMark80318520"/><text:alphabetical-index-mark-start text:id="IMark82113784"/><text:alphabetical-index-mark-start text:id="IMark78198104"/><text:alphabetical-index-mark-start text:id="IMark78192408"/><text:alphabetical-index-mark-start text:id="IMark78588984"/><text:alphabetical-index-mark-start text:id="IMark78589176"/>README<text:alphabetical-index-mark-end text:id="IMark78589176"/><text:alphabetical-index-mark-end text:id="IMark78588984"/><text:alphabetical-index-mark-end text:id="IMark78192408"/><text:alphabetical-index-mark-end text:id="IMark78198104"/><text:alphabetical-index-mark-end text:id="IMark82113784"/><text:alphabetical-index-mark-end text:id="IMark80318520"/><text:alphabetical-index-mark-end text:id="IMark52040168"/>.md: contains info on <text:alphabetical-index-mark-start text:id="IMark74744280"/><text:alphabetical-index-mark-start text:id="IMark77728456"/><text:alphabetical-index-mark-start text:id="IMark77728696"/><text:alphabetical-index-mark-start text:id="IMark78591224"/><text:alphabetical-index-mark-start text:id="IMark78591464"/><text:alphabetical-index-mark-start text:id="IMark52577592"/>setting<text:alphabetical-index-mark-end text:id="IMark52577592"/><text:alphabetical-index-mark-end text:id="IMark78591464"/><text:alphabetical-index-mark-end text:id="IMark78591224"/><text:alphabetical-index-mark-end text:id="IMark77728696"/><text:alphabetical-index-mark-end text:id="IMark77728456"/><text:alphabetical-index-mark-end text:id="IMark74744280"/> up your <text:alphabetical-index-mark-start text:id="IMark78072696"/><text:alphabetical-index-mark-start text:id="IMark76331832"/><text:alphabetical-index-mark-start text:id="IMark64638504"/><text:alphabetical-index-mark-start text:id="IMark75433896"/><text:alphabetical-index-mark-start text:id="IMark78254904"/><text:alphabetical-index-mark-start text:id="IMark81835736"/><text:alphabetical-index-mark-start text:id="IMark78512872"/><text:alphabetical-index-mark-start text:id="IMark80883256"/><text:alphabetical-index-mark-start text:id="IMark78599080"/><text:alphabetical-index-mark-start text:id="IMark39889112"/>system<text:alphabetical-index-mark-end text:id="IMark39889112"/><text:alphabetical-index-mark-end text:id="IMark78599080"/><text:alphabetical-index-mark-end text:id="IMark80883256"/><text:alphabetical-index-mark-end text:id="IMark78512872"/><text:alphabetical-index-mark-end text:id="IMark81835736"/><text:alphabetical-index-mark-end text:id="IMark78254904"/><text:alphabetical-index-mark-end text:id="IMark75433896"/><text:alphabetical-index-mark-end text:id="IMark64638504"/><text:alphabetical-index-mark-end text:id="IMark76331832"/><text:alphabetical-index-mark-end text:id="IMark78072696"/> and <text:alphabetical-index-mark-start text:id="IMark79085848"/><text:alphabetical-index-mark-start text:id="IMark76178216"/><text:alphabetical-index-mark-start text:id="IMark64445928"/><text:alphabetical-index-mark-start text:id="IMark76284168"/><text:alphabetical-index-mark-start text:id="IMark76080280"/><text:alphabetical-index-mark-start text:id="IMark73370936"/><text:alphabetical-index-mark-start text:id="IMark52927256"/><text:alphabetical-index-mark-start text:id="IMark74461448"/>install<text:alphabetical-index-mark-end text:id="IMark74461448"/><text:alphabetical-index-mark-end text:id="IMark52927256"/><text:alphabetical-index-mark-end text:id="IMark73370936"/><text:alphabetical-index-mark-end text:id="IMark76080280"/><text:alphabetical-index-mark-end text:id="IMark76284168"/><text:alphabetical-index-mark-end text:id="IMark64445928"/><text:alphabetical-index-mark-end text:id="IMark76178216"/><text:alphabetical-index-mark-end text:id="IMark79085848"/>ing the <text:alphabetical-index-mark-start text:id="IMark64348824"/><text:alphabetical-index-mark-start text:id="IMark74067208"/><text:alphabetical-index-mark-start text:id="IMark76301896"/><text:alphabetical-index-mark-start text:id="IMark75819320"/><text:alphabetical-index-mark-start text:id="IMark78527416"/><text:alphabetical-index-mark-start text:id="IMark77743000"/><text:alphabetical-index-mark-start text:id="IMark75219464"/>fil<text:alphabetical-index-mark-start text:id="IMark78096968"/>e<text:alphabetical-index-mark-end text:id="IMark75219464"/><text:alphabetical-index-mark-end text:id="IMark77743000"/><text:alphabetical-index-mark-end text:id="IMark78527416"/><text:alphabetical-index-mark-end text:id="IMark75819320"/><text:alphabetical-index-mark-end text:id="IMark76301896"/><text:alphabetical-index-mark-end text:id="IMark74067208"/><text:alphabetical-index-mark-end text:id="IMark64348824"/>s<text:alphabetical-index-mark-end text:id="IMark78096968"/> <text:span text:style-name="T8">related to this </text:span><text:alphabetical-index-mark-start text:id="IMark77657848"/><text:span text:style-name="T8">module</text:span><text:alphabetical-index-mark-end text:id="IMark77657848"/>.</text:p>
          <text:p text:style-name="P50"/>
        </text:list-item>
        <text:list-item>
          <text:p text:style-name="P50"><text:alphabetical-index-mark-start text:id="IMark80318520"/><text:alphabetical-index-mark-start text:id="IMark52040168"/><text:alphabetical-index-mark-start text:id="IMark82113784"/><text:alphabetical-index-mark-start text:id="IMark76331832"/><text:alphabetical-index-mark-start text:id="IMark74744280"/><text:alphabetical-index-mark-start text:id="IMark74905192"/><text:alphabetical-index-mark-start text:id="IMark74835128"/>CONTRIBUTING<text:alphabetical-index-mark-end text:id="IMark74835128"/><text:alphabetical-index-mark-end text:id="IMark74905192"/><text:alphabetical-index-mark-end text:id="IMark74744280"/><text:alphabetical-index-mark-end text:id="IMark76331832"/><text:alphabetical-index-mark-end text:id="IMark82113784"/><text:alphabetical-index-mark-end text:id="IMark52040168"/><text:alphabetical-index-mark-end text:id="IMark80318520"/>.md: if you wan to <text:alphabetical-index-mark-start text:id="IMark52743672"/><text:alphabetical-index-mark-start text:id="IMark75431384"/><text:alphabetical-index-mark-start text:id="IMark64468024"/><text:alphabetical-index-mark-start text:id="IMark75599656"/><text:alphabetical-index-mark-start text:id="IMark74096312"/><text:alphabetical-index-mark-start text:id="IMark74311480"/>contribute<text:alphabetical-index-mark-end text:id="IMark74311480"/><text:alphabetical-index-mark-end text:id="IMark74096312"/><text:alphabetical-index-mark-end text:id="IMark75599656"/><text:alphabetical-index-mark-end text:id="IMark64468024"/><text:alphabetical-index-mark-end text:id="IMark75431384"/><text:alphabetical-index-mark-end text:id="IMark52743672"/> to this <text:alphabetical-index-mark-start text:id="IMark76537256"/>project<text:alphabetical-index-mark-end text:id="IMark76537256"/>.</text:p>
          <text:p text:style-name="P50"/>
        </text:list-item>
        <text:list-item>
          <text:p text:style-name="P51"><text:alphabetical-index-mark-start text:id="IMark52040168"/><text:alphabetical-index-mark-start text:id="IMark82113784"/><text:alphabetical-index-mark-start text:id="IMark80318520"/><text:alphabetical-index-mark-start text:id="IMark52743672"/><text:alphabetical-index-mark-start text:id="IMark76316680"/><text:alphabetical-index-mark-start text:id="IMark80286232"/><text:alphabetical-index-mark-start text:id="IMark79255512"/>COPYING<text:alphabetical-index-mark-end text:id="IMark79255512"/><text:alphabetical-index-mark-end text:id="IMark80286232"/><text:alphabetical-index-mark-end text:id="IMark76316680"/><text:alphabetical-index-mark-end text:id="IMark52743672"/><text:alphabetical-index-mark-end text:id="IMark80318520"/><text:alphabetical-index-mark-end text:id="IMark82113784"/><text:alphabetical-index-mark-end text:id="IMark52040168"/>: for <text:alphabetical-index-mark-start text:id="IMark76331832"/><text:alphabetical-index-mark-start text:id="IMark75245400"/><text:alphabetical-index-mark-start text:id="IMark79342424"/><text:alphabetical-index-mark-start text:id="IMark66126392"/><text:alphabetical-index-mark-start text:id="IMark77372504"/><text:alphabetical-index-mark-start text:id="IMark76914824"/><text:alphabetical-index-mark-start text:id="IMark79536648"/><text:alphabetical-index-mark-start text:id="IMark52867064"/><text:alphabetical-index-mark-start text:id="IMark77792696"/>license<text:alphabetical-index-mark-end text:id="IMark77792696"/><text:alphabetical-index-mark-end text:id="IMark52867064"/><text:alphabetical-index-mark-end text:id="IMark79536648"/><text:alphabetical-index-mark-end text:id="IMark76914824"/><text:alphabetical-index-mark-end text:id="IMark77372504"/><text:alphabetical-index-mark-end text:id="IMark66126392"/><text:alphabetical-index-mark-end text:id="IMark79342424"/><text:alphabetical-index-mark-end text:id="IMark75245400"/><text:alphabetical-index-mark-end text:id="IMark76331832"/> in<text:alphabetical-index-mark-start text:id="IMark78340120"/><text:alphabetical-index-mark-start text:id="IMark76719448"/><text:alphabetical-index-mark-start text:id="IMark79550328"/><text:alphabetical-index-mark-start text:id="IMark62045368"/><text:alphabetical-index-mark-start text:id="IMark77748648"/><text:alphabetical-index-mark-start text:id="IMark76775336"/><text:alphabetical-index-mark-start text:id="IMark76540552"/>format<text:alphabetical-index-mark-end text:id="IMark76540552"/><text:alphabetical-index-mark-end text:id="IMark76775336"/><text:alphabetical-index-mark-end text:id="IMark77748648"/><text:alphabetical-index-mark-end text:id="IMark62045368"/><text:alphabetical-index-mark-end text:id="IMark79550328"/><text:alphabetical-index-mark-end text:id="IMark76719448"/><text:alphabetical-index-mark-end text:id="IMark78340120"/>ion.</text:p>
          <text:p text:style-name="P51"/>
        </text:list-item>
        <text:list-item>
          <text:p text:style-name="P52">Also note that this <text:alphabetical-index-mark-start text:id="IMark82113784"/><text:alphabetical-index-mark-start text:id="IMark80318520"/>MFD<text:alphabetical-index-mark-end text:id="IMark80318520"/><text:alphabetical-index-mark-end text:id="IMark82113784"/> would work only in conjunction with <text:alphabetical-index-mark-start text:id="IMark52040168"/><text:alphabetical-index-mark-start text:id="IMark75245400"/>DGIIIAI<text:alphabetical-index-mark-end text:id="IMark75245400"/><text:alphabetical-index-mark-end text:id="IMark52040168"/> or a <text:alphabetical-index-mark-start text:id="IMark76331832"/>ship<text:alphabetical-index-mark-end text:id="IMark76331832"/> d<text:alphabetical-index-mark-start text:id="IMark77766552"/>es<text:alphabetical-index-mark-end text:id="IMark77766552"/>igned around a <text:alphabetical-index-mark-start text:id="IMark74744280"/>compatible<text:alphabetical-index-mark-end text:id="IMark74744280"/> AI <text:alphabetical-index-mark-start text:id="IMark74372680"/><text:alphabetical-index-mark-start text:id="IMark79284792"/>system<text:alphabetical-index-mark-end text:id="IMark79284792"/><text:alphabetical-index-mark-end text:id="IMark74372680"/>. It is not intended for use with any <text:span text:style-name="T40">other </text:span>sort of <text:alphabetical-index-mark-start text:id="IMark61172040"/>OSFS<text:alphabetical-index-mark-end text:id="IMark61172040"/> <text:alphabetical-index-mark-start text:id="IMark62811544"/>ship<text:alphabetical-index-mark-end text:id="IMark62811544"/>.</text:p>
        </text:list-item>
      </text:list>
      <text:p text:style-name="P7"/>
      <text:p text:style-name="P7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89" text:outline-level="1"><text:alphabetical-index-mark-start text:id="IMark52040168"/>Table<text:alphabetical-index-mark-end text:id="IMark52040168"/> of <text:alphabetical-index-mark-start text:id="IMark80318520"/>Contents<text:alphabetical-index-mark-end text:id="IMark80318520"/></text:h>
          </text:index-title>
          <text:p text:style-name="P83"><text:a xlink:type="simple" xlink:href="#__RefHeading___Toc72751_673741182" text:style-name="Index_20_Link" text:visited-style-name="Index_20_Link"><text:span text:style-name="Index_20_Link"/></text:a></text:p>
          <text:p text:style-name="P83"><text:a xlink:type="simple" xlink:href="#__RefHeading___Toc72751_673741182" text:style-name="Index_20_Link" text:visited-style-name="Index_20_Link">Abstract<text:tab/>1</text:a></text:p>
          <text:p text:style-name="P83"><text:a xlink:type="simple" xlink:href="#__RefHeading___Toc72753_673741182" text:style-name="Index_20_Link" text:visited-style-name="Index_20_Link">Keywords<text:tab/>1</text:a></text:p>
          <text:p text:style-name="P83"><text:a xlink:type="simple" xlink:href="#__RefHeading___Toc6463_1483239106" text:style-name="Index_20_Link" text:visited-style-name="Index_20_Link">Ac</text:a><text:alphabetical-index-mark-start text:id="IMark80318520"/><text:a xlink:type="simple" xlink:href="#__RefHeading___Toc6463_1483239106" text:style-name="Index_20_Link" text:visited-style-name="Index_20_Link">knowledge</text:a><text:alphabetical-index-mark-end text:id="IMark80318520"/><text:a xlink:type="simple" xlink:href="#__RefHeading___Toc6463_1483239106" text:style-name="Index_20_Link" text:visited-style-name="Index_20_Link">ments<text:tab/>2</text:a></text:p>
          <text:p text:style-name="P83"><text:alphabetical-index-mark-start text:id="IMark52040168"/><text:a xlink:type="simple" xlink:href="#__RefHeading___Toc8815_1538881673" text:style-name="Index_20_Link" text:visited-style-name="Index_20_Link">License</text:a><text:alphabetical-index-mark-end text:id="IMark52040168"/><text:a xlink:type="simple" xlink:href="#__RefHeading___Toc8815_1538881673" text:style-name="Index_20_Link" text:visited-style-name="Index_20_Link"> and info for contributors<text:tab/>2</text:a></text:p>
          <text:p text:style-name="P83"><text:a xlink:type="simple" xlink:href="#__RefHeading___Toc72862_673741182" text:style-name="Index_20_Link" text:visited-style-name="Index_20_Link">1. Introduction<text:tab/>5</text:a></text:p>
          <text:p text:style-name="P83"><text:a xlink:type="simple" xlink:href="#__RefHeading___Toc72864_673741182" text:style-name="Index_20_Link" text:visited-style-name="Index_20_Link">2. Conventions, caveats and base </text:a><text:alphabetical-index-mark-start text:id="IMark52040168"/><text:a xlink:type="simple" xlink:href="#__RefHeading___Toc72864_673741182" text:style-name="Index_20_Link" text:visited-style-name="Index_20_Link">condition</text:a><text:alphabetical-index-mark-end text:id="IMark52040168"/><text:a xlink:type="simple" xlink:href="#__RefHeading___Toc72864_673741182" text:style-name="Index_20_Link" text:visited-style-name="Index_20_Link">s of </text:a><text:alphabetical-index-mark-start text:id="IMark80318520"/><text:a xlink:type="simple" xlink:href="#__RefHeading___Toc72864_673741182" text:style-name="Index_20_Link" text:visited-style-name="Index_20_Link">develop</text:a><text:alphabetical-index-mark-end text:id="IMark80318520"/><text:a xlink:type="simple" xlink:href="#__RefHeading___Toc72864_673741182" text:style-name="Index_20_Link" text:visited-style-name="Index_20_Link">ment<text:tab/>6</text:a></text:p>
          <text:p text:style-name="P83"><text:a xlink:type="simple" xlink:href="#__RefHeading___Toc72866_673741182" text:style-name="Index_20_Link" text:visited-style-name="Index_20_Link">3. </text:a><text:alphabetical-index-mark-start text:id="IMark52040168"/><text:a xlink:type="simple" xlink:href="#__RefHeading___Toc72866_673741182" text:style-name="Index_20_Link" text:visited-style-name="Index_20_Link">Develop</text:a><text:alphabetical-index-mark-end text:id="IMark52040168"/><text:a xlink:type="simple" xlink:href="#__RefHeading___Toc72866_673741182" text:style-name="Index_20_Link" text:visited-style-name="Index_20_Link">ment<text:tab/>7</text:a></text:p>
          <text:p text:style-name="P83"><text:a xlink:type="simple" xlink:href="#__RefHeading___Toc1655_964193841" text:style-name="Index_20_Link" text:visited-style-name="Index_20_Link">3.1. Use of </text:a><text:alphabetical-index-mark-start text:id="IMark80318520"/><text:alphabetical-index-mark-start text:id="IMark52040168"/><text:a xlink:type="simple" xlink:href="#__RefHeading___Toc1655_964193841" text:style-name="Index_20_Link" text:visited-style-name="Index_20_Link">SQLC</text:a><text:alphabetical-index-mark-end text:id="IMark52040168"/><text:alphabetical-index-mark-end text:id="IMark80318520"/><text:a xlink:type="simple" xlink:href="#__RefHeading___Toc1655_964193841" text:style-name="Index_20_Link" text:visited-style-name="Index_20_Link"> with any </text:a><text:alphabetical-index-mark-start text:id="IMark77489784"/><text:a xlink:type="simple" xlink:href="#__RefHeading___Toc1655_964193841" text:style-name="Index_20_Link" text:visited-style-name="Index_20_Link">R</text:a><text:alphabetical-index-mark-start text:id="IMark63145992"/><text:a xlink:type="simple" xlink:href="#__RefHeading___Toc1655_964193841" text:style-name="Index_20_Link" text:visited-style-name="Index_20_Link">DBMS</text:a><text:alphabetical-index-mark-end text:id="IMark63145992"/><text:alphabetical-index-mark-end text:id="IMark77489784"/><text:a xlink:type="simple" xlink:href="#__RefHeading___Toc1655_964193841" text:style-name="Index_20_Link" text:visited-style-name="Index_20_Link">.<text:tab/>7</text:a></text:p>
          <text:p text:style-name="P83"><text:a xlink:type="simple" xlink:href="#__RefHeading___Toc1657_964193841" text:style-name="Index_20_Link" text:visited-style-name="Index_20_Link">3.2. Use of </text:a><text:alphabetical-index-mark-start text:id="IMark52040168"/><text:alphabetical-index-mark-start text:id="IMark80318520"/><text:a xlink:type="simple" xlink:href="#__RefHeading___Toc1657_964193841" text:style-name="Index_20_Link" text:visited-style-name="Index_20_Link">SQLC</text:a><text:alphabetical-index-mark-end text:id="IMark80318520"/><text:alphabetical-index-mark-end text:id="IMark52040168"/><text:a xlink:type="simple" xlink:href="#__RefHeading___Toc1657_964193841" text:style-name="Index_20_Link" text:visited-style-name="Index_20_Link"> with other </text:a><text:alphabetical-index-mark-start text:id="IMark63145992"/><text:a xlink:type="simple" xlink:href="#__RefHeading___Toc1657_964193841" text:style-name="Index_20_Link" text:visited-style-name="Index_20_Link">SQL</text:a><text:alphabetical-index-mark-end text:id="IMark63145992"/><text:a xlink:type="simple" xlink:href="#__RefHeading___Toc1657_964193841" text:style-name="Index_20_Link" text:visited-style-name="Index_20_Link"> </text:a><text:alphabetical-index-mark-start text:id="IMark75617016"/><text:a xlink:type="simple" xlink:href="#__RefHeading___Toc1657_964193841" text:style-name="Index_20_Link" text:visited-style-name="Index_20_Link">compatible</text:a><text:alphabetical-index-mark-end text:id="IMark75617016"/><text:a xlink:type="simple" xlink:href="#__RefHeading___Toc1657_964193841" text:style-name="Index_20_Link" text:visited-style-name="Index_20_Link"> </text:a><text:alphabetical-index-mark-start text:id="IMark74927192"/><text:a xlink:type="simple" xlink:href="#__RefHeading___Toc1657_964193841" text:style-name="Index_20_Link" text:visited-style-name="Index_20_Link">MFD</text:a><text:alphabetical-index-mark-end text:id="IMark74927192"/><text:a xlink:type="simple" xlink:href="#__RefHeading___Toc1657_964193841" text:style-name="Index_20_Link" text:visited-style-name="Index_20_Link"> </text:a><text:alphabetical-index-mark-start text:id="IMark75996216"/><text:a xlink:type="simple" xlink:href="#__RefHeading___Toc1657_964193841" text:style-name="Index_20_Link" text:visited-style-name="Index_20_Link">module</text:a><text:alphabetical-index-mark-end text:id="IMark75996216"/><text:a xlink:type="simple" xlink:href="#__RefHeading___Toc1657_964193841" text:style-name="Index_20_Link" text:visited-style-name="Index_20_Link">s.<text:tab/>7</text:a></text:p>
          <text:p text:style-name="P83"><text:a xlink:type="simple" xlink:href="#__RefHeading___Toc1659_964193841" text:style-name="Index_20_Link" text:visited-style-name="Index_20_Link">3.3. Additional </text:a><text:alphabetical-index-mark-start text:id="IMark80318520"/><text:a xlink:type="simple" xlink:href="#__RefHeading___Toc1659_964193841" text:style-name="Index_20_Link" text:visited-style-name="Index_20_Link">AIE</text:a><text:alphabetical-index-mark-end text:id="IMark80318520"/><text:a xlink:type="simple" xlink:href="#__RefHeading___Toc1659_964193841" text:style-name="Index_20_Link" text:visited-style-name="Index_20_Link"> </text:a><text:alphabetical-index-mark-start text:id="IMark52040168"/><text:a xlink:type="simple" xlink:href="#__RefHeading___Toc1659_964193841" text:style-name="Index_20_Link" text:visited-style-name="Index_20_Link">function</text:a><text:alphabetical-index-mark-end text:id="IMark52040168"/><text:a xlink:type="simple" xlink:href="#__RefHeading___Toc1659_964193841" text:style-name="Index_20_Link" text:visited-style-name="Index_20_Link">s for </text:a><text:alphabetical-index-mark-start text:id="IMark74927192"/><text:alphabetical-index-mark-start text:id="IMark63145992"/><text:a xlink:type="simple" xlink:href="#__RefHeading___Toc1659_964193841" text:style-name="Index_20_Link" text:visited-style-name="Index_20_Link">SQLC</text:a><text:alphabetical-index-mark-end text:id="IMark63145992"/><text:alphabetical-index-mark-end text:id="IMark74927192"/><text:a xlink:type="simple" xlink:href="#__RefHeading___Toc1659_964193841" text:style-name="Index_20_Link" text:visited-style-name="Index_20_Link">.<text:tab/>8</text:a></text:p>
          <text:p text:style-name="P83"><text:a xlink:type="simple" xlink:href="#__RefHeading___Toc72868_673741182" text:style-name="Index_20_Link" text:visited-style-name="Index_20_Link">4. </text:a><text:alphabetical-index-mark-start text:id="IMark75996216"/><text:a xlink:type="simple" xlink:href="#__RefHeading___Toc72868_673741182" text:style-name="Index_20_Link" text:visited-style-name="Index_20_Link">Expert</text:a><text:alphabetical-index-mark-end text:id="IMark75996216"/><text:a xlink:type="simple" xlink:href="#__RefHeading___Toc72868_673741182" text:style-name="Index_20_Link" text:visited-style-name="Index_20_Link"> </text:a><text:alphabetical-index-mark-start text:id="IMark29562568"/><text:a xlink:type="simple" xlink:href="#__RefHeading___Toc72868_673741182" text:style-name="Index_20_Link" text:visited-style-name="Index_20_Link">system</text:a><text:alphabetical-index-mark-end text:id="IMark29562568"/><text:a xlink:type="simple" xlink:href="#__RefHeading___Toc72868_673741182" text:style-name="Index_20_Link" text:visited-style-name="Index_20_Link"><text:tab/>9</text:a></text:p>
          <text:p text:style-name="P83"><text:a xlink:type="simple" xlink:href="#__RefHeading___Toc4357_1164564522" text:style-name="Index_20_Link" text:visited-style-name="Index_20_Link">4.1. </text:a><text:alphabetical-index-mark-start text:id="IMark52040168"/><text:a xlink:type="simple" xlink:href="#__RefHeading___Toc4357_1164564522" text:style-name="Index_20_Link" text:visited-style-name="Index_20_Link">AIE</text:a><text:alphabetical-index-mark-end text:id="IMark52040168"/><text:a xlink:type="simple" xlink:href="#__RefHeading___Toc4357_1164564522" text:style-name="Index_20_Link" text:visited-style-name="Index_20_Link"> loop.<text:tab/>9</text:a></text:p>
          <text:p text:style-name="P83"><text:a xlink:type="simple" xlink:href="#__RefHeading___Toc4359_1164564522" text:style-name="Index_20_Link" text:visited-style-name="Index_20_Link">4.1.1. </text:a><text:a xlink:type="simple" xlink:href="#__RefHeading___Toc4359_1164564522" text:style-name="Index_20_Link" text:visited-style-name="Index_20_Link"><text:span text:style-name="T44">St</text:span></text:a><text:a xlink:type="simple" xlink:href="#__RefHeading___Toc4359_1164564522" text:style-name="Index_20_Link" text:visited-style-name="Index_20_Link"><text:span text:style-name="T44">atus =</text:span></text:a><text:a xlink:type="simple" xlink:href="#__RefHeading___Toc4359_1164564522" text:style-name="Index_20_Link" text:visited-style-name="Index_20_Link"><text:span text:style-name="T44"> ‘sentodb’</text:span></text:a><text:a xlink:type="simple" xlink:href="#__RefHeading___Toc4359_1164564522" text:style-name="Index_20_Link" text:visited-style-name="Index_20_Link"><text:tab/>9</text:a></text:p>
          <text:p text:style-name="P83"><text:a xlink:type="simple" xlink:href="#__RefHeading___Toc4361_1164564522" text:style-name="Index_20_Link" text:visited-style-name="Index_20_Link">4.1.2. </text:a><text:a xlink:type="simple" xlink:href="#__RefHeading___Toc4361_1164564522" text:style-name="Index_20_Link" text:visited-style-name="Index_20_Link"><text:span text:style-name="T44">St</text:span></text:a><text:a xlink:type="simple" xlink:href="#__RefHeading___Toc4361_1164564522" text:style-name="Index_20_Link" text:visited-style-name="Index_20_Link"><text:span text:style-name="T44">atus =</text:span></text:a><text:a xlink:type="simple" xlink:href="#__RefHeading___Toc4361_1164564522" text:style-name="Index_20_Link" text:visited-style-name="Index_20_Link"><text:span text:style-name="T44"> ‘getfrom</text:span></text:a><text:alphabetical-index-mark-start text:id="IMark75996216"/><text:a xlink:type="simple" xlink:href="#__RefHeading___Toc4361_1164564522" text:style-name="Index_20_Link" text:visited-style-name="Index_20_Link"><text:span text:style-name="T44">network</text:span></text:a><text:alphabetical-index-mark-end text:id="IMark75996216"/><text:a xlink:type="simple" xlink:href="#__RefHeading___Toc4361_1164564522" text:style-name="Index_20_Link" text:visited-style-name="Index_20_Link"><text:span text:style-name="T44">’</text:span></text:a><text:a xlink:type="simple" xlink:href="#__RefHeading___Toc4361_1164564522" text:style-name="Index_20_Link" text:visited-style-name="Index_20_Link"><text:tab/>10</text:a></text:p>
          <text:p text:style-name="P83"><text:a xlink:type="simple" xlink:href="#__RefHeading___Toc4363_1164564522" text:style-name="Index_20_Link" text:visited-style-name="Index_20_Link">4.1.3. </text:a><text:a xlink:type="simple" xlink:href="#__RefHeading___Toc4363_1164564522" text:style-name="Index_20_Link" text:visited-style-name="Index_20_Link"><text:span text:style-name="T44">St</text:span></text:a><text:a xlink:type="simple" xlink:href="#__RefHeading___Toc4363_1164564522" text:style-name="Index_20_Link" text:visited-style-name="Index_20_Link"><text:span text:style-name="T44">atus = </text:span></text:a><text:a xlink:type="simple" xlink:href="#__RefHeading___Toc4363_1164564522" text:style-name="Index_20_Link" text:visited-style-name="Index_20_Link"><text:span text:style-name="T44">‘applykbrules’</text:span></text:a><text:a xlink:type="simple" xlink:href="#__RefHeading___Toc4363_1164564522" text:style-name="Index_20_Link" text:visited-style-name="Index_20_Link"><text:tab/>10</text:a></text:p>
          <text:p text:style-name="P83"><text:a xlink:type="simple" xlink:href="#__RefHeading___Toc4365_1164564522" text:style-name="Index_20_Link" text:visited-style-name="Index_20_Link">4.1.4. </text:a><text:a xlink:type="simple" xlink:href="#__RefHeading___Toc4365_1164564522" text:style-name="Index_20_Link" text:visited-style-name="Index_20_Link"><text:span text:style-name="T44">St</text:span></text:a><text:a xlink:type="simple" xlink:href="#__RefHeading___Toc4365_1164564522" text:style-name="Index_20_Link" text:visited-style-name="Index_20_Link"><text:span text:style-name="T44">atus =</text:span></text:a><text:a xlink:type="simple" xlink:href="#__RefHeading___Toc4365_1164564522" text:style-name="Index_20_Link" text:visited-style-name="Index_20_Link"><text:span text:style-name="T44"> ‘dbtoact’</text:span></text:a><text:a xlink:type="simple" xlink:href="#__RefHeading___Toc4365_1164564522" text:style-name="Index_20_Link" text:visited-style-name="Index_20_Link"><text:tab/>10</text:a></text:p>
          <text:p text:style-name="P83"><text:a xlink:type="simple" xlink:href="#__RefHeading___Toc4367_1164564522" text:style-name="Index_20_Link" text:visited-style-name="Index_20_Link">4.2. </text:a><text:alphabetical-index-mark-start text:id="IMark52040168"/><text:a xlink:type="simple" xlink:href="#__RefHeading___Toc4367_1164564522" text:style-name="Index_20_Link" text:visited-style-name="Index_20_Link">Latency</text:a><text:alphabetical-index-mark-end text:id="IMark52040168"/><text:a xlink:type="simple" xlink:href="#__RefHeading___Toc4367_1164564522" text:style-name="Index_20_Link" text:visited-style-name="Index_20_Link"><text:tab/>10</text:a></text:p>
          <text:p text:style-name="P83"><text:a xlink:type="simple" xlink:href="#__RefHeading___Toc72870_673741182" text:style-name="Index_20_Link" text:visited-style-name="Index_20_Link">5. Use<text:tab/>12</text:a></text:p>
          <text:p text:style-name="P83"><text:a xlink:type="simple" xlink:href="#__RefHeading___Toc1073_964193841" text:style-name="Index_20_Link" text:visited-style-name="Index_20_Link">5.1. </text:a><text:alphabetical-index-mark-start text:id="IMark52889944"/><text:alphabetical-index-mark-start text:id="IMark52040168"/><text:a xlink:type="simple" xlink:href="#__RefHeading___Toc1073_964193841" text:style-name="Index_20_Link" text:visited-style-name="Index_20_Link">Install</text:a><text:alphabetical-index-mark-end text:id="IMark52040168"/><text:a xlink:type="simple" xlink:href="#__RefHeading___Toc1073_964193841" text:style-name="Index_20_Link" text:visited-style-name="Index_20_Link">ation</text:a><text:alphabetical-index-mark-end text:id="IMark52889944"/><text:a xlink:type="simple" xlink:href="#__RefHeading___Toc1073_964193841" text:style-name="Index_20_Link" text:visited-style-name="Index_20_Link"><text:tab/>12</text:a></text:p>
          <text:p text:style-name="P83"><text:a xlink:type="simple" xlink:href="#__RefHeading___Toc1075_964193841" text:style-name="Index_20_Link" text:visited-style-name="Index_20_Link">5.2. </text:a><text:alphabetical-index-mark-start text:id="IMark74927192"/><text:a xlink:type="simple" xlink:href="#__RefHeading___Toc1075_964193841" text:style-name="Index_20_Link" text:visited-style-name="Index_20_Link">Function</text:a><text:alphabetical-index-mark-end text:id="IMark74927192"/><text:a xlink:type="simple" xlink:href="#__RefHeading___Toc1075_964193841" text:style-name="Index_20_Link" text:visited-style-name="Index_20_Link">s<text:tab/>12</text:a></text:p>
          <text:p text:style-name="P83"><text:a xlink:type="simple" xlink:href="#__RefHeading___Toc1077_964193841" text:style-name="Index_20_Link" text:visited-style-name="Index_20_Link">5.2.1. [</text:a><text:alphabetical-index-mark-start text:id="IMark29562568"/><text:a xlink:type="simple" xlink:href="#__RefHeading___Toc1077_964193841" text:style-name="Index_20_Link" text:visited-style-name="Index_20_Link">DB</text:a><text:alphabetical-index-mark-end text:id="IMark29562568"/><text:a xlink:type="simple" xlink:href="#__RefHeading___Toc1077_964193841" text:style-name="Index_20_Link" text:visited-style-name="Index_20_Link">]<text:tab/>12</text:a></text:p>
          <text:p text:style-name="P83"><text:a xlink:type="simple" xlink:href="#__RefHeading___Toc1079_964193841" text:style-name="Index_20_Link" text:visited-style-name="Index_20_Link">5.2.2. [</text:a><text:alphabetical-index-mark-start text:id="IMark77458216"/><text:a xlink:type="simple" xlink:href="#__RefHeading___Toc1079_964193841" text:style-name="Index_20_Link" text:visited-style-name="Index_20_Link">CON</text:a><text:alphabetical-index-mark-end text:id="IMark77458216"/><text:a xlink:type="simple" xlink:href="#__RefHeading___Toc1079_964193841" text:style-name="Index_20_Link" text:visited-style-name="Index_20_Link">]<text:tab/>12</text:a></text:p>
          <text:p text:style-name="P83"><text:a xlink:type="simple" xlink:href="#__RefHeading___Toc1081_964193841" text:style-name="Index_20_Link" text:visited-style-name="Index_20_Link">5.2.3. [</text:a><text:alphabetical-index-mark-start text:id="IMark80318520"/><text:a xlink:type="simple" xlink:href="#__RefHeading___Toc1081_964193841" text:style-name="Index_20_Link" text:visited-style-name="Index_20_Link">DIS</text:a><text:alphabetical-index-mark-end text:id="IMark80318520"/><text:a xlink:type="simple" xlink:href="#__RefHeading___Toc1081_964193841" text:style-name="Index_20_Link" text:visited-style-name="Index_20_Link">]<text:tab/>12</text:a></text:p>
          <text:p text:style-name="P83"><text:a xlink:type="simple" xlink:href="#__RefHeading___Toc1083_964193841" text:style-name="Index_20_Link" text:visited-style-name="Index_20_Link">5.2.4. [</text:a><text:alphabetical-index-mark-start text:id="IMark75996216"/><text:a xlink:type="simple" xlink:href="#__RefHeading___Toc1083_964193841" text:style-name="Index_20_Link" text:visited-style-name="Index_20_Link">SQL</text:a><text:alphabetical-index-mark-end text:id="IMark75996216"/><text:a xlink:type="simple" xlink:href="#__RefHeading___Toc1083_964193841" text:style-name="Index_20_Link" text:visited-style-name="Index_20_Link">]<text:tab/>13</text:a></text:p>
          <text:p text:style-name="P83"><text:a xlink:type="simple" xlink:href="#__RefHeading___Toc1085_964193841" text:style-name="Index_20_Link" text:visited-style-name="Index_20_Link">5.2.5. [</text:a><text:alphabetical-index-mark-start text:id="IMark78384088"/><text:a xlink:type="simple" xlink:href="#__RefHeading___Toc1085_964193841" text:style-name="Index_20_Link" text:visited-style-name="Index_20_Link">MON</text:a><text:alphabetical-index-mark-end text:id="IMark78384088"/><text:a xlink:type="simple" xlink:href="#__RefHeading___Toc1085_964193841" text:style-name="Index_20_Link" text:visited-style-name="Index_20_Link">]<text:tab/>13</text:a></text:p>
          <text:p text:style-name="P83"><text:a xlink:type="simple" xlink:href="#__RefHeading___Toc1087_964193841" text:style-name="Index_20_Link" text:visited-style-name="Index_20_Link">5.2.6. [</text:a><text:alphabetical-index-mark-start text:id="IMark74785848"/><text:a xlink:type="simple" xlink:href="#__RefHeading___Toc1087_964193841" text:style-name="Index_20_Link" text:visited-style-name="Index_20_Link">MOF</text:a><text:alphabetical-index-mark-end text:id="IMark74785848"/><text:a xlink:type="simple" xlink:href="#__RefHeading___Toc1087_964193841" text:style-name="Index_20_Link" text:visited-style-name="Index_20_Link">]<text:tab/>13</text:a></text:p>
          <text:p text:style-name="P83"><text:a xlink:type="simple" xlink:href="#__RefHeading___Toc1089_964193841" text:style-name="Index_20_Link" text:visited-style-name="Index_20_Link">5.2.7. [</text:a><text:alphabetical-index-mark-start text:id="IMark76324712"/><text:a xlink:type="simple" xlink:href="#__RefHeading___Toc1089_964193841" text:style-name="Index_20_Link" text:visited-style-name="Index_20_Link">PON</text:a><text:alphabetical-index-mark-end text:id="IMark76324712"/><text:a xlink:type="simple" xlink:href="#__RefHeading___Toc1089_964193841" text:style-name="Index_20_Link" text:visited-style-name="Index_20_Link">]<text:tab/>13</text:a></text:p>
          <text:p text:style-name="P83"><text:soft-page-break/><text:a xlink:type="simple" xlink:href="#__RefHeading___Toc1091_964193841" text:style-name="Index_20_Link" text:visited-style-name="Index_20_Link">5.2.8. [</text:a><text:alphabetical-index-mark-start text:id="IMark52272472"/><text:a xlink:type="simple" xlink:href="#__RefHeading___Toc1091_964193841" text:style-name="Index_20_Link" text:visited-style-name="Index_20_Link">POF</text:a><text:alphabetical-index-mark-end text:id="IMark52272472"/><text:a xlink:type="simple" xlink:href="#__RefHeading___Toc1091_964193841" text:style-name="Index_20_Link" text:visited-style-name="Index_20_Link">]<text:tab/>14</text:a></text:p>
          <text:p text:style-name="P83"><text:a xlink:type="simple" xlink:href="#__RefHeading___Toc1093_964193841" text:style-name="Index_20_Link" text:visited-style-name="Index_20_Link">5.2.9. [</text:a><text:alphabetical-index-mark-start text:id="IMark63145992"/><text:a xlink:type="simple" xlink:href="#__RefHeading___Toc1093_964193841" text:style-name="Index_20_Link" text:visited-style-name="Index_20_Link">ITM</text:a><text:alphabetical-index-mark-end text:id="IMark63145992"/><text:a xlink:type="simple" xlink:href="#__RefHeading___Toc1093_964193841" text:style-name="Index_20_Link" text:visited-style-name="Index_20_Link">]<text:tab/>14</text:a></text:p>
          <text:p text:style-name="P83"><text:a xlink:type="simple" xlink:href="#__RefHeading___Toc1095_964193841" text:style-name="Index_20_Link" text:visited-style-name="Index_20_Link">5.2.10. [</text:a><text:alphabetical-index-mark-start text:id="IMark76717944"/><text:a xlink:type="simple" xlink:href="#__RefHeading___Toc1095_964193841" text:style-name="Index_20_Link" text:visited-style-name="Index_20_Link">VAL</text:a><text:alphabetical-index-mark-end text:id="IMark76717944"/><text:a xlink:type="simple" xlink:href="#__RefHeading___Toc1095_964193841" text:style-name="Index_20_Link" text:visited-style-name="Index_20_Link">]<text:tab/>14</text:a></text:p>
          <text:p text:style-name="P83"><text:a xlink:type="simple" xlink:href="#__RefHeading___Toc1097_964193841" text:style-name="Index_20_Link" text:visited-style-name="Index_20_Link">5.2.11. [</text:a><text:alphabetical-index-mark-start text:id="IMark73682008"/><text:a xlink:type="simple" xlink:href="#__RefHeading___Toc1097_964193841" text:style-name="Index_20_Link" text:visited-style-name="Index_20_Link">EXE</text:a><text:alphabetical-index-mark-end text:id="IMark73682008"/><text:a xlink:type="simple" xlink:href="#__RefHeading___Toc1097_964193841" text:style-name="Index_20_Link" text:visited-style-name="Index_20_Link">]<text:tab/>15</text:a></text:p>
          <text:p text:style-name="P83"><text:a xlink:type="simple" xlink:href="#__RefHeading___Toc1099_964193841" text:style-name="Index_20_Link" text:visited-style-name="Index_20_Link">5.3. </text:a><text:alphabetical-index-mark-start text:id="IMark52040168"/><text:a xlink:type="simple" xlink:href="#__RefHeading___Toc1099_964193841" text:style-name="Index_20_Link" text:visited-style-name="Index_20_Link">Procedure</text:a><text:alphabetical-index-mark-end text:id="IMark52040168"/><text:a xlink:type="simple" xlink:href="#__RefHeading___Toc1099_964193841" text:style-name="Index_20_Link" text:visited-style-name="Index_20_Link">s<text:tab/>15</text:a></text:p>
          <text:p text:style-name="P83"><text:a xlink:type="simple" xlink:href="#__RefHeading___Toc1101_964193841" text:style-name="Index_20_Link" text:visited-style-name="Index_20_Link">5.3.1. </text:a><text:alphabetical-index-mark-start text:id="IMark52889944"/><text:a xlink:type="simple" xlink:href="#__RefHeading___Toc1101_964193841" text:style-name="Index_20_Link" text:visited-style-name="Index_20_Link">Connect</text:a><text:alphabetical-index-mark-end text:id="IMark52889944"/><text:a xlink:type="simple" xlink:href="#__RefHeading___Toc1101_964193841" text:style-name="Index_20_Link" text:visited-style-name="Index_20_Link"> to a </text:a><text:alphabetical-index-mark-start text:id="IMark73682008"/><text:alphabetical-index-mark-start text:id="IMark77458216"/><text:a xlink:type="simple" xlink:href="#__RefHeading___Toc1101_964193841" text:style-name="Index_20_Link" text:visited-style-name="Index_20_Link">data</text:a><text:alphabetical-index-mark-end text:id="IMark77458216"/><text:a xlink:type="simple" xlink:href="#__RefHeading___Toc1101_964193841" text:style-name="Index_20_Link" text:visited-style-name="Index_20_Link">base</text:a><text:alphabetical-index-mark-end text:id="IMark73682008"/><text:a xlink:type="simple" xlink:href="#__RefHeading___Toc1101_964193841" text:style-name="Index_20_Link" text:visited-style-name="Index_20_Link">.<text:tab/>15</text:a></text:p>
          <text:p text:style-name="P83"><text:a xlink:type="simple" xlink:href="#__RefHeading___Toc1103_964193841" text:style-name="Index_20_Link" text:visited-style-name="Index_20_Link">5.3.2. </text:a><text:alphabetical-index-mark-start text:id="IMark76717944"/><text:a xlink:type="simple" xlink:href="#__RefHeading___Toc1103_964193841" text:style-name="Index_20_Link" text:visited-style-name="Index_20_Link">Dis</text:a><text:alphabetical-index-mark-start text:id="IMark77458216"/><text:a xlink:type="simple" xlink:href="#__RefHeading___Toc1103_964193841" text:style-name="Index_20_Link" text:visited-style-name="Index_20_Link">connect</text:a><text:alphabetical-index-mark-end text:id="IMark77458216"/><text:alphabetical-index-mark-end text:id="IMark76717944"/><text:a xlink:type="simple" xlink:href="#__RefHeading___Toc1103_964193841" text:style-name="Index_20_Link" text:visited-style-name="Index_20_Link"><text:tab/>16</text:a></text:p>
          <text:p text:style-name="P83"><text:a xlink:type="simple" xlink:href="#__RefHeading___Toc1105_964193841" text:style-name="Index_20_Link" text:visited-style-name="Index_20_Link">5.3.3. </text:a><text:alphabetical-index-mark-start text:id="IMark74927192"/><text:a xlink:type="simple" xlink:href="#__RefHeading___Toc1105_964193841" text:style-name="Index_20_Link" text:visited-style-name="Index_20_Link">Send</text:a><text:alphabetical-index-mark-end text:id="IMark74927192"/><text:a xlink:type="simple" xlink:href="#__RefHeading___Toc1105_964193841" text:style-name="Index_20_Link" text:visited-style-name="Index_20_Link"> a raw </text:a><text:alphabetical-index-mark-start text:id="IMark52889944"/><text:a xlink:type="simple" xlink:href="#__RefHeading___Toc1105_964193841" text:style-name="Index_20_Link" text:visited-style-name="Index_20_Link">SQL</text:a><text:alphabetical-index-mark-end text:id="IMark52889944"/><text:a xlink:type="simple" xlink:href="#__RefHeading___Toc1105_964193841" text:style-name="Index_20_Link" text:visited-style-name="Index_20_Link"> </text:a><text:alphabetical-index-mark-start text:id="IMark78384088"/><text:a xlink:type="simple" xlink:href="#__RefHeading___Toc1105_964193841" text:style-name="Index_20_Link" text:visited-style-name="Index_20_Link">query</text:a><text:alphabetical-index-mark-end text:id="IMark78384088"/><text:a xlink:type="simple" xlink:href="#__RefHeading___Toc1105_964193841" text:style-name="Index_20_Link" text:visited-style-name="Index_20_Link"><text:tab/>17</text:a></text:p>
          <text:p text:style-name="P83"><text:a xlink:type="simple" xlink:href="#__RefHeading___Toc3402_1164564522" text:style-name="Index_20_Link" text:visited-style-name="Index_20_Link">5.3.4. </text:a><text:alphabetical-index-mark-start text:id="IMark75804024"/><text:a xlink:type="simple" xlink:href="#__RefHeading___Toc3402_1164564522" text:style-name="Index_20_Link" text:visited-style-name="Index_20_Link">Activate</text:a><text:alphabetical-index-mark-end text:id="IMark75804024"/><text:a xlink:type="simple" xlink:href="#__RefHeading___Toc3402_1164564522" text:style-name="Index_20_Link" text:visited-style-name="Index_20_Link"> a mode using [</text:a><text:alphabetical-index-mark-start text:id="IMark52040168"/><text:a xlink:type="simple" xlink:href="#__RefHeading___Toc3402_1164564522" text:style-name="Index_20_Link" text:visited-style-name="Index_20_Link">MON</text:a><text:alphabetical-index-mark-end text:id="IMark52040168"/><text:a xlink:type="simple" xlink:href="#__RefHeading___Toc3402_1164564522" text:style-name="Index_20_Link" text:visited-style-name="Index_20_Link">].<text:tab/>17</text:a></text:p>
          <text:p text:style-name="P83"><text:a xlink:type="simple" xlink:href="#__RefHeading___Toc3432_1164564522" text:style-name="Index_20_Link" text:visited-style-name="Index_20_Link">5.3.5. </text:a><text:alphabetical-index-mark-start text:id="IMark52272472"/><text:a xlink:type="simple" xlink:href="#__RefHeading___Toc3432_1164564522" text:style-name="Index_20_Link" text:visited-style-name="Index_20_Link">De</text:a><text:alphabetical-index-mark-start text:id="IMark77458216"/><text:a xlink:type="simple" xlink:href="#__RefHeading___Toc3432_1164564522" text:style-name="Index_20_Link" text:visited-style-name="Index_20_Link">activate</text:a><text:alphabetical-index-mark-end text:id="IMark77458216"/><text:alphabetical-index-mark-end text:id="IMark52272472"/><text:a xlink:type="simple" xlink:href="#__RefHeading___Toc3432_1164564522" text:style-name="Index_20_Link" text:visited-style-name="Index_20_Link"> a mode using [</text:a><text:alphabetical-index-mark-start text:id="IMark80318520"/><text:a xlink:type="simple" xlink:href="#__RefHeading___Toc3432_1164564522" text:style-name="Index_20_Link" text:visited-style-name="Index_20_Link">MOF</text:a><text:alphabetical-index-mark-end text:id="IMark80318520"/><text:a xlink:type="simple" xlink:href="#__RefHeading___Toc3432_1164564522" text:style-name="Index_20_Link" text:visited-style-name="Index_20_Link">].<text:tab/>18</text:a></text:p>
          <text:p text:style-name="P83"><text:a xlink:type="simple" xlink:href="#__RefHeading___Toc3434_1164564522" text:style-name="Index_20_Link" text:visited-style-name="Index_20_Link">5.3.6. </text:a><text:alphabetical-index-mark-start text:id="IMark74940152"/><text:a xlink:type="simple" xlink:href="#__RefHeading___Toc3434_1164564522" text:style-name="Index_20_Link" text:visited-style-name="Index_20_Link">Load</text:a><text:alphabetical-index-mark-end text:id="IMark74940152"/><text:a xlink:type="simple" xlink:href="#__RefHeading___Toc3434_1164564522" text:style-name="Index_20_Link" text:visited-style-name="Index_20_Link"> an AI </text:a><text:alphabetical-index-mark-start text:id="IMark75571336"/><text:a xlink:type="simple" xlink:href="#__RefHeading___Toc3434_1164564522" text:style-name="Index_20_Link" text:visited-style-name="Index_20_Link">program</text:a><text:alphabetical-index-mark-end text:id="IMark75571336"/><text:a xlink:type="simple" xlink:href="#__RefHeading___Toc3434_1164564522" text:style-name="Index_20_Link" text:visited-style-name="Index_20_Link"> to </text:a><text:alphabetical-index-mark-start text:id="IMark76324712"/><text:a xlink:type="simple" xlink:href="#__RefHeading___Toc3434_1164564522" text:style-name="Index_20_Link" text:visited-style-name="Index_20_Link"><text:span text:style-name="T44">sde_rules</text:span></text:a><text:alphabetical-index-mark-end text:id="IMark76324712"/><text:a xlink:type="simple" xlink:href="#__RefHeading___Toc3434_1164564522" text:style-name="Index_20_Link" text:visited-style-name="Index_20_Link"> using [</text:a><text:alphabetical-index-mark-start text:id="IMark73682008"/><text:a xlink:type="simple" xlink:href="#__RefHeading___Toc3434_1164564522" text:style-name="Index_20_Link" text:visited-style-name="Index_20_Link">PON</text:a><text:alphabetical-index-mark-end text:id="IMark73682008"/><text:a xlink:type="simple" xlink:href="#__RefHeading___Toc3434_1164564522" text:style-name="Index_20_Link" text:visited-style-name="Index_20_Link">].<text:tab/>18</text:a></text:p>
          <text:p text:style-name="P83"><text:a xlink:type="simple" xlink:href="#__RefHeading___Toc3436_1164564522" text:style-name="Index_20_Link" text:visited-style-name="Index_20_Link">5.3.7. </text:a><text:alphabetical-index-mark-start text:id="IMark78384088"/><text:a xlink:type="simple" xlink:href="#__RefHeading___Toc3436_1164564522" text:style-name="Index_20_Link" text:visited-style-name="Index_20_Link">Un</text:a><text:alphabetical-index-mark-start text:id="IMark75804024"/><text:a xlink:type="simple" xlink:href="#__RefHeading___Toc3436_1164564522" text:style-name="Index_20_Link" text:visited-style-name="Index_20_Link">load</text:a><text:alphabetical-index-mark-end text:id="IMark75804024"/><text:alphabetical-index-mark-end text:id="IMark78384088"/><text:a xlink:type="simple" xlink:href="#__RefHeading___Toc3436_1164564522" text:style-name="Index_20_Link" text:visited-style-name="Index_20_Link"> an AI </text:a><text:alphabetical-index-mark-start text:id="IMark74940152"/><text:a xlink:type="simple" xlink:href="#__RefHeading___Toc3436_1164564522" text:style-name="Index_20_Link" text:visited-style-name="Index_20_Link">program</text:a><text:alphabetical-index-mark-end text:id="IMark74940152"/><text:a xlink:type="simple" xlink:href="#__RefHeading___Toc3436_1164564522" text:style-name="Index_20_Link" text:visited-style-name="Index_20_Link"> from </text:a><text:alphabetical-index-mark-start text:id="IMark52889944"/><text:a xlink:type="simple" xlink:href="#__RefHeading___Toc3436_1164564522" text:style-name="Index_20_Link" text:visited-style-name="Index_20_Link"><text:span text:style-name="T44">sde_rules</text:span></text:a><text:alphabetical-index-mark-end text:id="IMark52889944"/><text:a xlink:type="simple" xlink:href="#__RefHeading___Toc3436_1164564522" text:style-name="Index_20_Link" text:visited-style-name="Index_20_Link"> using [</text:a><text:alphabetical-index-mark-start text:id="IMark77458216"/><text:a xlink:type="simple" xlink:href="#__RefHeading___Toc3436_1164564522" text:style-name="Index_20_Link" text:visited-style-name="Index_20_Link">POF</text:a><text:alphabetical-index-mark-end text:id="IMark77458216"/><text:a xlink:type="simple" xlink:href="#__RefHeading___Toc3436_1164564522" text:style-name="Index_20_Link" text:visited-style-name="Index_20_Link">].<text:tab/>19</text:a></text:p>
          <text:p text:style-name="P83"><text:a xlink:type="simple" xlink:href="#__RefHeading___Toc3438_1164564522" text:style-name="Index_20_Link" text:visited-style-name="Index_20_Link">5.3.8. Alter a fact </text:a><text:alphabetical-index-mark-start text:id="IMark80318520"/><text:a xlink:type="simple" xlink:href="#__RefHeading___Toc3438_1164564522" text:style-name="Index_20_Link" text:visited-style-name="Index_20_Link">record</text:a><text:alphabetical-index-mark-end text:id="IMark80318520"/><text:a xlink:type="simple" xlink:href="#__RefHeading___Toc3438_1164564522" text:style-name="Index_20_Link" text:visited-style-name="Index_20_Link">’s </text:a><text:alphabetical-index-mark-start text:id="IMark79875880"/><text:a xlink:type="simple" xlink:href="#__RefHeading___Toc3438_1164564522" text:style-name="Index_20_Link" text:visited-style-name="Index_20_Link">Value</text:a><text:alphabetical-index-mark-end text:id="IMark79875880"/><text:a xlink:type="simple" xlink:href="#__RefHeading___Toc3438_1164564522" text:style-name="Index_20_Link" text:visited-style-name="Index_20_Link"> </text:a><text:alphabetical-index-mark-start text:id="IMark74785848"/><text:a xlink:type="simple" xlink:href="#__RefHeading___Toc3438_1164564522" text:style-name="Index_20_Link" text:visited-style-name="Index_20_Link">field</text:a><text:alphabetical-index-mark-end text:id="IMark74785848"/><text:a xlink:type="simple" xlink:href="#__RefHeading___Toc3438_1164564522" text:style-name="Index_20_Link" text:visited-style-name="Index_20_Link"> in </text:a><text:alphabetical-index-mark-start text:id="IMark74927192"/><text:a xlink:type="simple" xlink:href="#__RefHeading___Toc3438_1164564522" text:style-name="Index_20_Link" text:visited-style-name="Index_20_Link"><text:span text:style-name="T44">sde_facts</text:span></text:a><text:alphabetical-index-mark-end text:id="IMark74927192"/><text:a xlink:type="simple" xlink:href="#__RefHeading___Toc3438_1164564522" text:style-name="Index_20_Link" text:visited-style-name="Index_20_Link"><text:span text:style-name="T44">.</text:span></text:a><text:a xlink:type="simple" xlink:href="#__RefHeading___Toc3438_1164564522" text:style-name="Index_20_Link" text:visited-style-name="Index_20_Link"><text:tab/>19</text:a></text:p>
          <text:p text:style-name="P83"><text:a xlink:type="simple" xlink:href="#__RefHeading___Toc72872_673741182" text:style-name="Index_20_Link" text:visited-style-name="Index_20_Link">6. Sources<text:tab/>21</text:a></text:p>
          <text:p text:style-name="P83"><text:a xlink:type="simple" xlink:href="#__RefHeading___Toc4369_1164564522" text:style-name="Index_20_Link" text:visited-style-name="Index_20_Link">7. Alphabetical Index<text:tab/>22</text:a></text:p>
        </text:index-body>
      </text:table-of-content>
      <text:p text:style-name="P7"/>
      <text:p text:style-name="P7"/>
      <text:h text:style-name="P89" text:outline-level="1"><text:bookmark-start text:name="__RefHeading___Toc72862_673741182"/>1. Introduction<text:bookmark-end text:name="__RefHeading___Toc72862_673741182"/></text:h>
      <text:p text:style-name="P8"/>
      <text:p text:style-name="P33"><text:alphabetical-index-mark-start text:id="IMark73197400"/><text:alphabetical-index-mark-start text:id="IMark75220520"/><text:alphabetical-index-mark-start text:id="IMark74940152"/><text:alphabetical-index-mark-start text:id="IMark73682008"/>SQLC<text:alphabetical-index-mark-end text:id="IMark73682008"/><text:alphabetical-index-mark-end text:id="IMark74940152"/><text:alphabetical-index-mark-end text:id="IMark75220520"/><text:alphabetical-index-mark-end text:id="IMark73197400"/> is an <text:alphabetical-index-mark-start text:id="IMark74871336"/><text:alphabetical-index-mark-start text:id="IMark77458216"/>MFD<text:alphabetical-index-mark-end text:id="IMark77458216"/><text:alphabetical-index-mark-end text:id="IMark74871336"/> <text:alphabetical-index-mark-start text:id="IMark29562568"/>module<text:alphabetical-index-mark-end text:id="IMark29562568"/> made specifically to serve as an <text:alphabetical-index-mark-start text:id="IMark75804024"/>interface<text:alphabetical-index-mark-end text:id="IMark75804024"/> between the <text:alphabetical-index-mark-start text:id="IMark78384088"/>OSFS<text:alphabetical-index-mark-end text:id="IMark78384088"/> user and the onboard <text:alphabetical-index-mark-start text:id="IMark80310056"/><text:alphabetical-index-mark-start text:id="IMark79465768"/>expert<text:alphabetical-index-mark-end text:id="IMark79465768"/><text:alphabetical-index-mark-end text:id="IMark80310056"/> <text:alphabetical-index-mark-start text:id="IMark75718664"/><text:alphabetical-index-mark-start text:id="IMark76991832"/>system<text:alphabetical-index-mark-end text:id="IMark76991832"/><text:alphabetical-index-mark-end text:id="IMark75718664"/> and <text:alphabetical-index-mark-start text:id="IMark67382408"/>artificial<text:alphabetical-index-mark-end text:id="IMark67382408"/> <text:alphabetical-index-mark-start text:id="IMark75820376"/>intelligence<text:alphabetical-index-mark-end text:id="IMark75820376"/> <text:alphabetical-index-mark-start text:id="IMark82109304"/>engine<text:alphabetical-index-mark-end text:id="IMark82109304"/> of the <text:alphabetical-index-mark-start text:id="IMark74927192"/><text:alphabetical-index-mark-start text:id="IMark76720504"/>DGIIIAI<text:alphabetical-index-mark-end text:id="IMark76720504"/><text:alphabetical-index-mark-end text:id="IMark74927192"/> <text:alphabetical-index-mark-start text:id="IMark76717944"/>ship<text:alphabetical-index-mark-end text:id="IMark76717944"/>.</text:p>
      <text:p text:style-name="P33"/>
      <text:p text:style-name="P34">It us<text:alphabetical-index-mark-start text:id="IMark63145992"/>es<text:alphabetical-index-mark-end text:id="IMark63145992"/> a limited <text:alphabetical-index-mark-start text:id="IMark52272472"/>number<text:alphabetical-index-mark-end text:id="IMark52272472"/> of <text:alphabetical-index-mark-start text:id="IMark52040168"/>button<text:alphabetical-index-mark-end text:id="IMark52040168"/>s that allow to <text:alphabetical-index-mark-start text:id="IMark80318520"/><text:alphabetical-index-mark-start text:id="IMark75571336"/>connect<text:alphabetical-index-mark-end text:id="IMark75571336"/><text:alphabetical-index-mark-end text:id="IMark80318520"/> and <text:alphabetical-index-mark-start text:id="IMark75996216"/><text:alphabetical-index-mark-start text:id="IMark52040968"/>dis<text:alphabetical-index-mark-start text:id="IMark77823848"/><text:alphabetical-index-mark-start text:id="IMark77335816"/>connect<text:alphabetical-index-mark-end text:id="IMark77335816"/><text:alphabetical-index-mark-end text:id="IMark77823848"/><text:alphabetical-index-mark-end text:id="IMark52040968"/><text:alphabetical-index-mark-end text:id="IMark75996216"/> to a <text:alphabetical-index-mark-start text:id="IMark74097688"/><text:alphabetical-index-mark-start text:id="IMark52627752"/>data<text:alphabetical-index-mark-end text:id="IMark52627752"/>base<text:alphabetical-index-mark-end text:id="IMark74097688"/>, and operate with the <text:alphabetical-index-mark-start text:id="IMark73583608"/><text:alphabetical-index-mark-start text:id="IMark76324712"/>expert<text:alphabetical-index-mark-end text:id="IMark76324712"/><text:alphabetical-index-mark-end text:id="IMark73583608"/> <text:alphabetical-index-mark-start text:id="IMark52889944"/><text:alphabetical-index-mark-start text:id="IMark76264312"/>system<text:alphabetical-index-mark-end text:id="IMark76264312"/><text:alphabetical-index-mark-end text:id="IMark52889944"/> <text:alphabetical-index-mark-start text:id="IMark38304504"/>embedded<text:alphabetical-index-mark-end text:id="IMark38304504"/> into the <text:alphabetical-index-mark-start text:id="IMark79799352"/>code<text:alphabetical-index-mark-end text:id="IMark79799352"/> of <text:alphabetical-index-mark-start text:id="IMark74927192"/><text:alphabetical-index-mark-start text:id="IMark76717944"/>DGIIIAI<text:alphabetical-index-mark-end text:id="IMark76717944"/><text:alphabetical-index-mark-end text:id="IMark74927192"/>.</text:p>
      <text:p text:style-name="P34"/>
      <text:p text:style-name="P34">This <text:alphabetical-index-mark-start text:id="IMark67382408"/><text:alphabetical-index-mark-start text:id="IMark75718664"/>expert<text:alphabetical-index-mark-end text:id="IMark75718664"/><text:alphabetical-index-mark-end text:id="IMark67382408"/> <text:alphabetical-index-mark-start text:id="IMark76991832"/><text:alphabetical-index-mark-start text:id="IMark80310056"/>system<text:alphabetical-index-mark-end text:id="IMark80310056"/><text:alphabetical-index-mark-end text:id="IMark76991832"/> operat<text:alphabetical-index-mark-start text:id="IMark79465768"/>es<text:alphabetical-index-mark-end text:id="IMark79465768"/> <text:alphabetical-index-mark-start text:id="IMark78384088"/>es<text:alphabetical-index-mark-end text:id="IMark78384088"/>sentially based on facts characterized by a fact name <text:span text:style-name="T43">o</text:span>r <text:alphabetical-index-mark-start text:id="IMark75804024"/><text:alphabetical-index-mark-start text:id="IMark29562568"/><text:span text:style-name="T44">Item</text:span><text:alphabetical-index-mark-end text:id="IMark29562568"/><text:alphabetical-index-mark-end text:id="IMark75804024"/> <text:alphabetical-index-mark-start text:id="IMark74871336"/>field<text:alphabetical-index-mark-end text:id="IMark74871336"/>, and a <text:alphabetical-index-mark-start text:id="IMark77458216"/><text:alphabetical-index-mark-start text:id="IMark73197400"/><text:span text:style-name="T44">Value</text:span><text:alphabetical-index-mark-end text:id="IMark73197400"/><text:alphabetical-index-mark-end text:id="IMark77458216"/>. Each fact is contained in a <text:alphabetical-index-mark-start text:id="IMark75220520"/>record<text:alphabetical-index-mark-end text:id="IMark75220520"/> of a <text:alphabetical-index-mark-start text:id="IMark74940152"/><text:alphabetical-index-mark-start text:id="IMark73682008"/>data<text:alphabetical-index-mark-end text:id="IMark73682008"/>base<text:alphabetical-index-mark-end text:id="IMark74940152"/> <text:alphabetical-index-mark-start text:id="IMark74785848"/>table<text:alphabetical-index-mark-end text:id="IMark74785848"/> called <text:alphabetical-index-mark-start text:id="IMark75475080"/><text:span text:style-name="T44">sde_facts</text:span><text:alphabetical-index-mark-end text:id="IMark75475080"/>.</text:p>
      <text:p text:style-name="P34"/>
      <text:p text:style-name="P34"><text:alphabetical-index-mark-start text:id="IMark52889944"/>Operation<text:alphabetical-index-mark-end text:id="IMark52889944"/>s take place of the <text:alphabetical-index-mark-start text:id="IMark76264312"/><text:alphabetical-index-mark-start text:id="IMark73583608"/><text:span text:style-name="T44">Value</text:span><text:alphabetical-index-mark-end text:id="IMark73583608"/><text:alphabetical-index-mark-end text:id="IMark76264312"/> <text:alphabetical-index-mark-start text:id="IMark76324712"/>field<text:alphabetical-index-mark-end text:id="IMark76324712"/> of each <text:alphabetical-index-mark-start text:id="IMark74097688"/>record<text:alphabetical-index-mark-end text:id="IMark74097688"/> based on <text:alphabetical-index-mark-start text:id="IMark52627752"/>data<text:alphabetical-index-mark-end text:id="IMark52627752"/> that the <text:alphabetical-index-mark-start text:id="IMark75996216"/><text:alphabetical-index-mark-start text:id="IMark52040968"/>Orb<text:span text:style-name="T41">i</text:span>ter<text:alphabetical-index-mark-end text:id="IMark52040968"/><text:alphabetical-index-mark-end text:id="IMark75996216"/> API <text:alphabetical-index-mark-start text:id="IMark77823848"/><text:alphabetical-index-mark-start text:id="IMark77335816"/>send<text:alphabetical-index-mark-end text:id="IMark77335816"/><text:alphabetical-index-mark-end text:id="IMark77823848"/>s to the <text:alphabetical-index-mark-start text:id="IMark80318520"/><text:alphabetical-index-mark-start text:id="IMark75571336"/>system<text:alphabetical-index-mark-end text:id="IMark75571336"/><text:alphabetical-index-mark-end text:id="IMark80318520"/>, <text:alphabetical-index-mark-start text:id="IMark52040168"/><text:alphabetical-index-mark-start text:id="IMark52272472"/>MFD<text:alphabetical-index-mark-end text:id="IMark52272472"/><text:alphabetical-index-mark-end text:id="IMark52040168"/> or <text:alphabetical-index-mark-start text:id="IMark63145992"/>module<text:alphabetical-index-mark-end text:id="IMark63145992"/> <text:alphabetical-index-mark-start text:id="IMark76720504"/><text:alphabetical-index-mark-start text:id="IMark75820376"/>input<text:alphabetical-index-mark-end text:id="IMark75820376"/><text:alphabetical-index-mark-end text:id="IMark76720504"/>, and the set of rul<text:alphabetical-index-mark-start text:id="IMark82109304"/>es<text:alphabetical-index-mark-end text:id="IMark82109304"/> that the <text:alphabetical-index-mark-start text:id="IMark78384088"/><text:alphabetical-index-mark-start text:id="IMark79465768"/>expert<text:alphabetical-index-mark-end text:id="IMark79465768"/><text:alphabetical-index-mark-end text:id="IMark78384088"/> <text:alphabetical-index-mark-start text:id="IMark76991832"/><text:alphabetical-index-mark-start text:id="IMark80310056"/>system<text:alphabetical-index-mark-end text:id="IMark80310056"/><text:alphabetical-index-mark-end text:id="IMark76991832"/> has. Those rul<text:alphabetical-index-mark-start text:id="IMark67382408"/>es<text:alphabetical-index-mark-end text:id="IMark67382408"/> are contained per <text:alphabetical-index-mark-start text:id="IMark75718664"/>operation<text:alphabetical-index-mark-end text:id="IMark75718664"/> in a <text:alphabetical-index-mark-start text:id="IMark79875880"/>table<text:alphabetical-index-mark-end text:id="IMark79875880"/> called <text:alphabetical-index-mark-start text:id="IMark74871336"/><text:span text:style-name="T44">sde_rul</text:span><text:alphabetical-index-mark-start text:id="IMark75804024"/><text:span text:style-name="T44">es</text:span><text:alphabetical-index-mark-end text:id="IMark75804024"/><text:alphabetical-index-mark-end text:id="IMark74871336"/>.</text:p>
      <text:p text:style-name="P34"/>
      <text:p text:style-name="P35">The <text:alphabetical-index-mark-start text:id="IMark77458216"/>artificial<text:alphabetical-index-mark-end text:id="IMark77458216"/> <text:alphabetical-index-mark-start text:id="IMark73197400"/>intelligence<text:alphabetical-index-mark-end text:id="IMark73197400"/> <text:alphabetical-index-mark-start text:id="IMark76717944"/>engine<text:alphabetical-index-mark-end text:id="IMark76717944"/> or <text:alphabetical-index-mark-start text:id="IMark74927192"/><text:alphabetical-index-mark-start text:id="IMark75475080"/>AIE<text:alphabetical-index-mark-end text:id="IMark75475080"/><text:alphabetical-index-mark-end text:id="IMark74927192"/> cyclically reads the <text:alphabetical-index-mark-start text:id="IMark38304504"/>contents<text:alphabetical-index-mark-end text:id="IMark38304504"/> of each <text:alphabetical-index-mark-start text:id="IMark79799352"/>table<text:alphabetical-index-mark-end text:id="IMark79799352"/> of the <text:alphabetical-index-mark-start text:id="IMark52889944"/>knowledge<text:alphabetical-index-mark-end text:id="IMark52889944"/> base (a name given to a <text:alphabetical-index-mark-start text:id="IMark29562568"/><text:alphabetical-index-mark-start text:id="IMark52627752"/>data<text:alphabetical-index-mark-end text:id="IMark52627752"/>base<text:alphabetical-index-mark-end text:id="IMark29562568"/> that contains <text:alphabetical-index-mark-start text:id="IMark74097688"/><text:alphabetical-index-mark-start text:id="IMark76324712"/>expert<text:alphabetical-index-mark-end text:id="IMark76324712"/><text:alphabetical-index-mark-end text:id="IMark74097688"/> <text:alphabetical-index-mark-start text:id="IMark76264312"/>knowledge<text:alphabetical-index-mark-end text:id="IMark76264312"/> of some type, in this case, how to fly a <text:alphabetical-index-mark-start text:id="IMark73583608"/><text:alphabetical-index-mark-start text:id="IMark76221832"/>spac<text:alphabetical-index-mark-start text:id="IMark79875880"/>e<text:alphabetical-index-mark-end text:id="IMark76221832"/><text:alphabetical-index-mark-end text:id="IMark73583608"/><text:alphabetical-index-mark-start text:id="IMark75718664"/>s<text:alphabetical-index-mark-end text:id="IMark79875880"/>hip<text:alphabetical-index-mark-end text:id="IMark75718664"/>), the external <text:alphabetical-index-mark-start text:id="IMark67382408"/>modul<text:alphabetical-index-mark-start text:id="IMark76991832"/>e<text:alphabetical-index-mark-end text:id="IMark67382408"/>s<text:alphabetical-index-mark-end text:id="IMark76991832"/> such as this <text:alphabetical-index-mark-start text:id="IMark80310056"/><text:alphabetical-index-mark-start text:id="IMark78384088"/>MFD<text:alphabetical-index-mark-end text:id="IMark78384088"/><text:alphabetical-index-mark-end text:id="IMark80310056"/>, and appli<text:alphabetical-index-mark-start text:id="IMark79465768"/>es<text:alphabetical-index-mark-end text:id="IMark79465768"/> the appropriate rul<text:alphabetical-index-mark-start text:id="IMark82109304"/>es<text:alphabetical-index-mark-end text:id="IMark82109304"/>, according to the <text:alphabetical-index-mark-start text:id="IMark76720504"/>data<text:alphabetical-index-mark-end text:id="IMark76720504"/> it has at a given moment.</text:p>
      <text:p text:style-name="P35"/>
      <text:p text:style-name="P35">Then, once the rul<text:alphabetical-index-mark-start text:id="IMark52272472"/>es<text:alphabetical-index-mark-end text:id="IMark52272472"/> are applied and the <text:alphabetical-index-mark-start text:id="IMark80318520"/>contents<text:alphabetical-index-mark-end text:id="IMark80318520"/> of the <text:alphabetical-index-mark-start text:id="IMark75571336"/><text:alphabetical-index-mark-start text:id="IMark77823848"/>Value<text:alphabetical-index-mark-end text:id="IMark77823848"/><text:alphabetical-index-mark-end text:id="IMark75571336"/> <text:alphabetical-index-mark-start text:id="IMark77335816"/>field<text:alphabetical-index-mark-end text:id="IMark77335816"/> of each fact <text:alphabetical-index-mark-start text:id="IMark75996216"/>record<text:alphabetical-index-mark-end text:id="IMark75996216"/> have been transacted, those <text:alphabetical-index-mark-start text:id="IMark52040968"/><text:alphabetical-index-mark-start text:id="IMark74785848"/>valu<text:alphabetical-index-mark-start text:id="IMark75804024"/>e<text:alphabetical-index-mark-end text:id="IMark74785848"/><text:alphabetical-index-mark-end text:id="IMark52040968"/>s<text:alphabetical-index-mark-end text:id="IMark75804024"/> are returned to the OAPI and the <text:alphabetical-index-mark-start text:id="IMark74871336"/>ship<text:alphabetical-index-mark-end text:id="IMark74871336"/> do<text:alphabetical-index-mark-start text:id="IMark74940152"/>es<text:alphabetical-index-mark-end text:id="IMark74940152"/> <text:span text:style-name="T70">w</text:span>hat is being told to do like increase thrust, or angle off attack, change its heading, etc.</text:p>
      <text:p text:style-name="P35"/>
      <text:p text:style-name="P35"><text:span text:style-name="T43">This, in </text:span><text:alphabetical-index-mark-start text:id="IMark80310056"/><text:span text:style-name="T43">es</text:span><text:alphabetical-index-mark-end text:id="IMark80310056"/><text:span text:style-name="T43">sence, is the context in which </text:span><text:alphabetical-index-mark-start text:id="IMark78384088"/><text:alphabetical-index-mark-start text:id="IMark76991832"/><text:alphabetical-index-mark-start text:id="IMark67382408"/><text:alphabetical-index-mark-start text:id="IMark75718664"/><text:span text:style-name="T43">SQLC</text:span><text:alphabetical-index-mark-end text:id="IMark75718664"/><text:alphabetical-index-mark-end text:id="IMark67382408"/><text:alphabetical-index-mark-end text:id="IMark76991832"/><text:alphabetical-index-mark-end text:id="IMark78384088"/><text:span text:style-name="T43"> operat</text:span><text:alphabetical-index-mark-start text:id="IMark79875880"/><text:span text:style-name="T43">es</text:span><text:alphabetical-index-mark-end text:id="IMark79875880"/><text:span text:style-name="T43">. </text:span>For more information on how the <text:alphabetical-index-mark-start text:id="IMark73583608"/><text:alphabetical-index-mark-start text:id="IMark76221832"/>AIE<text:alphabetical-index-mark-end text:id="IMark76221832"/><text:alphabetical-index-mark-end text:id="IMark73583608"/> operat<text:alphabetical-index-mark-start text:id="IMark76264312"/>es<text:alphabetical-index-mark-end text:id="IMark76264312"/> and the characteristics of the <text:alphabetical-index-mark-start text:id="IMark74097688"/><text:alphabetical-index-mark-start text:id="IMark76324712"/><text:alphabetical-index-mark-start text:id="IMark29562568"/><text:alphabetical-index-mark-start text:id="IMark52627752"/>KB<text:alphabetical-index-mark-end text:id="IMark52627752"/><text:alphabetical-index-mark-end text:id="IMark29562568"/><text:alphabetical-index-mark-end text:id="IMark76324712"/><text:alphabetical-index-mark-end text:id="IMark74097688"/> of <text:alphabetical-index-mark-start text:id="IMark52889944"/><text:alphabetical-index-mark-start text:id="IMark79799352"/>DGIIIAI<text:alphabetical-index-mark-end text:id="IMark79799352"/><text:alphabetical-index-mark-end text:id="IMark52889944"/>, please <text:span text:style-name="T43">read </text:span><text:span text:style-name="T17">[4.]</text:span><text:span text:style-name="T43"> and </text:span><text:span text:style-name="T17">[5.]</text:span><text:span text:style-name="T43"> in this </text:span><text:alphabetical-index-mark-start text:id="IMark38304504"/><text:span text:style-name="T43">document</text:span><text:alphabetical-index-mark-end text:id="IMark38304504"/><text:span text:style-name="T43"> and </text:span>review the <text:alphabetical-index-mark-start text:id="IMark74927192"/><text:alphabetical-index-mark-start text:id="IMark75475080"/>DGIIIAI<text:alphabetical-index-mark-end text:id="IMark75475080"/><text:alphabetical-index-mark-end text:id="IMark74927192"/>.pdf <text:alphabetical-index-mark-start text:id="IMark76717944"/>document<text:alphabetical-index-mark-end text:id="IMark76717944"/> that accompani<text:alphabetical-index-mark-start text:id="IMark73197400"/>es<text:alphabetical-index-mark-end text:id="IMark73197400"/> the <text:alphabetical-index-mark-start text:id="IMark77458216"/><text:alphabetical-index-mark-start text:id="IMark75820376"/>install<text:alphabetical-index-mark-end text:id="IMark75820376"/>ation<text:alphabetical-index-mark-end text:id="IMark77458216"/> <text:alphabetical-index-mark-start text:id="IMark52040168"/>fil<text:alphabetical-index-mark-start text:id="IMark63145992"/>e<text:alphabetical-index-mark-end text:id="IMark52040168"/>s<text:alphabetical-index-mark-end text:id="IMark63145992"/> for the <text:alphabetical-index-mark-start text:id="IMark74940152"/><text:alphabetical-index-mark-start text:id="IMark74871336"/>DGIIIAI<text:alphabetical-index-mark-end text:id="IMark74871336"/><text:alphabetical-index-mark-end text:id="IMark74940152"/> <text:alphabetical-index-mark-start text:id="IMark75804024"/>project<text:alphabetical-index-mark-end text:id="IMark75804024"/>.</text:p>
      <text:p text:style-name="P8"/>
      <text:p text:style-name="P8"/>
      <text:p text:style-name="P8"/>
      <text:h text:style-name="P89" text:outline-level="1"><text:bookmark-start text:name="__RefHeading___Toc72864_673741182"/>2. Conventions, caveats and base <text:alphabetical-index-mark-start text:id="IMark79465768"/>condition<text:alphabetical-index-mark-end text:id="IMark79465768"/>s of <text:alphabetical-index-mark-start text:id="IMark52040968"/>develop<text:alphabetical-index-mark-end text:id="IMark52040968"/>ment<text:bookmark-end text:name="__RefHeading___Toc72864_673741182"/></text:h>
      <text:p text:style-name="P8"/>
      <text:p text:style-name="P27">For the <text:alphabetical-index-mark-start text:id="IMark78384088"/><text:alphabetical-index-mark-start text:id="IMark76991832"/><text:alphabetical-index-mark-start text:id="IMark67382408"/><text:alphabetical-index-mark-start text:id="IMark75718664"/>SQLC<text:alphabetical-index-mark-end text:id="IMark75718664"/><text:alphabetical-index-mark-end text:id="IMark67382408"/><text:alphabetical-index-mark-end text:id="IMark76991832"/><text:alphabetical-index-mark-end text:id="IMark78384088"/> <text:alphabetical-index-mark-start text:id="IMark79875880"/>project<text:alphabetical-index-mark-end text:id="IMark79875880"/>, all considerations regarding th<text:alphabetical-index-mark-start text:id="IMark52889944"/>es<text:alphabetical-index-mark-end text:id="IMark52889944"/>e points are the same that are applicable for the <text:alphabetical-index-mark-start text:id="IMark79799352"/><text:alphabetical-index-mark-start text:id="IMark74097688"/>DGIIIAI<text:alphabetical-index-mark-end text:id="IMark74097688"/><text:alphabetical-index-mark-end text:id="IMark79799352"/> <text:alphabetical-index-mark-start text:id="IMark76324712"/>project<text:alphabetical-index-mark-end text:id="IMark76324712"/>. </text:p>
      <text:p text:style-name="P27"/>
      <text:p text:style-name="P36">Terms and <text:alphabetical-index-mark-start text:id="IMark73583608"/>abbreviation<text:alphabetical-index-mark-end text:id="IMark73583608"/>s used in this <text:alphabetical-index-mark-start text:id="IMark76221832"/>document<text:alphabetical-index-mark-end text:id="IMark76221832"/> are also defined in <text:alphabetical-index-mark-start text:id="IMark75996216"/>section<text:alphabetical-index-mark-end text:id="IMark75996216"/> [2.] of <text:alphabetical-index-mark-start text:id="IMark77335816"/><text:alphabetical-index-mark-start text:id="IMark75571336"/>DGIIIAI<text:alphabetical-index-mark-end text:id="IMark75571336"/><text:alphabetical-index-mark-end text:id="IMark77335816"/>.pdf. This <text:alphabetical-index-mark-start text:id="IMark38304504"/>document<text:alphabetical-index-mark-end text:id="IMark38304504"/> is available amongst the <text:alphabetical-index-mark-start text:id="IMark74940152"/><text:alphabetical-index-mark-start text:id="IMark75804024"/>install<text:alphabetical-index-mark-end text:id="IMark75804024"/>ation<text:alphabetical-index-mark-end text:id="IMark74940152"/> <text:alphabetical-index-mark-start text:id="IMark74871336"/>fil<text:alphabetical-index-mark-start text:id="IMark63145992"/>e<text:alphabetical-index-mark-end text:id="IMark74871336"/>s<text:alphabetical-index-mark-end text:id="IMark63145992"/> for <text:alphabetical-index-mark-start text:id="IMark52040168"/>project<text:alphabetical-index-mark-end text:id="IMark52040168"/> <text:alphabetical-index-mark-start text:id="IMark77458216"/><text:alphabetical-index-mark-start text:id="IMark75820376"/>DGIIIAI<text:alphabetical-index-mark-end text:id="IMark75820376"/><text:alphabetical-index-mark-end text:id="IMark77458216"/>.</text:p>
      <text:p text:style-name="P8"/>
      <text:p text:style-name="P8"/>
      <text:p text:style-name="P8"/>
      <text:h text:style-name="P89" text:outline-level="1"><text:bookmark-start text:name="__RefHeading___Toc72866_673741182"/>3. <text:alphabetical-index-mark-start text:id="IMark52272472"/>Develop<text:alphabetical-index-mark-end text:id="IMark52272472"/>ment<text:bookmark-end text:name="__RefHeading___Toc72866_673741182"/></text:h>
      <text:p text:style-name="P8"/>
      <text:p text:style-name="P28"><text:alphabetical-index-mark-start text:id="IMark52040968"/><text:alphabetical-index-mark-start text:id="IMark76720504"/><text:alphabetical-index-mark-start text:id="IMark74785848"/><text:alphabetical-index-mark-start text:id="IMark80310056"/><text:span text:style-name="T42">SQLC</text:span><text:alphabetical-index-mark-end text:id="IMark80310056"/><text:alphabetical-index-mark-end text:id="IMark74785848"/><text:alphabetical-index-mark-end text:id="IMark76720504"/><text:alphabetical-index-mark-end text:id="IMark52040968"/><text:span text:style-name="T42"> provid</text:span><text:alphabetical-index-mark-start text:id="IMark73020024"/><text:span text:style-name="T42">es</text:span><text:alphabetical-index-mark-end text:id="IMark73020024"/><text:span text:style-name="T42"> a basic </text:span><text:alphabetical-index-mark-start text:id="IMark67398584"/><text:span text:style-name="T42">interface</text:span><text:alphabetical-index-mark-end text:id="IMark67398584"/><text:span text:style-name="T42"> to DHIIIAI’s </text:span><text:alphabetical-index-mark-start text:id="IMark79799352"/><text:alphabetical-index-mark-start text:id="IMark76324712"/><text:span text:style-name="T42">AIE</text:span><text:alphabetical-index-mark-end text:id="IMark76324712"/><text:alphabetical-index-mark-end text:id="IMark79799352"/><text:span text:style-name="T42"> and there is still plenty of room for </text:span><text:alphabetical-index-mark-start text:id="IMark74097688"/><text:span text:style-name="T42">improve</text:span><text:alphabetical-index-mark-end text:id="IMark74097688"/><text:span text:style-name="T42">ment. At the time of this writing s</text:span>ome aspects of this <text:alphabetical-index-mark-start text:id="IMark52889944"/>project<text:alphabetical-index-mark-end text:id="IMark52889944"/> can still be <text:alphabetical-index-mark-start text:id="IMark79875880"/>develop<text:alphabetical-index-mark-end text:id="IMark79875880"/>ed, like:</text:p>
      <text:p text:style-name="P28"/>
      <text:h text:style-name="Heading_20_2" text:outline-level="2"><text:bookmark-start text:name="__RefHeading___Toc1655_964193841"/>3.1. Use of <text:alphabetical-index-mark-start text:id="IMark29562568"/><text:alphabetical-index-mark-start text:id="IMark76264312"/><text:alphabetical-index-mark-start text:id="IMark52627752"/><text:alphabetical-index-mark-start text:id="IMark52910312"/>SQLC<text:alphabetical-index-mark-end text:id="IMark52910312"/><text:alphabetical-index-mark-end text:id="IMark52627752"/><text:alphabetical-index-mark-end text:id="IMark76264312"/><text:alphabetical-index-mark-end text:id="IMark29562568"/> with any <text:alphabetical-index-mark-start text:id="IMark77780664"/>R<text:alphabetical-index-mark-start text:id="IMark75820376"/>DBMS<text:alphabetical-index-mark-end text:id="IMark75820376"/><text:alphabetical-index-mark-end text:id="IMark77780664"/>.<text:bookmark-end text:name="__RefHeading___Toc1655_964193841"/></text:h>
      <text:p text:style-name="P28"/>
      <text:p text:style-name="P28"><text:alphabetical-index-mark-start text:id="IMark63145992"/><text:alphabetical-index-mark-start text:id="IMark74871336"/>Orbiter<text:alphabetical-index-mark-end text:id="IMark74871336"/><text:alphabetical-index-mark-end text:id="IMark63145992"/> <text:alphabetical-index-mark-start text:id="IMark74940152"/>ship<text:alphabetical-index-mark-end text:id="IMark74940152"/>s never made use of <text:alphabetical-index-mark-start text:id="IMark75804024"/><text:alphabetical-index-mark-start text:id="IMark38304504"/>data<text:alphabetical-index-mark-end text:id="IMark38304504"/>base<text:alphabetical-index-mark-end text:id="IMark75804024"/> <text:alphabetical-index-mark-start text:id="IMark77335816"/><text:alphabetical-index-mark-start text:id="IMark75571336"/>system<text:alphabetical-index-mark-end text:id="IMark75571336"/><text:alphabetical-index-mark-end text:id="IMark77335816"/>s. In fact, <text:alphabetical-index-mark-start text:id="IMark75996216"/>storage<text:alphabetical-index-mark-end text:id="IMark75996216"/> faciliti<text:alphabetical-index-mark-start text:id="IMark76221832"/>es<text:alphabetical-index-mark-end text:id="IMark76221832"/> and <text:alphabetical-index-mark-start text:id="IMark73583608"/><text:alphabetical-index-mark-start text:id="IMark73197400"/>procedur<text:alphabetical-index-mark-start text:id="IMark74927192"/>e<text:alphabetical-index-mark-end text:id="IMark73197400"/><text:alphabetical-index-mark-end text:id="IMark73583608"/>s<text:alphabetical-index-mark-end text:id="IMark74927192"/> have always been limited to <text:alphabetical-index-mark-start text:id="IMark76717944"/>flat<text:alphabetical-index-mark-end text:id="IMark76717944"/> <text:alphabetical-index-mark-start text:id="IMark80318520"/>fil<text:alphabetical-index-mark-start text:id="IMark75475080"/>e<text:alphabetical-index-mark-end text:id="IMark80318520"/>s<text:alphabetical-index-mark-end text:id="IMark75475080"/>, which is fine for low - <text:s/><text:alphabetical-index-mark-start text:id="IMark75220520"/>volume<text:alphabetical-index-mark-end text:id="IMark75220520"/> reads and writ<text:alphabetical-index-mark-start text:id="IMark77823848"/>es<text:alphabetical-index-mark-end text:id="IMark77823848"/>. But AI and other <text:alphabetical-index-mark-start text:id="IMark77277880"/>complex<text:alphabetical-index-mark-end text:id="IMark77277880"/> <text:alphabetical-index-mark-start text:id="IMark76074472"/><text:alphabetical-index-mark-start text:id="IMark52272472"/>system<text:alphabetical-index-mark-end text:id="IMark52272472"/><text:alphabetical-index-mark-end text:id="IMark76074472"/>s might require more advanced <text:alphabetical-index-mark-start text:id="IMark73682008"/>data<text:alphabetical-index-mark-end text:id="IMark73682008"/> <text:alphabetical-index-mark-start text:id="IMark74968792"/><text:alphabetical-index-mark-start text:id="IMark79465768"/>manage<text:alphabetical-index-mark-end text:id="IMark79465768"/>ment<text:alphabetical-index-mark-end text:id="IMark74968792"/>.</text:p>
      <text:p text:style-name="P28"/>
      <text:p text:style-name="P28">Considering the <text:alphabetical-index-mark-start text:id="IMark76721576"/>volume<text:alphabetical-index-mark-end text:id="IMark76721576"/> of <text:alphabetical-index-mark-start text:id="IMark67370968"/>data<text:alphabetical-index-mark-end text:id="IMark67370968"/> that an <text:alphabetical-index-mark-start text:id="IMark75842280"/>OSFS<text:alphabetical-index-mark-end text:id="IMark75842280"/> <text:alphabetical-index-mark-start text:id="IMark78384088"/>s<text:alphabetical-index-mark-start text:id="IMark52040968"/>es<text:alphabetical-index-mark-end text:id="IMark52040968"/>sion<text:alphabetical-index-mark-end text:id="IMark78384088"/> might handle, <text:alphabetical-index-mark-start text:id="IMark76720504"/>relational<text:alphabetical-index-mark-end text:id="IMark76720504"/> <text:alphabetical-index-mark-start text:id="IMark74785848"/><text:alphabetical-index-mark-start text:id="IMark80310056"/>data<text:alphabetical-index-mark-end text:id="IMark80310056"/>bas<text:alphabetical-index-mark-start text:id="IMark73020024"/>e<text:alphabetical-index-mark-end text:id="IMark74785848"/>s<text:alphabetical-index-mark-end text:id="IMark73020024"/> could be well - suited for almost any need while providing safe <text:alphabetical-index-mark-start text:id="IMark67398584"/>storage<text:alphabetical-index-mark-end text:id="IMark67398584"/> and <text:alphabetical-index-mark-start text:id="IMark79799352"/>data<text:alphabetical-index-mark-end text:id="IMark79799352"/> <text:alphabetical-index-mark-start text:id="IMark76324712"/><text:alphabetical-index-mark-start text:id="IMark74097688"/>manage<text:alphabetical-index-mark-end text:id="IMark74097688"/>ment<text:alphabetical-index-mark-end text:id="IMark76324712"/>.</text:p>
      <text:p text:style-name="P28"/>
      <text:p text:style-name="P28">There are many <text:alphabetical-index-mark-start text:id="IMark75718664"/>R<text:alphabetical-index-mark-start text:id="IMark67382408"/>DBMS<text:alphabetical-index-mark-end text:id="IMark67382408"/><text:alphabetical-index-mark-end text:id="IMark75718664"/> <text:alphabetical-index-mark-start text:id="IMark74394536"/><text:alphabetical-index-mark-start text:id="IMark76367464"/>system<text:alphabetical-index-mark-end text:id="IMark76367464"/><text:alphabetical-index-mark-end text:id="IMark74394536"/>s, and some of those are free, including <text:alphabetical-index-mark-start text:id="IMark76216664"/>Sqlite3<text:alphabetical-index-mark-end text:id="IMark76216664"/>, <text:alphabetical-index-mark-start text:id="IMark81834616"/><text:alphabetical-index-mark-start text:id="IMark75820376"/>Postgr<text:span text:style-name="T69">e</text:span>S<text:alphabetical-index-mark-end text:id="IMark75820376"/>QL<text:alphabetical-index-mark-end text:id="IMark81834616"/>, <text:alphabetical-index-mark-start text:id="IMark77780664"/>MySQL<text:alphabetical-index-mark-end text:id="IMark77780664"/> and <text:alphabetical-index-mark-start text:id="IMark29562568"/>MariaDB<text:alphabetical-index-mark-end text:id="IMark29562568"/>. Th<text:alphabetical-index-mark-start text:id="IMark76264312"/>es<text:alphabetical-index-mark-end text:id="IMark76264312"/>e all use <text:alphabetical-index-mark-start text:id="IMark52627752"/><text:alphabetical-index-mark-start text:id="IMark52910312"/>SQL<text:alphabetical-index-mark-end text:id="IMark52910312"/><text:alphabetical-index-mark-end text:id="IMark52627752"/> with varying degre<text:alphabetical-index-mark-start text:id="IMark63685048"/>es<text:alphabetical-index-mark-end text:id="IMark63685048"/> of compliance with standards, and each one of them has advantag<text:alphabetical-index-mark-start text:id="IMark52040168"/>es<text:alphabetical-index-mark-end text:id="IMark52040168"/> and disadvantag<text:alphabetical-index-mark-start text:id="IMark77458216"/>es<text:alphabetical-index-mark-end text:id="IMark77458216"/>. This topic is fully discussed in <text:alphabetical-index-mark-start text:id="IMark75162296"/><text:alphabetical-index-mark-start text:id="IMark82048952"/>DGIIIAI<text:alphabetical-index-mark-end text:id="IMark82048952"/><text:alphabetical-index-mark-end text:id="IMark75162296"/>.pd<text:span text:style-name="T69">f</text:span> but suffice to say for now that <text:alphabetical-index-mark-start text:id="IMark79791640"/>Sqlite3<text:alphabetical-index-mark-end text:id="IMark79791640"/> was the choice for this <text:alphabetical-index-mark-start text:id="IMark64638088"/>project<text:alphabetical-index-mark-end text:id="IMark64638088"/> after evaluating the <text:alphabetical-index-mark-start text:id="IMark77419784"/><text:alphabetical-index-mark-start text:id="IMark75952712"/>system<text:alphabetical-index-mark-end text:id="IMark75952712"/><text:alphabetical-index-mark-end text:id="IMark77419784"/>s mentioned in this paragraph.</text:p>
      <text:p text:style-name="P28"/>
      <text:p text:style-name="P29">This do<text:alphabetical-index-mark-start text:id="IMark74968792"/>es<text:alphabetical-index-mark-end text:id="IMark74968792"/> note mean that those other <text:alphabetical-index-mark-start text:id="IMark73682008"/>R<text:alphabetical-index-mark-start text:id="IMark76074472"/>DBMS<text:alphabetical-index-mark-end text:id="IMark76074472"/><text:alphabetical-index-mark-end text:id="IMark73682008"/> are usel<text:alphabetical-index-mark-start text:id="IMark52272472"/>es<text:alphabetical-index-mark-end text:id="IMark52272472"/>s for <text:alphabetical-index-mark-start text:id="IMark77277880"/><text:alphabetical-index-mark-start text:id="IMark77823848"/>Orbiter<text:alphabetical-index-mark-end text:id="IMark77823848"/><text:alphabetical-index-mark-end text:id="IMark77277880"/> or the <text:alphabetical-index-mark-start text:id="IMark75220520"/><text:alphabetical-index-mark-start text:id="IMark75475080"/>DGIIIAI<text:alphabetical-index-mark-end text:id="IMark75475080"/><text:alphabetical-index-mark-end text:id="IMark75220520"/> <text:alphabetical-index-mark-start text:id="IMark80318520"/>project<text:alphabetical-index-mark-end text:id="IMark80318520"/>; quite on the contrary, it would be inter<text:alphabetical-index-mark-start text:id="IMark76717944"/>es<text:alphabetical-index-mark-end text:id="IMark76717944"/>ting to <text:alphabetical-index-mark-start text:id="IMark74927192"/>develop<text:alphabetical-index-mark-end text:id="IMark74927192"/> a <text:alphabetical-index-mark-start text:id="IMark73583608"/>layer<text:alphabetical-index-mark-end text:id="IMark73583608"/> of <text:alphabetical-index-mark-start text:id="IMark73197400"/>compatibility<text:alphabetical-index-mark-end text:id="IMark73197400"/> with those <text:alphabetical-index-mark-start text:id="IMark76221832"/><text:alphabetical-index-mark-start text:id="IMark75996216"/>system<text:alphabetical-index-mark-end text:id="IMark75996216"/><text:alphabetical-index-mark-end text:id="IMark76221832"/>s and <text:alphabetical-index-mark-start text:id="IMark77335816"/><text:alphabetical-index-mark-start text:id="IMark75571336"/>DGIIIAI<text:alphabetical-index-mark-end text:id="IMark75571336"/><text:alphabetical-index-mark-end text:id="IMark77335816"/> + <text:alphabetical-index-mark-start text:id="IMark75804024"/><text:alphabetical-index-mark-start text:id="IMark38304504"/><text:alphabetical-index-mark-start text:id="IMark74940152"/><text:alphabetical-index-mark-start text:id="IMark63145992"/>SQLC<text:alphabetical-index-mark-end text:id="IMark63145992"/><text:alphabetical-index-mark-end text:id="IMark74940152"/><text:alphabetical-index-mark-end text:id="IMark38304504"/><text:alphabetical-index-mark-end text:id="IMark75804024"/>.</text:p>
      <text:p text:style-name="P29"/>
      <text:p text:style-name="P30">But if you are now thinking about <text:alphabetical-index-mark-start text:id="IMark73287160"/>ODBC<text:alphabetical-index-mark-end text:id="IMark73287160"/> to achieve such goals, I would recommend against following that route due to the need for <text:alphabetical-index-mark-start text:id="IMark74097688"/>speed<text:alphabetical-index-mark-end text:id="IMark74097688"/>. It would be much better to <text:alphabetical-index-mark-start text:id="IMark76324712"/>develop<text:alphabetical-index-mark-end text:id="IMark76324712"/> C or <text:alphabetical-index-mark-start text:id="IMark79799352"/>C++<text:alphabetical-index-mark-end text:id="IMark79799352"/> based <text:alphabetical-index-mark-start text:id="IMark67398584"/>interfac<text:alphabetical-index-mark-start text:id="IMark73020024"/>e<text:alphabetical-index-mark-end text:id="IMark67398584"/>s<text:alphabetical-index-mark-end text:id="IMark73020024"/>.</text:p>
      <text:p text:style-name="P30"/>
      <text:p text:style-name="P30"/>
      <text:h text:style-name="Heading_20_2" text:outline-level="2"><text:bookmark-start text:name="__RefHeading___Toc1657_964193841"/>3.2. Use of <text:alphabetical-index-mark-start text:id="IMark75842280"/><text:alphabetical-index-mark-start text:id="IMark76721576"/><text:alphabetical-index-mark-start text:id="IMark52889944"/><text:alphabetical-index-mark-start text:id="IMark76991832"/>SQLC<text:alphabetical-index-mark-end text:id="IMark76991832"/><text:alphabetical-index-mark-end text:id="IMark52889944"/><text:alphabetical-index-mark-end text:id="IMark76721576"/><text:alphabetical-index-mark-end text:id="IMark75842280"/> with other <text:alphabetical-index-mark-start text:id="IMark79875880"/><text:alphabetical-index-mark-start text:id="IMark75023608"/>SQL<text:alphabetical-index-mark-end text:id="IMark75023608"/><text:alphabetical-index-mark-end text:id="IMark79875880"/> <text:alphabetical-index-mark-start text:id="IMark52699576"/>compatible<text:alphabetical-index-mark-end text:id="IMark52699576"/> <text:alphabetical-index-mark-start text:id="IMark39872856"/><text:alphabetical-index-mark-start text:id="IMark76016200"/>MFD<text:alphabetical-index-mark-end text:id="IMark76016200"/><text:alphabetical-index-mark-end text:id="IMark39872856"/> <text:alphabetical-index-mark-start text:id="IMark78579688"/>modul<text:alphabetical-index-mark-start text:id="IMark52482248"/>e<text:alphabetical-index-mark-end text:id="IMark78579688"/>s<text:alphabetical-index-mark-end text:id="IMark52482248"/>.<text:bookmark-end text:name="__RefHeading___Toc1657_964193841"/></text:h>
      <text:p text:style-name="P8"/>
      <text:p text:style-name="P30">It is perfectly possible to <text:alphabetical-index-mark-start text:id="IMark74394536"/>develop<text:alphabetical-index-mark-end text:id="IMark74394536"/> new <text:alphabetical-index-mark-start text:id="IMark76367464"/><text:alphabetical-index-mark-start text:id="IMark75718664"/>MFD<text:alphabetical-index-mark-end text:id="IMark75718664"/><text:alphabetical-index-mark-end text:id="IMark76367464"/> <text:alphabetical-index-mark-start text:id="IMark67382408"/>modul<text:alphabetical-index-mark-start text:id="IMark73574888"/>e<text:alphabetical-index-mark-end text:id="IMark67382408"/>s<text:alphabetical-index-mark-end text:id="IMark73574888"/> to deal with things like cargo, environmental <text:soft-page-break/><text:alphabetical-index-mark-start text:id="IMark75162296"/><text:alphabetical-index-mark-start text:id="IMark82048952"/>system<text:alphabetical-index-mark-end text:id="IMark82048952"/><text:alphabetical-index-mark-end text:id="IMark75162296"/>s, etc. outside of the <text:alphabetical-index-mark-start text:id="IMark77458216"/><text:alphabetical-index-mark-start text:id="IMark52040168"/>DGIIIAI<text:alphabetical-index-mark-end text:id="IMark52040168"/><text:alphabetical-index-mark-end text:id="IMark77458216"/> <text:alphabetical-index-mark-start text:id="IMark63685048"/><text:alphabetical-index-mark-start text:id="IMark52627752"/>AIE<text:alphabetical-index-mark-end text:id="IMark52627752"/><text:alphabetical-index-mark-end text:id="IMark63685048"/> <text:alphabetical-index-mark-start text:id="IMark52910312"/>real<text:alphabetical-index-mark-end text:id="IMark52910312"/>m, and share <text:alphabetical-index-mark-start text:id="IMark76264312"/>data<text:alphabetical-index-mark-end text:id="IMark76264312"/> thorough the same <text:alphabetical-index-mark-start text:id="IMark29562568"/>R<text:alphabetical-index-mark-start text:id="IMark77780664"/>DBMS<text:alphabetical-index-mark-end text:id="IMark77780664"/><text:alphabetical-index-mark-end text:id="IMark29562568"/> used by <text:alphabetical-index-mark-start text:id="IMark81834616"/><text:alphabetical-index-mark-start text:id="IMark75820376"/><text:alphabetical-index-mark-start text:id="IMark75172024"/><text:alphabetical-index-mark-start text:id="IMark75952712"/>SQLC<text:alphabetical-index-mark-end text:id="IMark75952712"/><text:alphabetical-index-mark-end text:id="IMark75172024"/><text:alphabetical-index-mark-end text:id="IMark75820376"/><text:alphabetical-index-mark-end text:id="IMark81834616"/>.</text:p>
      <text:p text:style-name="P30"/>
      <text:p text:style-name="P31">This <text:alphabetical-index-mark-start text:id="IMark73395800"/><text:alphabetical-index-mark-start text:id="IMark79465768"/>system<text:alphabetical-index-mark-end text:id="IMark79465768"/><text:alphabetical-index-mark-end text:id="IMark73395800"/> prov<text:alphabetical-index-mark-start text:id="IMark79549912"/>es<text:alphabetical-index-mark-end text:id="IMark79549912"/> that it is possible to use a <text:alphabetical-index-mark-start text:id="IMark52558760"/>relational<text:alphabetical-index-mark-end text:id="IMark52558760"/> <text:alphabetical-index-mark-start text:id="IMark76910712"/><text:alphabetical-index-mark-start text:id="IMark63237448"/>data<text:alphabetical-index-mark-end text:id="IMark63237448"/>base<text:alphabetical-index-mark-end text:id="IMark76910712"/> in conjunction with <text:alphabetical-index-mark-start text:id="IMark52154392"/>OSFS<text:alphabetical-index-mark-end text:id="IMark52154392"/> <text:alphabetical-index-mark-start text:id="IMark77669224"/>modul<text:alphabetical-index-mark-start text:id="IMark38304504"/>e<text:alphabetical-index-mark-end text:id="IMark77669224"/>s<text:alphabetical-index-mark-end text:id="IMark38304504"/>; now the sky is the limit as to what can be achieved, and the b<text:alphabetical-index-mark-start text:id="IMark75804024"/>es<text:alphabetical-index-mark-end text:id="IMark75804024"/>t part is that using <text:alphabetical-index-mark-start text:id="IMark74940152"/><text:alphabetical-index-mark-start text:id="IMark63145992"/>SQL<text:alphabetical-index-mark-end text:id="IMark63145992"/><text:alphabetical-index-mark-end text:id="IMark74940152"/> any <text:alphabetical-index-mark-start text:id="IMark77335816"/>table<text:alphabetical-index-mark-end text:id="IMark77335816"/> of any <text:alphabetical-index-mark-start text:id="IMark75571336"/><text:alphabetical-index-mark-start text:id="IMark76221832"/>data<text:alphabetical-index-mark-end text:id="IMark76221832"/>base<text:alphabetical-index-mark-end text:id="IMark75571336"/> used in su<text:span text:style-name="T69">c</text:span>h a fashion can be lined to any other using just <text:alphabetical-index-mark-start text:id="IMark75996216"/><text:alphabetical-index-mark-start text:id="IMark73197400"/>SQL<text:alphabetical-index-mark-end text:id="IMark73197400"/><text:alphabetical-index-mark-end text:id="IMark75996216"/> queri<text:alphabetical-index-mark-start text:id="IMark73583608"/>es<text:alphabetical-index-mark-end text:id="IMark73583608"/>, with no need for other <text:alphabetical-index-mark-start text:id="IMark74927192"/>interface<text:alphabetical-index-mark-end text:id="IMark74927192"/> methods.</text:p>
      <text:p text:style-name="P31"/>
      <text:p text:style-name="P31"/>
      <text:h text:style-name="Heading_20_2" text:outline-level="2"><text:bookmark-start text:name="__RefHeading___Toc1659_964193841"/>3.3. Additional <text:alphabetical-index-mark-start text:id="IMark77823848"/><text:alphabetical-index-mark-start text:id="IMark73682008"/>AIE<text:alphabetical-index-mark-end text:id="IMark73682008"/><text:alphabetical-index-mark-end text:id="IMark77823848"/> <text:alphabetical-index-mark-start text:id="IMark76074472"/><text:alphabetical-index-mark-start text:id="IMark74968792"/>function<text:alphabetical-index-mark-end text:id="IMark74968792"/><text:alphabetical-index-mark-end text:id="IMark76074472"/>s for <text:alphabetical-index-mark-start text:id="IMark74871336"/><text:alphabetical-index-mark-start text:id="IMark79299944"/><text:alphabetical-index-mark-start text:id="IMark82109304"/><text:alphabetical-index-mark-start text:id="IMark76769672"/>SQLC<text:alphabetical-index-mark-end text:id="IMark76769672"/><text:alphabetical-index-mark-end text:id="IMark82109304"/><text:alphabetical-index-mark-end text:id="IMark79299944"/><text:alphabetical-index-mark-end text:id="IMark74871336"/>.<text:bookmark-end text:name="__RefHeading___Toc1659_964193841"/></text:h>
      <text:p text:style-name="P32"/>
      <text:p text:style-name="P32">So far <text:alphabetical-index-mark-start text:id="IMark73020024"/><text:alphabetical-index-mark-start text:id="IMark79799352"/><text:alphabetical-index-mark-start text:id="IMark76324712"/><text:alphabetical-index-mark-start text:id="IMark74097688"/>SQLC<text:alphabetical-index-mark-end text:id="IMark74097688"/><text:alphabetical-index-mark-end text:id="IMark76324712"/><text:alphabetical-index-mark-end text:id="IMark79799352"/><text:alphabetical-index-mark-end text:id="IMark73020024"/> provid<text:alphabetical-index-mark-start text:id="IMark73287160"/>es<text:alphabetical-index-mark-end text:id="IMark73287160"/> basic acc<text:alphabetical-index-mark-start text:id="IMark74785848"/>es<text:alphabetical-index-mark-end text:id="IMark74785848"/>s and <text:alphabetical-index-mark-start text:id="IMark76720504"/><text:alphabetical-index-mark-start text:id="IMark80310056"/>function<text:alphabetical-index-mark-end text:id="IMark80310056"/><text:alphabetical-index-mark-end text:id="IMark76720504"/>ality <text:s/>to <text:alphabetical-index-mark-start text:id="IMark75133800"/>interact<text:alphabetical-index-mark-end text:id="IMark75133800"/> with <text:alphabetical-index-mark-start text:id="IMark77302344"/><text:alphabetical-index-mark-start text:id="IMark52040968"/>DGIIIAI<text:alphabetical-index-mark-end text:id="IMark52040968"/><text:alphabetical-index-mark-end text:id="IMark77302344"/>. There is nothing that forbids putting more specialized <text:alphabetical-index-mark-start text:id="IMark78384088"/><text:alphabetical-index-mark-start text:id="IMark78579688"/>function<text:alphabetical-index-mark-end text:id="IMark78579688"/><text:alphabetical-index-mark-end text:id="IMark78384088"/> on the current <text:alphabetical-index-mark-start text:id="IMark52482248"/><text:alphabetical-index-mark-start text:id="IMark39872856"/>MFD<text:alphabetical-index-mark-end text:id="IMark39872856"/><text:alphabetical-index-mark-end text:id="IMark52482248"/>.</text:p>
      <text:p text:style-name="P30"/>
      <text:p text:style-name="P30"/>
      <text:p text:style-name="P8"/>
      <text:p text:style-name="P8"/>
      <text:h text:style-name="P89" text:outline-level="1"><text:bookmark-start text:name="__RefHeading___Toc72868_673741182"/>4. <text:alphabetical-index-mark-start text:id="IMark76216664"/><text:alphabetical-index-mark-start text:id="IMark75820376"/><text:alphabetical-index-mark-start text:id="IMark81834616"/>Expert<text:alphabetical-index-mark-end text:id="IMark81834616"/><text:alphabetical-index-mark-end text:id="IMark75820376"/><text:alphabetical-index-mark-end text:id="IMark76216664"/> <text:alphabetical-index-mark-start text:id="IMark75172024"/><text:alphabetical-index-mark-start text:id="IMark75952712"/><text:alphabetical-index-mark-start text:id="IMark29562568"/>system<text:bookmark-end text:name="__RefHeading___Toc72868_673741182"/><text:alphabetical-index-mark-end text:id="IMark29562568"/><text:alphabetical-index-mark-end text:id="IMark75952712"/><text:alphabetical-index-mark-end text:id="IMark75172024"/></text:h>
      <text:p text:style-name="P8"/>
      <text:p text:style-name="P12"><text:alphabetical-index-mark-start text:id="IMark52910312"/><text:alphabetical-index-mark-start text:id="IMark63685048"/><text:alphabetical-index-mark-start text:id="IMark52627752"/><text:alphabetical-index-mark-start text:id="IMark77458216"/>SQLC<text:alphabetical-index-mark-end text:id="IMark77458216"/><text:alphabetical-index-mark-end text:id="IMark52627752"/><text:alphabetical-index-mark-end text:id="IMark63685048"/><text:alphabetical-index-mark-end text:id="IMark52910312"/> was d<text:alphabetical-index-mark-start text:id="IMark52040168"/>es<text:alphabetical-index-mark-end text:id="IMark52040168"/>igned to work as an onboard <text:alphabetical-index-mark-start text:id="IMark75162296"/>interface<text:alphabetical-index-mark-end text:id="IMark75162296"/> to DGIIAI’s <text:alphabetical-index-mark-start text:id="IMark82048952"/><text:alphabetical-index-mark-start text:id="IMark73574888"/>expert<text:alphabetical-index-mark-end text:id="IMark73574888"/><text:alphabetical-index-mark-end text:id="IMark82048952"/> <text:alphabetical-index-mark-start text:id="IMark67382408"/><text:alphabetical-index-mark-start text:id="IMark76367464"/>system<text:alphabetical-index-mark-end text:id="IMark76367464"/><text:alphabetical-index-mark-end text:id="IMark67382408"/>; <text:span text:style-name="T9">it do</text:span><text:alphabetical-index-mark-start text:id="IMark75718664"/><text:span text:style-name="T9">es</text:span><text:alphabetical-index-mark-end text:id="IMark75718664"/><text:span text:style-name="T9"> not work as an independent </text:span><text:alphabetical-index-mark-start text:id="IMark74394536"/><text:alphabetical-index-mark-start text:id="IMark77419784"/><text:span text:style-name="T9">MFD</text:span><text:alphabetical-index-mark-end text:id="IMark77419784"/><text:alphabetical-index-mark-end text:id="IMark74394536"/>. </text:p>
      <text:p text:style-name="P12"/>
      <text:p text:style-name="P12">It is not the scope of this <text:alphabetical-index-mark-start text:id="IMark76221832"/>document<text:alphabetical-index-mark-end text:id="IMark76221832"/> to d<text:alphabetical-index-mark-start text:id="IMark77335816"/>es<text:alphabetical-index-mark-end text:id="IMark77335816"/>cribe the characteristics of the <text:alphabetical-index-mark-start text:id="IMark74940152"/><text:alphabetical-index-mark-start text:id="IMark63145992"/>AIE<text:alphabetical-index-mark-end text:id="IMark63145992"/><text:alphabetical-index-mark-end text:id="IMark74940152"/> of the intelligent <text:alphabetical-index-mark-start text:id="IMark75804024"/>Delta<text:alphabetical-index-mark-end text:id="IMark75804024"/> <text:alphabetical-index-mark-start text:id="IMark38304504"/>Glider<text:alphabetical-index-mark-end text:id="IMark38304504"/>, so for details on that matter you should read the <text:alphabetical-index-mark-start text:id="IMark77669224"/>file<text:alphabetical-index-mark-end text:id="IMark77669224"/> ~/docs/<text:alphabetical-index-mark-start text:id="IMark52154392"/><text:alphabetical-index-mark-start text:id="IMark76910712"/>DGIIIAI<text:alphabetical-index-mark-end text:id="IMark76910712"/><text:alphabetical-index-mark-end text:id="IMark52154392"/>/<text:alphabetical-index-mark-start text:id="IMark63237448"/><text:alphabetical-index-mark-start text:id="IMark52558760"/>DGIIIAI<text:alphabetical-index-mark-end text:id="IMark52558760"/><text:alphabetical-index-mark-end text:id="IMark63237448"/>.pdf <text:span text:style-name="T39">and it is recommendable that you become at least acquainted with that </text:span><text:alphabetical-index-mark-start text:id="IMark79549912"/><text:span text:style-name="T39">document</text:span><text:alphabetical-index-mark-end text:id="IMark79549912"/><text:span text:style-name="T39"> before attempting to use this </text:span><text:alphabetical-index-mark-start text:id="IMark73395800"/><text:span text:style-name="T39">module</text:span><text:alphabetical-index-mark-end text:id="IMark73395800"/><text:span text:style-name="T39">.</text:span></text:p>
      <text:p text:style-name="P11"/>
      <text:p text:style-name="P13">What <text:alphabetical-index-mark-start text:id="IMark75220520"/><text:alphabetical-index-mark-start text:id="IMark80318520"/><text:alphabetical-index-mark-start text:id="IMark77277880"/><text:alphabetical-index-mark-start text:id="IMark75475080"/>SQLC<text:alphabetical-index-mark-end text:id="IMark75475080"/><text:alphabetical-index-mark-end text:id="IMark77277880"/><text:alphabetical-index-mark-end text:id="IMark80318520"/><text:alphabetical-index-mark-end text:id="IMark75220520"/> allows the user to do is to <text:alphabetical-index-mark-start text:id="IMark79299944"/><text:alphabetical-index-mark-start text:id="IMark74871336"/>send<text:alphabetical-index-mark-end text:id="IMark74871336"/><text:alphabetical-index-mark-end text:id="IMark79299944"/> commands to the <text:alphabetical-index-mark-start text:id="IMark82109304"/><text:alphabetical-index-mark-start text:id="IMark76769672"/>AIE<text:alphabetical-index-mark-end text:id="IMark76769672"/><text:alphabetical-index-mark-end text:id="IMark82109304"/> in different ways like raw <text:alphabetical-index-mark-start text:id="IMark76074472"/><text:alphabetical-index-mark-start text:id="IMark74968792"/>SQL<text:alphabetical-index-mark-end text:id="IMark74968792"/><text:alphabetical-index-mark-end text:id="IMark76074472"/> instructions, specialized calls to %<text:alphabetical-index-mark-start text:id="IMark77823848"/>mode%<text:alphabetical-index-mark-end text:id="IMark77823848"/> facts, <text:alphabetical-index-mark-start text:id="IMark73682008"/><text:alphabetical-index-mark-start text:id="IMark52272472"/><text:span text:style-name="T39">program</text:span><text:alphabetical-index-mark-end text:id="IMark52272472"/><text:alphabetical-index-mark-end text:id="IMark73682008"/><text:span text:style-name="T39"> </text:span><text:alphabetical-index-mark-start text:id="IMark67398584"/><text:span text:style-name="T39">load</text:span><text:alphabetical-index-mark-end text:id="IMark67398584"/><text:span text:style-name="T39">ing and </text:span><text:alphabetical-index-mark-start text:id="IMark81454152"/><text:span text:style-name="T39">un</text:span><text:alphabetical-index-mark-start text:id="IMark39872856"/><text:span text:style-name="T39">load</text:span><text:alphabetical-index-mark-end text:id="IMark39872856"/><text:alphabetical-index-mark-end text:id="IMark81454152"/><text:span text:style-name="T39">ing</text:span> and calls to facts using the fact <text:alphabetical-index-mark-start text:id="IMark52482248"/><text:alphabetical-index-mark-start text:id="IMark78384088"/>Item<text:alphabetical-index-mark-end text:id="IMark78384088"/><text:alphabetical-index-mark-end text:id="IMark52482248"/> and <text:alphabetical-index-mark-start text:id="IMark78579688"/><text:alphabetical-index-mark-start text:id="IMark77302344"/>Value<text:alphabetical-index-mark-end text:id="IMark77302344"/><text:alphabetical-index-mark-end text:id="IMark78579688"/> <text:alphabetical-index-mark-start text:id="IMark52040968"/>field<text:alphabetical-index-mark-end text:id="IMark52040968"/>s.</text:p>
      <text:p text:style-name="P13"/>
      <text:p text:style-name="P26">In this way, it should be regarded as the user <text:alphabetical-index-mark-start text:id="IMark73287160"/>interface<text:alphabetical-index-mark-end text:id="IMark73287160"/> for the <text:alphabetical-index-mark-start text:id="IMark73020024"/><text:alphabetical-index-mark-start text:id="IMark79799352"/>AIE<text:alphabetical-index-mark-end text:id="IMark79799352"/><text:alphabetical-index-mark-end text:id="IMark73020024"/> of the <text:alphabetical-index-mark-start text:id="IMark76324712"/><text:alphabetical-index-mark-start text:id="IMark74097688"/>DGIIIAI<text:alphabetical-index-mark-end text:id="IMark74097688"/><text:alphabetical-index-mark-end text:id="IMark76324712"/> <text:alphabetical-index-mark-start text:id="IMark76016200"/>project<text:alphabetical-index-mark-end text:id="IMark76016200"/>, being <text:alphabetical-index-mark-start text:id="IMark79875880"/>es<text:alphabetical-index-mark-end text:id="IMark79875880"/>sentially an <text:alphabetical-index-mark-start text:id="IMark52699576"/>interface<text:alphabetical-index-mark-end text:id="IMark52699576"/> to <text:alphabetical-index-mark-start text:id="IMark75842280"/>Sqlite3<text:alphabetical-index-mark-end text:id="IMark75842280"/> <text:alphabetical-index-mark-start text:id="IMark75023608"/><text:alphabetical-index-mark-start text:id="IMark52889944"/>data<text:alphabetical-index-mark-end text:id="IMark52889944"/>bas<text:alphabetical-index-mark-start text:id="IMark76721576"/>e<text:alphabetical-index-mark-end text:id="IMark75023608"/>s<text:alphabetical-index-mark-end text:id="IMark76721576"/> and specifically, those used on <text:alphabetical-index-mark-start text:id="IMark67370968"/><text:alphabetical-index-mark-start text:id="IMark76991832"/>DGIIIAI<text:alphabetical-index-mark-end text:id="IMark76991832"/><text:alphabetical-index-mark-end text:id="IMark67370968"/>.</text:p>
      <text:p text:style-name="P26"/>
      <text:p text:style-name="P26">You can also acc<text:alphabetical-index-mark-start text:id="IMark76216664"/>es<text:alphabetical-index-mark-end text:id="IMark76216664"/>s the <text:alphabetical-index-mark-start text:id="IMark75820376"/><text:alphabetical-index-mark-start text:id="IMark81834616"/>data<text:alphabetical-index-mark-end text:id="IMark81834616"/>bas<text:alphabetical-index-mark-start text:id="IMark80586616"/>e<text:alphabetical-index-mark-end text:id="IMark75820376"/>s<text:alphabetical-index-mark-end text:id="IMark80586616"/> used by <text:alphabetical-index-mark-start text:id="IMark76264312"/><text:alphabetical-index-mark-start text:id="IMark77780664"/>DGIIIAI<text:alphabetical-index-mark-end text:id="IMark77780664"/><text:alphabetical-index-mark-end text:id="IMark76264312"/> and <text:alphabetical-index-mark-start text:id="IMark67382408"/><text:alphabetical-index-mark-start text:id="IMark76367464"/><text:alphabetical-index-mark-start text:id="IMark82048952"/><text:alphabetical-index-mark-start text:id="IMark73574888"/>SQLC<text:alphabetical-index-mark-end text:id="IMark73574888"/><text:alphabetical-index-mark-end text:id="IMark82048952"/><text:alphabetical-index-mark-end text:id="IMark76367464"/><text:alphabetical-index-mark-end text:id="IMark67382408"/> by means of any <text:alphabetical-index-mark-start text:id="IMark75162296"/>Sqlite3<text:alphabetical-index-mark-end text:id="IMark75162296"/> <text:alphabetical-index-mark-start text:id="IMark52040168"/>compatible<text:alphabetical-index-mark-end text:id="IMark52040168"/> <text:alphabetical-index-mark-start text:id="IMark52910312"/><text:alphabetical-index-mark-start text:id="IMark63685048"/>data<text:alphabetical-index-mark-end text:id="IMark63685048"/>base<text:alphabetical-index-mark-end text:id="IMark52910312"/> <text:alphabetical-index-mark-start text:id="IMark52627752"/>manage<text:alphabetical-index-mark-end text:id="IMark52627752"/>r or editor, but <text:alphabetical-index-mark-start text:id="IMark77458216"/><text:alphabetical-index-mark-start text:id="IMark79791640"/><text:alphabetical-index-mark-start text:id="IMark75718664"/><text:alphabetical-index-mark-start text:id="IMark77419784"/>SQLC<text:alphabetical-index-mark-end text:id="IMark77419784"/><text:alphabetical-index-mark-end text:id="IMark75718664"/><text:alphabetical-index-mark-end text:id="IMark79791640"/><text:alphabetical-index-mark-end text:id="IMark77458216"/> provid<text:alphabetical-index-mark-start text:id="IMark74394536"/>es<text:alphabetical-index-mark-end text:id="IMark74394536"/> some <text:alphabetical-index-mark-start text:id="IMark75571336"/>conv<text:span text:style-name="T55">en</text:span>ience<text:alphabetical-index-mark-end text:id="IMark75571336"/> <text:alphabetical-index-mark-start text:id="IMark64638088"/><text:alphabetical-index-mark-start text:id="IMark63237448"/>function<text:alphabetical-index-mark-end text:id="IMark63237448"/><text:alphabetical-index-mark-end text:id="IMark64638088"/>s to do so from within an <text:alphabetical-index-mark-start text:id="IMark52558760"/>OSFS<text:alphabetical-index-mark-end text:id="IMark52558760"/> <text:alphabetical-index-mark-start text:id="IMark52154392"/>s<text:alphabetical-index-mark-start text:id="IMark76910712"/>es<text:alphabetical-index-mark-end text:id="IMark76910712"/>sion<text:alphabetical-index-mark-end text:id="IMark52154392"/>.</text:p>
      <text:p text:style-name="P42"/>
      <text:h text:style-name="Heading_20_2" text:outline-level="2"><text:bookmark-start text:name="__RefHeading___Toc4357_1164564522"/>4.1. <text:alphabetical-index-mark-start text:id="IMark74940152"/>AIE<text:alphabetical-index-mark-end text:id="IMark74940152"/> loop.<text:bookmark-end text:name="__RefHeading___Toc4357_1164564522"/></text:h>
      <text:p text:style-name="P63"/>
      <text:p text:style-name="P65">The <text:alphabetical-index-mark-start text:id="IMark79549912"/>AIE<text:alphabetical-index-mark-end text:id="IMark79549912"/> works on a loop composed by various steps identified by the <text:span text:style-name="T44">Status</text:span> <text:alphabetical-index-mark-start text:id="IMark76717944"/>string<text:alphabetical-index-mark-end text:id="IMark76717944"/> that each fact <text:alphabetical-index-mark-start text:id="IMark73395800"/>record<text:alphabetical-index-mark-end text:id="IMark73395800"/> is given. <text:alphabetical-index-mark-start text:id="IMark74927192"/><text:alphabetical-index-mark-start text:id="IMark73583608"/><text:span text:style-name="T71">SQLC</text:span><text:alphabetical-index-mark-end text:id="IMark73583608"/><text:alphabetical-index-mark-end text:id="IMark74927192"/><text:span text:style-name="T71"> exchanges </text:span><text:alphabetical-index-mark-start text:id="IMark73197400"/><text:span text:style-name="T71">data</text:span><text:alphabetical-index-mark-end text:id="IMark73197400"/><text:span text:style-name="T71"> only during one of these steps in order to maintain synchronization and avoid race </text:span><text:alphabetical-index-mark-start text:id="IMark75996216"/><text:span text:style-name="T71">condition</text:span><text:alphabetical-index-mark-end text:id="IMark75996216"/><text:span text:style-name="T71">s within the </text:span><text:alphabetical-index-mark-start text:id="IMark77823848"/><text:span text:style-name="T71">expert</text:span><text:alphabetical-index-mark-end text:id="IMark77823848"/><text:span text:style-name="T71"> </text:span><text:alphabetical-index-mark-start text:id="IMark76074472"/><text:span text:style-name="T71">system</text:span><text:alphabetical-index-mark-end text:id="IMark76074472"/><text:span text:style-name="T71">.</text:span></text:p>
      <text:p text:style-name="P63"/>
      <text:p text:style-name="P66">The Status <text:alphabetical-index-mark-start text:id="IMark80318520"/>field<text:alphabetical-index-mark-end text:id="IMark80318520"/> is changed for all facts in <text:alphabetical-index-mark-start text:id="IMark77277880"/><text:span text:style-name="T44">sde_facts</text:span><text:alphabetical-index-mark-end text:id="IMark77277880"/> each time a <text:alphabetical-index-mark-start text:id="IMark75475080"/>number<text:alphabetical-index-mark-end text:id="IMark75475080"/> of tasks are finished.</text:p>
      <text:p text:style-name="P63"/>
      <text:h text:style-name="Heading_20_3" text:outline-level="3"><text:bookmark-start text:name="__RefHeading___Toc4359_1164564522"/>4.1.1. <text:span text:style-name="T44">St</text:span><text:span text:style-name="T50">atus =</text:span><text:span text:style-name="T44"> ‘sentodb’</text:span><text:bookmark-end text:name="__RefHeading___Toc4359_1164564522"/></text:h>
      <text:p text:style-name="P63"/>
      <text:p text:style-name="P63"><text:alphabetical-index-mark-start text:id="IMark80310056"/>Data<text:alphabetical-index-mark-end text:id="IMark80310056"/> is gathered from the OAPI and facts in <text:alphabetical-index-mark-start text:id="IMark76991832"/><text:span text:style-name="T44">sde_facts</text:span><text:alphabetical-index-mark-end text:id="IMark76991832"/> are <text:alphabetical-index-mark-start text:id="IMark67370968"/><text:alphabetical-index-mark-start text:id="IMark76721576"/>update<text:alphabetical-index-mark-end text:id="IMark76721576"/><text:alphabetical-index-mark-end text:id="IMark67370968"/>d.</text:p>
      <text:p text:style-name="P63"><text:soft-page-break/></text:p>
      <text:p text:style-name="P63"/>
      <text:h text:style-name="Heading_20_3" text:outline-level="3"><text:bookmark-start text:name="__RefHeading___Toc4361_1164564522"/>4.1.2. <text:span text:style-name="T44">St</text:span><text:span text:style-name="T50">atus =</text:span><text:span text:style-name="T44"> ‘getfrom</text:span><text:alphabetical-index-mark-start text:id="IMark76324712"/><text:span text:style-name="T44">network</text:span><text:alphabetical-index-mark-end text:id="IMark76324712"/><text:span text:style-name="T44">’</text:span><text:bookmark-end text:name="__RefHeading___Toc4361_1164564522"/></text:h>
      <text:p text:style-name="P63"/>
      <text:p text:style-name="P64"><text:alphabetical-index-mark-start text:id="IMark75718664"/>Data<text:alphabetical-index-mark-end text:id="IMark75718664"/> is exchanged with <text:alphabetical-index-mark-start text:id="IMark77419784"/><text:alphabetical-index-mark-start text:id="IMark52627752"/><text:span text:style-name="T71">SQLC</text:span><text:alphabetical-index-mark-end text:id="IMark52627752"/><text:alphabetical-index-mark-end text:id="IMark77419784"/><text:span text:style-name="T71"> and any other external </text:span><text:alphabetical-index-mark-start text:id="IMark52910312"/><text:span text:style-name="T71">module</text:span><text:alphabetical-index-mark-end text:id="IMark52910312"/>. <text:alphabetical-index-mark-start text:id="IMark63685048"/><text:span text:style-name="T71">SQL</text:span><text:alphabetical-index-mark-end text:id="IMark63685048"/><text:span text:style-name="T71"> queries should be written so that <text:s/>Status = ‘</text:span><text:span text:style-name="T49">getfrom</text:span><text:alphabetical-index-mark-start text:id="IMark52040168"/><text:span text:style-name="T49">network</text:span><text:alphabetical-index-mark-end text:id="IMark52040168"/><text:span text:style-name="T71">’ is a necessary </text:span><text:alphabetical-index-mark-start text:id="IMark75162296"/><text:span text:style-name="T71">condition</text:span><text:alphabetical-index-mark-end text:id="IMark75162296"/><text:span text:style-name="T71"> within the statement.</text:span></text:p>
      <text:p text:style-name="P63"/>
      <text:p text:style-name="P63"/>
      <text:h text:style-name="Heading_20_3" text:outline-level="3"><text:bookmark-start text:name="__RefHeading___Toc4363_1164564522"/>4.1.3. <text:s/><text:span text:style-name="T44">St</text:span><text:span text:style-name="T50">atus = </text:span><text:span text:style-name="T44">‘applykbrules’</text:span><text:bookmark-end text:name="__RefHeading___Toc4363_1164564522"/></text:h>
      <text:p text:style-name="P63"/>
      <text:p text:style-name="P63">Rules are applied and facts are <text:alphabetical-index-mark-start text:id="IMark74940152"/><text:alphabetical-index-mark-start text:id="IMark77335816"/>update<text:alphabetical-index-mark-end text:id="IMark77335816"/><text:alphabetical-index-mark-end text:id="IMark74940152"/>d based on those rules. <text:span text:style-name="T71">At this point the </text:span><text:alphabetical-index-mark-start text:id="IMark79465768"/><text:span text:style-name="T71">ES</text:span><text:alphabetical-index-mark-end text:id="IMark79465768"/><text:span text:style-name="T71"> evaluates each rule in </text:span><text:alphabetical-index-mark-start text:id="IMark76221832"/><text:span text:style-name="T49">sde_rules</text:span><text:alphabetical-index-mark-end text:id="IMark76221832"/><text:span text:style-name="T71"> against the </text:span><text:alphabetical-index-mark-start text:id="IMark76527416"/><text:span text:style-name="T71">data</text:span><text:alphabetical-index-mark-end text:id="IMark76527416"/><text:span text:style-name="T71"> in </text:span><text:alphabetical-index-mark-start text:id="IMark79549912"/><text:span text:style-name="T49">sde_facts</text:span><text:alphabetical-index-mark-end text:id="IMark79549912"/><text:span text:style-name="T71">.</text:span></text:p>
      <text:p text:style-name="P63"/>
      <text:p text:style-name="P63"/>
      <text:h text:style-name="Heading_20_3" text:outline-level="3"><text:bookmark-start text:name="__RefHeading___Toc4365_1164564522"/>4.1.4. <text:span text:style-name="T44">St</text:span><text:span text:style-name="T50">atus =</text:span><text:span text:style-name="T44"> ‘dbtoact’</text:span><text:bookmark-end text:name="__RefHeading___Toc4365_1164564522"/></text:h>
      <text:p text:style-name="P63"/>
      <text:p text:style-name="P63"><text:alphabetical-index-mark-start text:id="IMark73682008"/>Data<text:alphabetical-index-mark-end text:id="IMark73682008"/> from <text:alphabetical-index-mark-start text:id="IMark67398584"/><text:span text:style-name="T44">sde_facts</text:span><text:alphabetical-index-mark-end text:id="IMark67398584"/> is sent <text:span text:style-name="T73">back </text:span>to the <text:alphabetical-index-mark-start text:id="IMark52272472"/><text:span text:style-name="T73">ship</text:span><text:alphabetical-index-mark-end text:id="IMark52272472"/><text:span text:style-name="T73"> via the </text:span>OAPI <text:span text:style-name="T73">and to the actuator </text:span><text:alphabetical-index-mark-start text:id="IMark78208776"/><text:span text:style-name="T73">function</text:span><text:alphabetical-index-mark-end text:id="IMark78208776"/><text:span text:style-name="T73">s that will, for </text:span><text:alphabetical-index-mark-start text:id="IMark39872856"/><text:span text:style-name="T73">example</text:span><text:alphabetical-index-mark-end text:id="IMark39872856"/><text:span text:style-name="T73">, make the </text:span><text:alphabetical-index-mark-start text:id="IMark81454152"/><text:span text:style-name="T73">ship</text:span><text:alphabetical-index-mark-end text:id="IMark81454152"/><text:span text:style-name="T73"> turn, ascend, descend, retract or extend its landing gear, cooling panels, etc</text:span>.</text:p>
      <text:p text:style-name="P63"/>
      <text:p text:style-name="P63"/>
      <text:h text:style-name="Heading_20_2" text:outline-level="2"><text:bookmark-start text:name="__RefHeading___Toc4367_1164564522"/>4.2. <text:alphabetical-index-mark-start text:id="IMark67370968"/>Latency<text:bookmark-end text:name="__RefHeading___Toc4367_1164564522"/><text:alphabetical-index-mark-end text:id="IMark67370968"/></text:h>
      <text:p text:style-name="P66"/>
      <text:p text:style-name="P66">The steps described in <text:span text:style-name="T12">[4.1.]</text:span> are performed very fast. Thousands of queries are made each second as rules are applied, <text:alphabetical-index-mark-start text:id="IMark76016200"/>program<text:alphabetical-index-mark-end text:id="IMark76016200"/>s are <text:alphabetical-index-mark-start text:id="IMark79875880"/>load<text:alphabetical-index-mark-end text:id="IMark79875880"/>ed and <text:alphabetical-index-mark-start text:id="IMark74097688"/>un<text:alphabetical-index-mark-start text:id="IMark73020024"/>load<text:alphabetical-index-mark-end text:id="IMark73020024"/><text:alphabetical-index-mark-end text:id="IMark74097688"/>ed, and <text:alphabetical-index-mark-start text:id="IMark79799352"/>data<text:alphabetical-index-mark-end text:id="IMark79799352"/> is sent between <text:alphabetical-index-mark-start text:id="IMark73287160"/>module<text:alphabetical-index-mark-end text:id="IMark73287160"/>s and the <text:alphabetical-index-mark-start text:id="IMark75952712"/>AIE<text:alphabetical-index-mark-end text:id="IMark75952712"/>.</text:p>
      <text:p text:style-name="P66"/>
      <text:p text:style-name="P66">Indeed, the faster the computer running the <text:alphabetical-index-mark-start text:id="IMark79791640"/>OSFS<text:alphabetical-index-mark-end text:id="IMark79791640"/> <text:alphabetical-index-mark-start text:id="IMark77458216"/>session<text:alphabetical-index-mark-end text:id="IMark77458216"/>, the better. Plus, <text:alphabetical-index-mark-start text:id="IMark75718664"/>DGIIIAI<text:alphabetical-index-mark-end text:id="IMark75718664"/> has <text:alphabetical-index-mark-start text:id="IMark67382408"/>multi<text:alphabetical-index-mark-end text:id="IMark67382408"/> threaded <text:alphabetical-index-mark-start text:id="IMark77419784"/>code<text:alphabetical-index-mark-end text:id="IMark77419784"/>, so that in in computers that have more than one singe CPU core <text:alphabetical-index-mark-start text:id="IMark52627752"/>operation<text:alphabetical-index-mark-end text:id="IMark52627752"/>s become even faster.</text:p>
      <text:p text:style-name="P66"/>
      <text:p text:style-name="P66">Despite all this, the fact that <text:alphabetical-index-mark-start text:id="IMark82048952"/><text:alphabetical-index-mark-start text:id="IMark52040168"/>KB<text:alphabetical-index-mark-end text:id="IMark52040168"/><text:alphabetical-index-mark-end text:id="IMark82048952"/> <text:alphabetical-index-mark-start text:id="IMark73574888"/>operation<text:alphabetical-index-mark-end text:id="IMark73574888"/>s are intensive and in order to keep things coordinated and avoid race <text:alphabetical-index-mark-start text:id="IMark76264312"/>condition<text:alphabetical-index-mark-end text:id="IMark76264312"/>s in relation to the application of rules, <text:alphabetical-index-mark-start text:id="IMark75162296"/><text:alphabetical-index-mark-start text:id="IMark80586616"/>SQLC<text:alphabetical-index-mark-end text:id="IMark80586616"/><text:alphabetical-index-mark-end text:id="IMark75162296"/> and external <text:alphabetical-index-mark-start text:id="IMark77780664"/>module<text:alphabetical-index-mark-end text:id="IMark77780664"/>s should <text:soft-page-break/>only exchange <text:alphabetical-index-mark-start text:id="IMark81834616"/>data<text:alphabetical-index-mark-end text:id="IMark81834616"/> with the <text:alphabetical-index-mark-start text:id="IMark75820376"/>AIE<text:alphabetical-index-mark-end text:id="IMark75820376"/> during step [4.1.2.], while <text:span text:style-name="T44">Status = ‘getfrom</text:span><text:alphabetical-index-mark-start text:id="IMark77669224"/><text:span text:style-name="T44">network</text:span><text:alphabetical-index-mark-end text:id="IMark77669224"/><text:span text:style-name="T44">’</text:span>. This means that there is a certain <text:alphabetical-index-mark-start text:id="IMark76216664"/>latency<text:alphabetical-index-mark-end text:id="IMark76216664"/>, meaning that a fraction of time passes between the moment you <text:alphabetical-index-mark-start text:id="IMark52154392"/>send<text:alphabetical-index-mark-end text:id="IMark52154392"/> a command via <text:alphabetical-index-mark-start text:id="IMark76910712"/><text:alphabetical-index-mark-start text:id="IMark52558760"/>SQLC<text:alphabetical-index-mark-end text:id="IMark52558760"/><text:alphabetical-index-mark-end text:id="IMark76910712"/> and the processing of that command by the <text:alphabetical-index-mark-start text:id="IMark64638088"/>AIE<text:alphabetical-index-mark-end text:id="IMark64638088"/>.</text:p>
      <text:p text:style-name="P66"/>
      <text:p text:style-name="P67">You should not confuse this AI processing <text:alphabetical-index-mark-start text:id="IMark74968792"/>latency<text:alphabetical-index-mark-end text:id="IMark74968792"/> with the <text:alphabetical-index-mark-start text:id="IMark73395800"/>flight<text:alphabetical-index-mark-end text:id="IMark73395800"/> response of the <text:alphabetical-index-mark-start text:id="IMark79465768"/>ship<text:alphabetical-index-mark-end text:id="IMark79465768"/>. Factors like inertia, acceleration, etc. may also cause <text:alphabetical-index-mark-start text:id="IMark76221832"/>delay<text:alphabetical-index-mark-end text:id="IMark76221832"/>s in the response of <text:alphabetical-index-mark-start text:id="IMark76717944"/>DGIIIAI<text:alphabetical-index-mark-end text:id="IMark76717944"/>. Like in the case of any aircraft. </text:p>
      <text:p text:style-name="P67"/>
      <text:p text:style-name="P67">It is no coincidence that one thing that you learn when you are after a <text:alphabetical-index-mark-start text:id="IMark73583608"/>flight<text:alphabetical-index-mark-end text:id="IMark73583608"/> <text:alphabetical-index-mark-start text:id="IMark74927192"/>license<text:alphabetical-index-mark-end text:id="IMark74927192"/> in the <text:alphabetical-index-mark-start text:id="IMark75996216"/>real<text:alphabetical-index-mark-end text:id="IMark75996216"/> world is that you should think always in anticipation because aircraft almost never react immediately to the pilot’s <text:alphabetical-index-mark-start text:id="IMark73197400"/>input<text:alphabetical-index-mark-end text:id="IMark73197400"/>s. Take for <text:alphabetical-index-mark-start text:id="IMark76074472"/>example<text:alphabetical-index-mark-end text:id="IMark76074472"/>, the <text:alphabetical-index-mark-start text:id="IMark77823848"/>latency<text:alphabetical-index-mark-end text:id="IMark77823848"/> or <text:alphabetical-index-mark-start text:id="IMark76769672"/>delay<text:alphabetical-index-mark-end text:id="IMark76769672"/> between the moment in which a pilot throttles up the <text:alphabetical-index-mark-start text:id="IMark79299944"/>engine<text:alphabetical-index-mark-end text:id="IMark79299944"/>s of a plane, and the actual acceleration of the aircraft as a <text:alphabetical-index-mark-start text:id="IMark75220520"/>result<text:alphabetical-index-mark-end text:id="IMark75220520"/>.</text:p>
      <text:p text:style-name="P67"/>
      <text:p text:style-name="P67">So, pay attention to the <text:alphabetical-index-mark-start text:id="IMark80318520"/>latency<text:alphabetical-index-mark-end text:id="IMark80318520"/> of the AI <text:alphabetical-index-mark-start text:id="IMark75475080"/>system<text:alphabetical-index-mark-end text:id="IMark75475080"/> in addition to the time it takes for the <text:alphabetical-index-mark-start text:id="IMark77277880"/>ship<text:alphabetical-index-mark-end text:id="IMark77277880"/> to react. <text:span text:style-name="T72">It is not a lot of time, plus the </text:span><text:alphabetical-index-mark-start text:id="IMark73682008"/><text:span text:style-name="T72">Delta</text:span><text:alphabetical-index-mark-end text:id="IMark73682008"/><text:span text:style-name="T72"> </text:span><text:alphabetical-index-mark-start text:id="IMark78579688"/><text:span text:style-name="T72">Glider</text:span><text:alphabetical-index-mark-end text:id="IMark78579688"/><text:span text:style-name="T72"> is a pretty nimble </text:span><text:alphabetical-index-mark-start text:id="IMark67398584"/><text:span text:style-name="T72">ship</text:span><text:alphabetical-index-mark-end text:id="IMark67398584"/><text:span text:style-name="T72">, but precise and safe </text:span><text:alphabetical-index-mark-start text:id="IMark52040968"/><text:span text:style-name="T72">flight</text:span><text:alphabetical-index-mark-end text:id="IMark52040968"/><text:span text:style-name="T72"> requires taking into account what happens in every second in the air or in orbit.</text:span></text:p>
      <text:p text:style-name="P67"/>
      <text:h text:style-name="P89" text:outline-level="1"><text:bookmark-start text:name="__RefHeading___Toc72870_673741182"/>5. Use<text:bookmark-end text:name="__RefHeading___Toc72870_673741182"/></text:h>
      <text:p text:style-name="P8"/>
      <text:h text:style-name="Heading_20_2" text:outline-level="2"><text:bookmark-start text:name="__RefHeading___Toc1073_964193841"/>5.1. <text:alphabetical-index-mark-start text:id="IMark76991832"/><text:alphabetical-index-mark-start text:id="IMark52889944"/>Install<text:alphabetical-index-mark-end text:id="IMark52889944"/>ation<text:bookmark-end text:name="__RefHeading___Toc1073_964193841"/><text:alphabetical-index-mark-end text:id="IMark76991832"/></text:h>
      <text:p text:style-name="P16"/>
      <text:p text:style-name="P10"><text:alphabetical-index-mark-start text:id="IMark76324712"/><text:alphabetical-index-mark-start text:id="IMark73287160"/><text:alphabetical-index-mark-start text:id="IMark75952712"/><text:alphabetical-index-mark-start text:id="IMark79799352"/>SQLC<text:alphabetical-index-mark-end text:id="IMark79799352"/><text:alphabetical-index-mark-end text:id="IMark75952712"/><text:alphabetical-index-mark-end text:id="IMark73287160"/><text:alphabetical-index-mark-end text:id="IMark76324712"/> <text:alphabetical-index-mark-start text:id="IMark74097688"/>install<text:alphabetical-index-mark-end text:id="IMark74097688"/>s in a similar way that other similar <text:alphabetical-index-mark-start text:id="IMark73020024"/>modul<text:alphabetical-index-mark-start text:id="IMark79875880"/>e<text:alphabetical-index-mark-end text:id="IMark73020024"/>s<text:alphabetical-index-mark-end text:id="IMark79875880"/> <text:span text:style-name="T10">to ~/</text:span><text:alphabetical-index-mark-start text:id="IMark76016200"/><text:span text:style-name="T10">modul</text:span><text:alphabetical-index-mark-start text:id="IMark29562568"/><text:span text:style-name="T10">e</text:span><text:alphabetical-index-mark-end text:id="IMark76016200"/><text:span text:style-name="T10">s</text:span><text:alphabetical-index-mark-end text:id="IMark29562568"/><text:span text:style-name="T10">/</text:span><text:alphabetical-index-mark-start text:id="IMark75172024"/><text:alphabetical-index-mark-start text:id="IMark74394536"/><text:span text:style-name="T10">plug</text:span><text:alphabetical-index-mark-end text:id="IMark74394536"/><text:alphabetical-index-mark-end text:id="IMark75172024"/><text:span text:style-name="T10">in</text:span>, but in addition to the <text:alphabetical-index-mark-start text:id="IMark77419784"/>file<text:alphabetical-index-mark-end text:id="IMark77419784"/> <text:alphabetical-index-mark-start text:id="IMark52627752"/><text:alphabetical-index-mark-start text:id="IMark67382408"/><text:alphabetical-index-mark-start text:id="IMark75718664"/><text:alphabetical-index-mark-start text:id="IMark77458216"/>SQLC<text:alphabetical-index-mark-end text:id="IMark77458216"/><text:alphabetical-index-mark-end text:id="IMark75718664"/><text:alphabetical-index-mark-end text:id="IMark67382408"/><text:alphabetical-index-mark-end text:id="IMark52627752"/>.dll and its corr<text:alphabetical-index-mark-start text:id="IMark79791640"/>es<text:alphabetical-index-mark-end text:id="IMark79791640"/>ponding docs, it also <text:alphabetical-index-mark-start text:id="IMark52910312"/>install<text:alphabetical-index-mark-end text:id="IMark52910312"/>s a <text:alphabetical-index-mark-start text:id="IMark76367464"/><text:alphabetical-index-mark-start text:id="IMark63685048"/>data<text:alphabetical-index-mark-end text:id="IMark63685048"/>base<text:alphabetical-index-mark-end text:id="IMark76367464"/> in ~/<text:alphabetical-index-mark-start text:id="IMark75820376"/><text:alphabetical-index-mark-start text:id="IMark81834616"/>data<text:alphabetical-index-mark-end text:id="IMark81834616"/>bas<text:alphabetical-index-mark-start text:id="IMark77780664"/>e<text:alphabetical-index-mark-end text:id="IMark75820376"/>s<text:alphabetical-index-mark-end text:id="IMark77780664"/>/<text:alphabetical-index-mark-start text:id="IMark75162296"/><text:alphabetical-index-mark-start text:id="IMark80586616"/><text:alphabetical-index-mark-start text:id="IMark76264312"/><text:alphabetical-index-mark-start text:id="IMark73574888"/>SQLC<text:alphabetical-index-mark-end text:id="IMark73574888"/><text:alphabetical-index-mark-end text:id="IMark76264312"/><text:alphabetical-index-mark-end text:id="IMark80586616"/><text:alphabetical-index-mark-end text:id="IMark75162296"/>. It also requir<text:alphabetical-index-mark-start text:id="IMark82048952"/>es<text:alphabetical-index-mark-end text:id="IMark82048952"/> that ~/<text:alphabetical-index-mark-start text:id="IMark52040168"/><text:alphabetical-index-mark-start text:id="IMark63237448"/>data<text:alphabetical-index-mark-end text:id="IMark63237448"/>bas<text:alphabetical-index-mark-start text:id="IMark75571336"/>e<text:alphabetical-index-mark-end text:id="IMark52040168"/>s<text:alphabetical-index-mark-end text:id="IMark75571336"/>/<text:alphabetical-index-mark-start text:id="IMark77669224"/><text:alphabetical-index-mark-start text:id="IMark63145992"/>DGIIIAI<text:alphabetical-index-mark-end text:id="IMark63145992"/><text:alphabetical-index-mark-end text:id="IMark77669224"/>/<text:alphabetical-index-mark-start text:id="IMark76910712"/><text:alphabetical-index-mark-start text:id="IMark64638088"/>DGIIIAI<text:alphabetical-index-mark-end text:id="IMark64638088"/><text:alphabetical-index-mark-end text:id="IMark76910712"/>.db is <text:alphabetical-index-mark-start text:id="IMark52558760"/>install<text:alphabetical-index-mark-end text:id="IMark52558760"/>ed.</text:p>
      <text:p text:style-name="P8"/>
      <text:p text:style-name="P8"/>
      <text:h text:style-name="Heading_20_2" text:outline-level="2"><text:bookmark-start text:name="__RefHeading___Toc1075_964193841"/>5.2. <text:alphabetical-index-mark-start text:id="IMark76221832"/><text:alphabetical-index-mark-start text:id="IMark79465768"/>Function<text:alphabetical-index-mark-end text:id="IMark79465768"/><text:alphabetical-index-mark-end text:id="IMark76221832"/>s<text:bookmark-end text:name="__RefHeading___Toc1075_964193841"/></text:h>
      <text:p text:style-name="P17"/>
      <text:h text:style-name="Heading_20_3" text:outline-level="3"><text:bookmark-start text:name="__RefHeading___Toc1077_964193841"/>5.2.1. [<text:alphabetical-index-mark-start text:id="IMark76527416"/><text:alphabetical-index-mark-start text:id="IMark79549912"/>DB<text:alphabetical-index-mark-end text:id="IMark79549912"/><text:alphabetical-index-mark-end text:id="IMark76527416"/>]<text:bookmark-end text:name="__RefHeading___Toc1077_964193841"/></text:h>
      <text:p text:style-name="P18"/>
      <text:p text:style-name="P18"><text:alphabetical-index-mark-start text:id="IMark76769672"/><text:alphabetical-index-mark-start text:id="IMark77823848"/>Data<text:alphabetical-index-mark-end text:id="IMark77823848"/>base<text:alphabetical-index-mark-end text:id="IMark76769672"/>. <text:span text:style-name="T11">Lets the user </text:span><text:alphabetical-index-mark-start text:id="IMark76074472"/><text:alphabetical-index-mark-start text:id="IMark73197400"/><text:span text:style-name="T11">connect</text:span><text:alphabetical-index-mark-end text:id="IMark73197400"/><text:alphabetical-index-mark-end text:id="IMark76074472"/><text:span text:style-name="T11"> to a specific </text:span><text:alphabetical-index-mark-start text:id="IMark75996216"/><text:alphabetical-index-mark-start text:id="IMark74927192"/><text:span text:style-name="T11">data</text:span><text:alphabetical-index-mark-end text:id="IMark74927192"/><text:span text:style-name="T11">base</text:span><text:alphabetical-index-mark-end text:id="IMark75996216"/><text:span text:style-name="T11">. With the </text:span><text:span text:style-name="T13">[</text:span><text:alphabetical-index-mark-start text:id="IMark73583608"/><text:alphabetical-index-mark-start text:id="IMark74871336"/><text:span text:style-name="T13">DB</text:span><text:alphabetical-index-mark-end text:id="IMark74871336"/><text:alphabetical-index-mark-end text:id="IMark73583608"/><text:span text:style-name="T13">]</text:span><text:span text:style-name="T11"> </text:span><text:alphabetical-index-mark-start text:id="IMark75133800"/><text:alphabetical-index-mark-start text:id="IMark67372424"/><text:span text:style-name="T11">function</text:span><text:alphabetical-index-mark-end text:id="IMark67372424"/><text:alphabetical-index-mark-end text:id="IMark75133800"/><text:span text:style-name="T11"> the user can </text:span><text:alphabetical-index-mark-start text:id="IMark77277880"/><text:span text:style-name="T11">switch</text:span><text:alphabetical-index-mark-end text:id="IMark77277880"/><text:span text:style-name="T11"> between </text:span><text:alphabetical-index-mark-start text:id="IMark75475080"/><text:alphabetical-index-mark-start text:id="IMark80318520"/><text:span text:style-name="T11">DGIIIAI</text:span><text:alphabetical-index-mark-end text:id="IMark80318520"/><text:alphabetical-index-mark-end text:id="IMark75475080"/><text:span text:style-name="T11"> and </text:span><text:alphabetical-index-mark-start text:id="IMark52272472"/><text:alphabetical-index-mark-start text:id="IMark77302344"/><text:alphabetical-index-mark-start text:id="IMark73682008"/><text:alphabetical-index-mark-start text:id="IMark78579688"/><text:span text:style-name="T11">SQLC</text:span><text:alphabetical-index-mark-end text:id="IMark78579688"/><text:alphabetical-index-mark-end text:id="IMark73682008"/><text:alphabetical-index-mark-end text:id="IMark77302344"/><text:alphabetical-index-mark-end text:id="IMark52272472"/><text:span text:style-name="T11"> </text:span><text:alphabetical-index-mark-start text:id="IMark78208776"/><text:alphabetical-index-mark-start text:id="IMark67398584"/><text:span text:style-name="T11">data</text:span><text:alphabetical-index-mark-end text:id="IMark67398584"/><text:span text:style-name="T11">bas</text:span><text:alphabetical-index-mark-start text:id="IMark52040968"/><text:span text:style-name="T11">e</text:span><text:alphabetical-index-mark-end text:id="IMark78208776"/><text:span text:style-name="T11">s</text:span><text:alphabetical-index-mark-end text:id="IMark52040968"/><text:span text:style-name="T11">.</text:span></text:p>
      <text:p text:style-name="P18"/>
      <text:h text:style-name="Heading_20_3" text:outline-level="3"/>
      <text:h text:style-name="Heading_20_3" text:outline-level="3"><text:bookmark-start text:name="__RefHeading___Toc1079_964193841"/>5.2.2. [<text:alphabetical-index-mark-start text:id="IMark67370968"/><text:alphabetical-index-mark-start text:id="IMark75842280"/>CON<text:alphabetical-index-mark-end text:id="IMark75842280"/><text:alphabetical-index-mark-end text:id="IMark67370968"/>]<text:bookmark-end text:name="__RefHeading___Toc1079_964193841"/></text:h>
      <text:p text:style-name="P18"/>
      <text:p text:style-name="P18"><text:alphabetical-index-mark-start text:id="IMark76324712"/><text:alphabetical-index-mark-start text:id="IMark73287160"/>Connect<text:alphabetical-index-mark-end text:id="IMark73287160"/><text:alphabetical-index-mark-end text:id="IMark76324712"/>. <text:alphabetical-index-mark-start text:id="IMark75952712"/><text:span text:style-name="T34">Execute</text:span><text:alphabetical-index-mark-end text:id="IMark75952712"/><text:span text:style-name="T34"> the </text:span><text:alphabetical-index-mark-start text:id="IMark79799352"/><text:alphabetical-index-mark-start text:id="IMark52154392"/><text:span text:style-name="T34">connect</text:span><text:alphabetical-index-mark-end text:id="IMark52154392"/><text:alphabetical-index-mark-end text:id="IMark79799352"/><text:span text:style-name="T34">ion to the </text:span><text:alphabetical-index-mark-start text:id="IMark76016200"/><text:alphabetical-index-mark-start text:id="IMark29562568"/><text:span text:style-name="T34">data</text:span><text:alphabetical-index-mark-end text:id="IMark29562568"/><text:span text:style-name="T34">base</text:span><text:alphabetical-index-mark-end text:id="IMark76016200"/><text:span text:style-name="T34"> whose name was entered with the </text:span><text:span text:style-name="T14">[</text:span><text:alphabetical-index-mark-start text:id="IMark75172024"/><text:alphabetical-index-mark-start text:id="IMark74394536"/><text:span text:style-name="T14">DB</text:span><text:alphabetical-index-mark-end text:id="IMark74394536"/><text:alphabetical-index-mark-end text:id="IMark75172024"/><text:span text:style-name="T14">]</text:span><text:span text:style-name="T34"> </text:span><text:alphabetical-index-mark-start text:id="IMark76910712"/><text:alphabetical-index-mark-start text:id="IMark52558760"/><text:span text:style-name="T34">function</text:span><text:alphabetical-index-mark-end text:id="IMark52558760"/><text:alphabetical-index-mark-end text:id="IMark76910712"/><text:span text:style-name="T34"> and </text:span><text:alphabetical-index-mark-start text:id="IMark64638088"/><text:span text:style-name="T34">window</text:span><text:alphabetical-index-mark-end text:id="IMark64638088"/><text:span text:style-name="T34"> </text:span><text:alphabetical-index-mark-start text:id="IMark77669224"/><text:span text:style-name="T34">dialog</text:span><text:alphabetical-index-mark-end text:id="IMark77669224"/><text:span text:style-name="T34">.</text:span></text:p>
      <text:p text:style-name="P18"/>
      <text:p text:style-name="P18"/>
      <text:h text:style-name="Heading_20_3" text:outline-level="3"><text:bookmark-start text:name="__RefHeading___Toc1081_964193841"/>5.2.3. [<text:alphabetical-index-mark-start text:id="IMark81834616"/><text:alphabetical-index-mark-start text:id="IMark63685048"/>DIS<text:alphabetical-index-mark-end text:id="IMark63685048"/><text:alphabetical-index-mark-end text:id="IMark81834616"/>]<text:bookmark-end text:name="__RefHeading___Toc1081_964193841"/></text:h>
      <text:p text:style-name="P18"/>
      <text:p text:style-name="P18"><text:alphabetical-index-mark-start text:id="IMark52627752"/><text:alphabetical-index-mark-start text:id="IMark67382408"/>Dis<text:alphabetical-index-mark-start text:id="IMark75718664"/><text:alphabetical-index-mark-start text:id="IMark77458216"/>connect<text:alphabetical-index-mark-end text:id="IMark77458216"/><text:alphabetical-index-mark-end text:id="IMark75718664"/><text:alphabetical-index-mark-end text:id="IMark67382408"/><text:alphabetical-index-mark-end text:id="IMark52627752"/>. <text:alphabetical-index-mark-start text:id="IMark77419784"/><text:alphabetical-index-mark-start text:id="IMark38304504"/><text:span text:style-name="T35">Dis</text:span><text:alphabetical-index-mark-start text:id="IMark76216664"/><text:alphabetical-index-mark-start text:id="IMark74940152"/><text:span text:style-name="T35">connect</text:span><text:alphabetical-index-mark-end text:id="IMark74940152"/><text:alphabetical-index-mark-end text:id="IMark76216664"/><text:alphabetical-index-mark-end text:id="IMark38304504"/><text:alphabetical-index-mark-end text:id="IMark77419784"/><text:span text:style-name="T35">s the </text:span><text:alphabetical-index-mark-start text:id="IMark77335816"/><text:alphabetical-index-mark-start text:id="IMark79465768"/><text:span text:style-name="T35">MFD</text:span><text:alphabetical-index-mark-end text:id="IMark79465768"/><text:alphabetical-index-mark-end text:id="IMark77335816"/><text:span text:style-name="T35"> from the currently </text:span><text:alphabetical-index-mark-start text:id="IMark76221832"/><text:alphabetical-index-mark-start text:id="IMark76717944"/><text:span text:style-name="T35">connect</text:span><text:alphabetical-index-mark-end text:id="IMark76717944"/><text:alphabetical-index-mark-end text:id="IMark76221832"/><text:span text:style-name="T35">ed </text:span><text:alphabetical-index-mark-start text:id="IMark74968792"/><text:alphabetical-index-mark-start text:id="IMark73395800"/><text:span text:style-name="T35">data</text:span><text:alphabetical-index-mark-end text:id="IMark73395800"/><text:span text:style-name="T35">base</text:span><text:alphabetical-index-mark-end text:id="IMark74968792"/><text:span text:style-name="T35">. </text:span></text:p>
      <text:p text:style-name="P18"/>
      <text:p text:style-name="P18"/>
      <text:h text:style-name="Heading_20_3" text:outline-level="3"><text:bookmark-start text:name="__RefHeading___Toc1083_964193841"/><text:soft-page-break/>5.2.4. [<text:alphabetical-index-mark-start text:id="IMark76074472"/><text:alphabetical-index-mark-start text:id="IMark78384088"/>SQL<text:alphabetical-index-mark-end text:id="IMark78384088"/><text:alphabetical-index-mark-end text:id="IMark76074472"/>]<text:bookmark-end text:name="__RefHeading___Toc1083_964193841"/></text:h>
      <text:p text:style-name="P18"/>
      <text:p text:style-name="P18"><text:alphabetical-index-mark-start text:id="IMark74785848"/><text:alphabetical-index-mark-start text:id="IMark73583608"/>SQL<text:alphabetical-index-mark-end text:id="IMark73583608"/><text:alphabetical-index-mark-end text:id="IMark74785848"/> <text:alphabetical-index-mark-start text:id="IMark74871336"/>query<text:alphabetical-index-mark-end text:id="IMark74871336"/>. <text:span text:style-name="T35">Allows the user to enter a full </text:span><text:alphabetical-index-mark-start text:id="IMark81454152"/><text:alphabetical-index-mark-start text:id="IMark52482248"/><text:span text:style-name="T35">SQL</text:span><text:alphabetical-index-mark-end text:id="IMark52482248"/><text:alphabetical-index-mark-end text:id="IMark81454152"/><text:span text:style-name="T35"> </text:span><text:alphabetical-index-mark-start text:id="IMark75133800"/><text:span text:style-name="T35">query</text:span><text:alphabetical-index-mark-end text:id="IMark75133800"/><text:span text:style-name="T35"> as a </text:span><text:alphabetical-index-mark-start text:id="IMark67372424"/><text:span text:style-name="T35">string</text:span><text:alphabetical-index-mark-end text:id="IMark67372424"/><text:span text:style-name="T35"> using a </text:span><text:alphabetical-index-mark-start text:id="IMark77277880"/><text:span text:style-name="T35">dialog</text:span><text:alphabetical-index-mark-end text:id="IMark77277880"/><text:span text:style-name="T35">. </text:span></text:p>
      <text:p text:style-name="P18"/>
      <text:p text:style-name="P18"/>
      <text:h text:style-name="Heading_20_3" text:outline-level="3"><text:bookmark-start text:name="__RefHeading___Toc1085_964193841"/>5.2.5. [<text:alphabetical-index-mark-start text:id="IMark78208776"/><text:alphabetical-index-mark-start text:id="IMark76720504"/>MON<text:alphabetical-index-mark-end text:id="IMark76720504"/><text:alphabetical-index-mark-end text:id="IMark78208776"/>]<text:bookmark-end text:name="__RefHeading___Toc1085_964193841"/></text:h>
      <text:p text:style-name="P18"/>
      <text:p text:style-name="P19">Mode on. <text:span text:style-name="T56">Sets a mode – say, for the sake of an </text:span><text:alphabetical-index-mark-start text:id="IMark75023608"/><text:span text:style-name="T56">example</text:span><text:alphabetical-index-mark-end text:id="IMark75023608"/><text:span text:style-name="T56">, </text:span><text:alphabetical-index-mark-start text:id="IMark76991832"/><text:alphabetical-index-mark-start text:id="IMark52889944"/><text:span text:style-name="T45">mode_</text:span><text:alphabetical-index-mark-end text:id="IMark52889944"/><text:alphabetical-index-mark-start text:id="IMark75842280"/><text:span text:style-name="T45">crs</text:span><text:alphabetical-index-mark-end text:id="IMark75842280"/><text:alphabetical-index-mark-end text:id="IMark76991832"/><text:span text:style-name="T56"> - specified by the user on, which equat</text:span><text:alphabetical-index-mark-start text:id="IMark67370968"/><text:span text:style-name="T56">es</text:span><text:alphabetical-index-mark-end text:id="IMark67370968"/><text:span text:style-name="T56"> to </text:span><text:alphabetical-index-mark-start text:id="IMark52699576"/><text:alphabetical-index-mark-start text:id="IMark79875880"/><text:span text:style-name="T56">send</text:span><text:alphabetical-index-mark-end text:id="IMark79875880"/><text:alphabetical-index-mark-end text:id="IMark52699576"/><text:span text:style-name="T56">ing to the </text:span><text:alphabetical-index-mark-start text:id="IMark74097688"/><text:alphabetical-index-mark-start text:id="IMark73020024"/><text:span text:style-name="T56">AIE</text:span><text:alphabetical-index-mark-end text:id="IMark73020024"/><text:alphabetical-index-mark-end text:id="IMark74097688"/><text:span text:style-name="T56"> the </text:span><text:alphabetical-index-mark-start text:id="IMark76324712"/><text:alphabetical-index-mark-start text:id="IMark73287160"/><text:span text:style-name="T56">SQL</text:span><text:alphabetical-index-mark-end text:id="IMark73287160"/><text:alphabetical-index-mark-end text:id="IMark76324712"/><text:span text:style-name="T56"> </text:span><text:alphabetical-index-mark-start text:id="IMark63145992"/><text:span text:style-name="T56">query</text:span><text:alphabetical-index-mark-end text:id="IMark63145992"/><text:span text:style-name="T56"> </text:span><text:alphabetical-index-mark-start text:id="IMark75952712"/><text:alphabetical-index-mark-start text:id="IMark79799352"/><text:span text:style-name="T45">UPDATE</text:span><text:alphabetical-index-mark-end text:id="IMark79799352"/><text:alphabetical-index-mark-end text:id="IMark75952712"/><text:span text:style-name="T45"> </text:span><text:alphabetical-index-mark-start text:id="IMark52154392"/><text:span text:style-name="T45">sde_facts</text:span><text:alphabetical-index-mark-end text:id="IMark52154392"/><text:span text:style-name="T45"> SET </text:span><text:alphabetical-index-mark-start text:id="IMark29562568"/><text:alphabetical-index-mark-start text:id="IMark76016200"/><text:span text:style-name="T45">Value</text:span><text:alphabetical-index-mark-end text:id="IMark76016200"/><text:alphabetical-index-mark-end text:id="IMark29562568"/><text:span text:style-name="T45"> = 1 WHERE </text:span><text:alphabetical-index-mark-start text:id="IMark75571336"/><text:alphabetical-index-mark-start text:id="IMark52040168"/><text:span text:style-name="T45">Item</text:span><text:alphabetical-index-mark-end text:id="IMark52040168"/><text:alphabetical-index-mark-end text:id="IMark75571336"/><text:span text:style-name="T45"> = '</text:span><text:alphabetical-index-mark-start text:id="IMark75172024"/><text:alphabetical-index-mark-start text:id="IMark74394536"/><text:span text:style-name="T45">mode_</text:span><text:alphabetical-index-mark-end text:id="IMark74394536"/><text:alphabetical-index-mark-start text:id="IMark63237448"/><text:span text:style-name="T45">crs</text:span><text:alphabetical-index-mark-end text:id="IMark63237448"/><text:alphabetical-index-mark-end text:id="IMark75172024"/><text:span text:style-name="T45">'</text:span></text:p>
      <text:p text:style-name="P18"/>
      <text:p text:style-name="P20"><text:span text:style-name="T56">Once you pr</text:span><text:alphabetical-index-mark-start text:id="IMark75718664"/><text:span text:style-name="T56">es</text:span><text:alphabetical-index-mark-end text:id="IMark75718664"/><text:span text:style-name="T56">s [</text:span><text:alphabetical-index-mark-start text:id="IMark77458216"/><text:alphabetical-index-mark-start text:id="IMark79549912"/><text:span text:style-name="T56">MON</text:span><text:alphabetical-index-mark-end text:id="IMark79549912"/><text:alphabetical-index-mark-end text:id="IMark77458216"/><text:span text:style-name="T56">], a </text:span><text:alphabetical-index-mark-start text:id="IMark77419784"/><text:span text:style-name="T56">dialog</text:span><text:alphabetical-index-mark-end text:id="IMark77419784"/><text:span text:style-name="T56"> appears and you have to enter the mode name that you want to </text:span><text:alphabetical-index-mark-start text:id="IMark38304504"/><text:span text:style-name="T56">activate</text:span><text:alphabetical-index-mark-end text:id="IMark38304504"/><text:span text:style-name="T56">, just by entering its name without the first part comprised of the sub</text:span><text:alphabetical-index-mark-start text:id="IMark76216664"/><text:span text:style-name="T56">string</text:span><text:alphabetical-index-mark-end text:id="IMark76216664"/><text:span text:style-name="T56"> </text:span><text:span text:style-name="T45">‘</text:span><text:alphabetical-index-mark-start text:id="IMark74940152"/><text:span text:style-name="T45">mode_</text:span><text:alphabetical-index-mark-end text:id="IMark74940152"/><text:span text:style-name="T45">’</text:span><text:span text:style-name="T56">. For </text:span><text:alphabetical-index-mark-start text:id="IMark77335816"/><text:span text:style-name="T56">example</text:span><text:alphabetical-index-mark-end text:id="IMark77335816"/><text:span text:style-name="T56">, instead of entering </text:span><text:span text:style-name="T45">‘</text:span><text:alphabetical-index-mark-start text:id="IMark79465768"/><text:alphabetical-index-mark-start text:id="IMark76527416"/><text:span text:style-name="T45">mode_</text:span><text:alphabetical-index-mark-end text:id="IMark76527416"/><text:alphabetical-index-mark-start text:id="IMark76221832"/><text:span text:style-name="T45">crs</text:span><text:alphabetical-index-mark-end text:id="IMark76221832"/><text:alphabetical-index-mark-end text:id="IMark79465768"/><text:span text:style-name="T45">’</text:span><text:span text:style-name="T56"> you will have to </text:span><text:alphabetical-index-mark-start text:id="IMark76717944"/><text:alphabetical-index-mark-start text:id="IMark73395800"/><text:span text:style-name="T56">input</text:span><text:alphabetical-index-mark-end text:id="IMark73395800"/><text:alphabetical-index-mark-end text:id="IMark76717944"/><text:span text:style-name="T56"> </text:span><text:span text:style-name="T45">‘</text:span><text:alphabetical-index-mark-start text:id="IMark74968792"/><text:span text:style-name="T45">crs</text:span><text:alphabetical-index-mark-end text:id="IMark74968792"/><text:span text:style-name="T45">’</text:span><text:span text:style-name="T56">.</text:span></text:p>
      <text:p text:style-name="P20"/>
      <text:p text:style-name="P18"/>
      <text:h text:style-name="Heading_20_3" text:outline-level="3"><text:bookmark-start text:name="__RefHeading___Toc1087_964193841"/>5.2.6. [<text:alphabetical-index-mark-start text:id="IMark81454152"/><text:alphabetical-index-mark-start text:id="IMark75133800"/>MOF<text:alphabetical-index-mark-end text:id="IMark75133800"/><text:alphabetical-index-mark-end text:id="IMark81454152"/>]<text:bookmark-end text:name="__RefHeading___Toc1087_964193841"/></text:h>
      <text:p text:style-name="P18"/>
      <text:p text:style-name="P18">Mode off. <text:span text:style-name="T56">This performs the same </text:span><text:alphabetical-index-mark-start text:id="IMark77302344"/><text:span text:style-name="T56">query</text:span><text:alphabetical-index-mark-end text:id="IMark77302344"/><text:span text:style-name="T56"> as </text:span><text:span text:style-name="T18">[</text:span><text:alphabetical-index-mark-start text:id="IMark52272472"/><text:alphabetical-index-mark-start text:id="IMark78579688"/><text:span text:style-name="T18">MON</text:span><text:alphabetical-index-mark-end text:id="IMark78579688"/><text:alphabetical-index-mark-end text:id="IMark52272472"/><text:span text:style-name="T18">]</text:span><text:span text:style-name="T56"> except that it </text:span><text:alphabetical-index-mark-start text:id="IMark73682008"/><text:alphabetical-index-mark-start text:id="IMark67398584"/><text:span text:style-name="T56">send</text:span><text:alphabetical-index-mark-end text:id="IMark67398584"/><text:alphabetical-index-mark-end text:id="IMark73682008"/><text:span text:style-name="T56">s </text:span><text:alphabetical-index-mark-start text:id="IMark75622520"/><text:alphabetical-index-mark-start text:id="IMark78154488"/><text:span text:style-name="T45">Value</text:span><text:alphabetical-index-mark-end text:id="IMark78154488"/><text:alphabetical-index-mark-end text:id="IMark75622520"/><text:span text:style-name="T45"> = 0</text:span><text:span text:style-name="T56"> instead of </text:span><text:alphabetical-index-mark-start text:id="IMark75354696"/><text:alphabetical-index-mark-start text:id="IMark76720504"/><text:span text:style-name="T45">Value</text:span><text:alphabetical-index-mark-end text:id="IMark76720504"/><text:alphabetical-index-mark-end text:id="IMark75354696"/><text:span text:style-name="T45"> = 1</text:span><text:span text:style-name="T56">. <text:s/>Once you pr</text:span><text:alphabetical-index-mark-start text:id="IMark78208776"/><text:span text:style-name="T56">es</text:span><text:alphabetical-index-mark-end text:id="IMark78208776"/><text:span text:style-name="T56">s </text:span><text:span text:style-name="T18">[</text:span><text:alphabetical-index-mark-start text:id="IMark52040968"/><text:alphabetical-index-mark-start text:id="IMark76721576"/><text:span text:style-name="T18">MOF</text:span><text:alphabetical-index-mark-end text:id="IMark76721576"/><text:alphabetical-index-mark-end text:id="IMark52040968"/><text:span text:style-name="T18">]</text:span><text:span text:style-name="T56">, a </text:span><text:alphabetical-index-mark-start text:id="IMark80310056"/><text:span text:style-name="T56">dialog</text:span><text:alphabetical-index-mark-end text:id="IMark80310056"/><text:span text:style-name="T56"> appears and you have to enter the mode name that you want to </text:span><text:alphabetical-index-mark-start text:id="IMark79075944"/><text:span text:style-name="T56">de</text:span><text:alphabetical-index-mark-start text:id="IMark74047032"/><text:span text:style-name="T56">activate</text:span><text:alphabetical-index-mark-end text:id="IMark74047032"/><text:alphabetical-index-mark-end text:id="IMark79075944"/><text:span text:style-name="T56">, just by entering its name without the first part comprised of the sub</text:span><text:alphabetical-index-mark-start text:id="IMark75048824"/><text:span text:style-name="T56">string</text:span><text:alphabetical-index-mark-end text:id="IMark75048824"/><text:span text:style-name="T56"> </text:span><text:span text:style-name="T45">‘</text:span><text:alphabetical-index-mark-start text:id="IMark67384136"/><text:span text:style-name="T45">mode_</text:span><text:alphabetical-index-mark-end text:id="IMark67384136"/><text:span text:style-name="T45">’</text:span><text:span text:style-name="T56">. For </text:span><text:alphabetical-index-mark-start text:id="IMark79403512"/><text:span text:style-name="T56">example</text:span><text:alphabetical-index-mark-end text:id="IMark79403512"/><text:span text:style-name="T56">, instead of entering </text:span><text:span text:style-name="T45">‘</text:span><text:alphabetical-index-mark-start text:id="IMark78996216"/><text:alphabetical-index-mark-start text:id="IMark75255928"/><text:span text:style-name="T45">mode_</text:span><text:alphabetical-index-mark-end text:id="IMark75255928"/><text:alphabetical-index-mark-start text:id="IMark82104408"/><text:span text:style-name="T45">crs</text:span><text:alphabetical-index-mark-end text:id="IMark82104408"/><text:alphabetical-index-mark-end text:id="IMark78996216"/><text:span text:style-name="T45">’</text:span><text:span text:style-name="T56"> you will have to </text:span><text:alphabetical-index-mark-start text:id="IMark77992728"/><text:alphabetical-index-mark-start text:id="IMark82048952"/><text:span text:style-name="T56">input</text:span><text:alphabetical-index-mark-end text:id="IMark82048952"/><text:alphabetical-index-mark-end text:id="IMark77992728"/><text:span text:style-name="T56"> </text:span><text:span text:style-name="T57">‘</text:span><text:alphabetical-index-mark-start text:id="IMark76910712"/><text:span text:style-name="T57">crs</text:span><text:alphabetical-index-mark-end text:id="IMark76910712"/><text:span text:style-name="T57">’</text:span><text:span text:style-name="T56">.</text:span></text:p>
      <text:p text:style-name="P18"/>
      <text:p text:style-name="P37">Notice that <text:span text:style-name="T12">[</text:span><text:alphabetical-index-mark-start text:id="IMark63685048"/><text:alphabetical-index-mark-start text:id="IMark74394536"/><text:span text:style-name="T12">MOF</text:span><text:alphabetical-index-mark-end text:id="IMark74394536"/><text:alphabetical-index-mark-end text:id="IMark63685048"/><text:span text:style-name="T12">]</text:span> <text:span text:style-name="T59">and other similar </text:span><text:alphabetical-index-mark-start text:id="IMark81834616"/><text:span text:style-name="T59">activation</text:span><text:alphabetical-index-mark-end text:id="IMark81834616"/><text:span text:style-name="T59"> or </text:span><text:alphabetical-index-mark-start text:id="IMark75172024"/><text:span text:style-name="T59">de</text:span><text:alphabetical-index-mark-start text:id="IMark63237448"/><text:span text:style-name="T59">activation</text:span><text:alphabetical-index-mark-end text:id="IMark63237448"/><text:alphabetical-index-mark-end text:id="IMark75172024"/><text:span text:style-name="T59"> </text:span><text:alphabetical-index-mark-start text:id="IMark76367464"/><text:alphabetical-index-mark-start text:id="IMark52910312"/><text:span text:style-name="T59">function</text:span><text:alphabetical-index-mark-end text:id="IMark52910312"/><text:alphabetical-index-mark-end text:id="IMark76367464"/><text:span text:style-name="T59">s </text:span>allow you to <text:alphabetical-index-mark-start text:id="IMark79791640"/><text:alphabetical-index-mark-start text:id="IMark67382408"/>send<text:alphabetical-index-mark-end text:id="IMark67382408"/><text:alphabetical-index-mark-end text:id="IMark79791640"/> a full <text:alphabetical-index-mark-start text:id="IMark52627752"/><text:alphabetical-index-mark-start text:id="IMark29576104"/>SQL<text:alphabetical-index-mark-end text:id="IMark29576104"/><text:alphabetical-index-mark-end text:id="IMark52627752"/> <text:alphabetical-index-mark-start text:id="IMark81856904"/>query<text:alphabetical-index-mark-end text:id="IMark81856904"/> just by pr<text:alphabetical-index-mark-start text:id="IMark81898184"/>es<text:alphabetical-index-mark-end text:id="IMark81898184"/>sing the corr<text:alphabetical-index-mark-start text:id="IMark74337000"/>es<text:alphabetical-index-mark-end text:id="IMark74337000"/>ponding <text:alphabetical-index-mark-start text:id="IMark75220520"/>button<text:alphabetical-index-mark-end text:id="IMark75220520"/>, writing and abbreviated version of the mode name (with no<text:span text:style-name="T44"> ‘</text:span><text:alphabetical-index-mark-start text:id="IMark75718664"/><text:span text:style-name="T44">mode_</text:span><text:alphabetical-index-mark-end text:id="IMark75718664"/><text:span text:style-name="T44">’</text:span> part), saving time and trouble, but you can <text:alphabetical-index-mark-start text:id="IMark77458216"/><text:alphabetical-index-mark-start text:id="IMark79549912"/>send<text:alphabetical-index-mark-end text:id="IMark79549912"/><text:alphabetical-index-mark-end text:id="IMark77458216"/> the same <text:alphabetical-index-mark-start text:id="IMark77419784"/>query<text:alphabetical-index-mark-end text:id="IMark77419784"/> using <text:span text:style-name="T12">[</text:span><text:alphabetical-index-mark-start text:id="IMark38304504"/><text:alphabetical-index-mark-start text:id="IMark76216664"/><text:span text:style-name="T12">SQL</text:span><text:alphabetical-index-mark-end text:id="IMark76216664"/><text:alphabetical-index-mark-end text:id="IMark38304504"/><text:span text:style-name="T12">]</text:span> if you like.</text:p>
      <text:p text:style-name="P37"/>
      <text:p text:style-name="P37"/>
      <text:h text:style-name="Heading_20_3" text:outline-level="3"><text:bookmark-start text:name="__RefHeading___Toc1089_964193841"/>5.2.7. [<text:alphabetical-index-mark-start text:id="IMark74927192"/><text:alphabetical-index-mark-start text:id="IMark38486248"/>PON<text:alphabetical-index-mark-end text:id="IMark38486248"/><text:alphabetical-index-mark-end text:id="IMark74927192"/>]<text:bookmark-end text:name="__RefHeading___Toc1089_964193841"/></text:h>
      <text:p text:style-name="P18"/>
      <text:p text:style-name="P18"><text:alphabetical-index-mark-start text:id="IMark77659848"/><text:alphabetical-index-mark-start text:id="IMark73583608"/>Program<text:alphabetical-index-mark-end text:id="IMark73583608"/><text:alphabetical-index-mark-end text:id="IMark77659848"/> on. <text:span text:style-name="T19">[</text:span><text:alphabetical-index-mark-start text:id="IMark74785848"/><text:alphabetical-index-mark-start text:id="IMark80318520"/><text:span text:style-name="T19">PON</text:span><text:alphabetical-index-mark-end text:id="IMark80318520"/><text:alphabetical-index-mark-end text:id="IMark74785848"/><text:span text:style-name="T19">]</text:span><text:span text:style-name="T60"> and its companion </text:span><text:span text:style-name="T19">[</text:span><text:alphabetical-index-mark-start text:id="IMark75475080"/><text:alphabetical-index-mark-start text:id="IMark75133800"/><text:span text:style-name="T19">POF</text:span><text:alphabetical-index-mark-end text:id="IMark75133800"/><text:alphabetical-index-mark-end text:id="IMark75475080"/><text:span text:style-name="T19">]</text:span><text:span text:style-name="T60"> work in a similar fashion to </text:span><text:span text:style-name="T19">[</text:span><text:alphabetical-index-mark-start text:id="IMark81454152"/><text:alphabetical-index-mark-start text:id="IMark52482248"/><text:span text:style-name="T19">MON</text:span><text:alphabetical-index-mark-end text:id="IMark52482248"/><text:alphabetical-index-mark-end text:id="IMark81454152"/><text:span text:style-name="T19">]</text:span><text:span text:style-name="T60"> and </text:span><text:span text:style-name="T19">[</text:span><text:alphabetical-index-mark-start text:id="IMark77277880"/><text:alphabetical-index-mark-start text:id="IMark67372424"/><text:span text:style-name="T19">MOF</text:span><text:alphabetical-index-mark-end text:id="IMark67372424"/><text:alphabetical-index-mark-end text:id="IMark77277880"/><text:span text:style-name="T19">]</text:span><text:span text:style-name="T60"> but </text:span><text:soft-page-break/><text:span text:style-name="T60">instead of activating and deactivating mod</text:span><text:alphabetical-index-mark-start text:id="IMark80565352"/><text:span text:style-name="T60">es</text:span><text:alphabetical-index-mark-end text:id="IMark80565352"/><text:span text:style-name="T60">, they </text:span><text:alphabetical-index-mark-start text:id="IMark72640408"/><text:span text:style-name="T60">load</text:span><text:alphabetical-index-mark-end text:id="IMark72640408"/><text:span text:style-name="T60"> and </text:span><text:alphabetical-index-mark-start text:id="IMark76793656"/><text:span text:style-name="T60">un</text:span><text:alphabetical-index-mark-start text:id="IMark75485288"/><text:span text:style-name="T60">load</text:span><text:alphabetical-index-mark-end text:id="IMark75485288"/><text:alphabetical-index-mark-end text:id="IMark76793656"/><text:span text:style-name="T60"> </text:span><text:alphabetical-index-mark-start text:id="IMark75023608"/><text:alphabetical-index-mark-start text:id="IMark77302344"/><text:span text:style-name="T60">program</text:span><text:alphabetical-index-mark-end text:id="IMark77302344"/><text:alphabetical-index-mark-end text:id="IMark75023608"/><text:span text:style-name="T60">s from </text:span><text:alphabetical-index-mark-start text:id="IMark52889944"/><text:span text:style-name="T60">table</text:span><text:alphabetical-index-mark-end text:id="IMark52889944"/><text:span text:style-name="T60"> </text:span><text:alphabetical-index-mark-start text:id="IMark52272472"/><text:span text:style-name="T46">sde_</text:span><text:alphabetical-index-mark-start text:id="IMark78579688"/><text:span text:style-name="T46">prg</text:span><text:alphabetical-index-mark-end text:id="IMark78579688"/><text:span text:style-name="T46">_rul</text:span><text:alphabetical-index-mark-start text:id="IMark52558760"/><text:span text:style-name="T46">es</text:span><text:alphabetical-index-mark-end text:id="IMark52558760"/><text:alphabetical-index-mark-end text:id="IMark52272472"/><text:span text:style-name="T60"> to </text:span><text:alphabetical-index-mark-start text:id="IMark76991832"/><text:span text:style-name="T46">sde_rul</text:span><text:alphabetical-index-mark-start text:id="IMark75842280"/><text:span text:style-name="T46">es</text:span><text:alphabetical-index-mark-end text:id="IMark75842280"/><text:alphabetical-index-mark-end text:id="IMark76991832"/><text:span text:style-name="T60">.</text:span></text:p>
      <text:p text:style-name="P18"/>
      <text:p text:style-name="P38">Normally this proc<text:alphabetical-index-mark-start text:id="IMark79403512"/>es<text:alphabetical-index-mark-end text:id="IMark79403512"/>s is performed by the <text:alphabetical-index-mark-start text:id="IMark79799352"/><text:alphabetical-index-mark-start text:id="IMark77669224"/>AIE<text:alphabetical-index-mark-end text:id="IMark77669224"/><text:alphabetical-index-mark-end text:id="IMark79799352"/> itself, but in some circumstanc<text:alphabetical-index-mark-start text:id="IMark75255928"/>es<text:alphabetical-index-mark-end text:id="IMark75255928"/> you may want to <text:alphabetical-index-mark-start text:id="IMark80586616"/>control<text:alphabetical-index-mark-end text:id="IMark80586616"/> that proc<text:alphabetical-index-mark-start text:id="IMark78996216"/>es<text:alphabetical-index-mark-end text:id="IMark78996216"/>s yourself.</text:p>
      <text:p text:style-name="P38"/>
      <text:p text:style-name="P38">When you pr<text:alphabetical-index-mark-start text:id="IMark73574888"/>es<text:alphabetical-index-mark-end text:id="IMark73574888"/>s <text:span text:style-name="T12">[</text:span><text:alphabetical-index-mark-start text:id="IMark77992728"/><text:alphabetical-index-mark-start text:id="IMark82048952"/><text:span text:style-name="T12">MON</text:span><text:alphabetical-index-mark-end text:id="IMark82048952"/><text:alphabetical-index-mark-end text:id="IMark77992728"/><text:span text:style-name="T12">]</text:span> a <text:alphabetical-index-mark-start text:id="IMark29562568"/>dialog<text:alphabetical-index-mark-end text:id="IMark29562568"/> appears and you have to enter only the <text:alphabetical-index-mark-start text:id="IMark76910712"/>number<text:alphabetical-index-mark-end text:id="IMark76910712"/>s that corr<text:alphabetical-index-mark-start text:id="IMark76016200"/>es<text:alphabetical-index-mark-end text:id="IMark76016200"/>pond to the <text:alphabetical-index-mark-start text:id="IMark76264312"/><text:alphabetical-index-mark-start text:id="IMark75571336"/>program<text:alphabetical-index-mark-end text:id="IMark75571336"/><text:alphabetical-index-mark-end text:id="IMark76264312"/> <text:alphabetical-index-mark-start text:id="IMark75820376"/>number<text:alphabetical-index-mark-end text:id="IMark75820376"/> and version that you want to <text:alphabetical-index-mark-start text:id="IMark77780664"/>load<text:alphabetical-index-mark-end text:id="IMark77780664"/>, without the <text:alphabetical-index-mark-start text:id="IMark52040168"/>string<text:alphabetical-index-mark-end text:id="IMark52040168"/> <text:span text:style-name="T44">‘</text:span><text:alphabetical-index-mark-start text:id="IMark67353496"/><text:span text:style-name="T44">prg</text:span><text:alphabetical-index-mark-end text:id="IMark67353496"/><text:span text:style-name="T44">’</text:span>. For <text:alphabetical-index-mark-start text:id="IMark82225304"/>example<text:alphabetical-index-mark-end text:id="IMark82225304"/>, if you want to <text:alphabetical-index-mark-start text:id="IMark82109304"/>load<text:alphabetical-index-mark-end text:id="IMark82109304"/> <text:alphabetical-index-mark-start text:id="IMark74940152"/><text:alphabetical-index-mark-start text:id="IMark63685048"/>program<text:alphabetical-index-mark-end text:id="IMark63685048"/><text:alphabetical-index-mark-end text:id="IMark74940152"/> <text:span text:style-name="T44">‘</text:span><text:alphabetical-index-mark-start text:id="IMark74394536"/><text:span text:style-name="T44">prg</text:span><text:alphabetical-index-mark-end text:id="IMark74394536"/><text:span text:style-name="T44">43.2’</text:span> you only have to <text:alphabetical-index-mark-start text:id="IMark76769672"/><text:alphabetical-index-mark-start text:id="IMark79299944"/>input<text:alphabetical-index-mark-end text:id="IMark79299944"/><text:alphabetical-index-mark-end text:id="IMark76769672"/> <text:span text:style-name="T44">‘43.2’</text:span>.</text:p>
      <text:p text:style-name="P18"/>
      <text:p text:style-name="P18"/>
      <text:p text:style-name="P18"/>
      <text:h text:style-name="Heading_20_3" text:outline-level="3"><text:bookmark-start text:name="__RefHeading___Toc1091_964193841"/>5.2.8. [<text:alphabetical-index-mark-start text:id="IMark77458216"/><text:alphabetical-index-mark-start text:id="IMark76527416"/>POF<text:alphabetical-index-mark-end text:id="IMark76527416"/><text:alphabetical-index-mark-end text:id="IMark77458216"/>]<text:bookmark-end text:name="__RefHeading___Toc1091_964193841"/></text:h>
      <text:p text:style-name="P18"/>
      <text:p text:style-name="P18"><text:alphabetical-index-mark-start text:id="IMark76216664"/><text:alphabetical-index-mark-start text:id="IMark79465768"/>Program<text:alphabetical-index-mark-end text:id="IMark79465768"/><text:alphabetical-index-mark-end text:id="IMark76216664"/> off. <text:span text:style-name="T61">Performs the opposite </text:span><text:alphabetical-index-mark-start text:id="IMark76074472"/><text:span text:style-name="T61">operation</text:span><text:alphabetical-index-mark-end text:id="IMark76074472"/><text:span text:style-name="T61"> to that of </text:span><text:span text:style-name="T20">[</text:span><text:alphabetical-index-mark-start text:id="IMark76221832"/><text:alphabetical-index-mark-start text:id="IMark75996216"/><text:span text:style-name="T20">PON</text:span><text:alphabetical-index-mark-end text:id="IMark75996216"/><text:alphabetical-index-mark-end text:id="IMark76221832"/><text:span text:style-name="T20">]</text:span><text:span text:style-name="T61">. </text:span></text:p>
      <text:p text:style-name="P18"/>
      <text:p text:style-name="P18"/>
      <text:h text:style-name="Heading_20_3" text:outline-level="3"><text:bookmark-start text:name="__RefHeading___Toc1093_964193841"/>5.2.9. [<text:alphabetical-index-mark-start text:id="IMark73583608"/><text:alphabetical-index-mark-start text:id="IMark67398584"/>ITM<text:alphabetical-index-mark-end text:id="IMark67398584"/><text:alphabetical-index-mark-end text:id="IMark73583608"/>]<text:bookmark-end text:name="__RefHeading___Toc1093_964193841"/></text:h>
      <text:p text:style-name="P18"/>
      <text:p text:style-name="P18"><text:alphabetical-index-mark-start text:id="IMark75622520"/><text:alphabetical-index-mark-start text:id="IMark78154488"/>Item<text:alphabetical-index-mark-end text:id="IMark78154488"/><text:alphabetical-index-mark-end text:id="IMark75622520"/>. <text:span text:style-name="T62">This </text:span><text:alphabetical-index-mark-start text:id="IMark64638088"/><text:alphabetical-index-mark-start text:id="IMark67370968"/><text:span text:style-name="T62">function</text:span><text:alphabetical-index-mark-end text:id="IMark67370968"/><text:alphabetical-index-mark-end text:id="IMark64638088"/><text:span text:style-name="T62"> opens a </text:span><text:alphabetical-index-mark-start text:id="IMark75475080"/><text:span text:style-name="T62">dialog</text:span><text:alphabetical-index-mark-end text:id="IMark75475080"/><text:span text:style-name="T62"> that lets you enter the </text:span><text:alphabetical-index-mark-start text:id="IMark75133800"/><text:alphabetical-index-mark-start text:id="IMark75354696"/><text:span text:style-name="T47">Item</text:span><text:alphabetical-index-mark-end text:id="IMark75354696"/><text:alphabetical-index-mark-end text:id="IMark75133800"/><text:span text:style-name="T62"> </text:span><text:alphabetical-index-mark-start text:id="IMark76720504"/><text:span text:style-name="T62">string</text:span><text:alphabetical-index-mark-end text:id="IMark76720504"/><text:span text:style-name="T62"> that identifi</text:span><text:alphabetical-index-mark-start text:id="IMark52699576"/><text:span text:style-name="T62">es</text:span><text:alphabetical-index-mark-end text:id="IMark52699576"/><text:span text:style-name="T62"> a fact you want to operate with. For </text:span><text:alphabetical-index-mark-start text:id="IMark81454152"/><text:span text:style-name="T62">example</text:span><text:alphabetical-index-mark-end text:id="IMark81454152"/><text:span text:style-name="T62">, if you want to set </text:span><text:alphabetical-index-mark-start text:id="IMark52482248"/><text:span text:style-name="T62">manual</text:span><text:alphabetical-index-mark-end text:id="IMark52482248"/><text:span text:style-name="T62">ly a specific </text:span><text:alphabetical-index-mark-start text:id="IMark79875880"/><text:span text:style-name="T62">target</text:span><text:alphabetical-index-mark-end text:id="IMark79875880"/><text:span text:style-name="T62"> heading for your </text:span><text:alphabetical-index-mark-start text:id="IMark78208776"/><text:span text:style-name="T62">ship</text:span><text:alphabetical-index-mark-end text:id="IMark78208776"/><text:span text:style-name="T62"> during atmospheric </text:span><text:alphabetical-index-mark-start text:id="IMark74097688"/><text:alphabetical-index-mark-start text:id="IMark77277880"/><text:span text:style-name="T62">flight</text:span><text:alphabetical-index-mark-end text:id="IMark77277880"/><text:alphabetical-index-mark-end text:id="IMark74097688"/><text:span text:style-name="T62">, you will pr</text:span><text:alphabetical-index-mark-start text:id="IMark67372424"/><text:span text:style-name="T62">es</text:span><text:alphabetical-index-mark-end text:id="IMark67372424"/><text:span text:style-name="T62">s </text:span><text:span text:style-name="T21">[</text:span><text:alphabetical-index-mark-start text:id="IMark52040968"/><text:alphabetical-index-mark-start text:id="IMark76721576"/><text:span text:style-name="T21">ITM</text:span><text:alphabetical-index-mark-end text:id="IMark76721576"/><text:alphabetical-index-mark-end text:id="IMark52040968"/><text:span text:style-name="T21">]</text:span><text:span text:style-name="T62">, enter the </text:span><text:alphabetical-index-mark-start text:id="IMark80565352"/><text:span text:style-name="T62">string</text:span><text:alphabetical-index-mark-end text:id="IMark80565352"/><text:span text:style-name="T62"> </text:span><text:span text:style-name="T47">‘</text:span><text:alphabetical-index-mark-start text:id="IMark72640408"/><text:span text:style-name="T47">tgt_</text:span><text:alphabetical-index-mark-start text:id="IMark76793656"/><text:span text:style-name="T47">hdg</text:span><text:alphabetical-index-mark-end text:id="IMark76793656"/><text:alphabetical-index-mark-end text:id="IMark72640408"/><text:span text:style-name="T47">’</text:span><text:span text:style-name="T62"> and later use </text:span><text:span text:style-name="T21">[</text:span><text:alphabetical-index-mark-start text:id="IMark75485288"/><text:alphabetical-index-mark-start text:id="IMark75023608"/><text:span text:style-name="T21">VAL</text:span><text:alphabetical-index-mark-end text:id="IMark75023608"/><text:alphabetical-index-mark-end text:id="IMark75485288"/><text:span text:style-name="T21">]</text:span><text:span text:style-name="T62"> (see below) to enter the actual heading you want.</text:span></text:p>
      <text:p text:style-name="P18"/>
      <text:p text:style-name="P39">Always remember that <text:span text:style-name="T12">[</text:span><text:alphabetical-index-mark-start text:id="IMark79799352"/><text:alphabetical-index-mark-start text:id="IMark77669224"/><text:span text:style-name="T12">ITM</text:span><text:alphabetical-index-mark-end text:id="IMark77669224"/><text:alphabetical-index-mark-end text:id="IMark79799352"/><text:span text:style-name="T12">]</text:span> and <text:span text:style-name="T12">[</text:span><text:alphabetical-index-mark-start text:id="IMark79403512"/><text:alphabetical-index-mark-start text:id="IMark82104408"/><text:span text:style-name="T12">VAL</text:span><text:alphabetical-index-mark-end text:id="IMark82104408"/><text:alphabetical-index-mark-end text:id="IMark79403512"/><text:span text:style-name="T12">]</text:span> work together. You need to enter <text:alphabetical-index-mark-start text:id="IMark75162296"/><text:alphabetical-index-mark-start text:id="IMark52154392"/>valu<text:alphabetical-index-mark-start text:id="IMark73574888"/>e<text:alphabetical-index-mark-end text:id="IMark52154392"/><text:alphabetical-index-mark-end text:id="IMark75162296"/>s<text:alphabetical-index-mark-end text:id="IMark73574888"/> using both <text:alphabetical-index-mark-start text:id="IMark77335816"/><text:alphabetical-index-mark-start text:id="IMark81834616"/>function<text:alphabetical-index-mark-end text:id="IMark81834616"/><text:alphabetical-index-mark-end text:id="IMark77335816"/>s in order to alter a fact.</text:p>
      <text:p text:style-name="P18"/>
      <text:p text:style-name="P18"/>
      <text:h text:style-name="Heading_20_3" text:outline-level="3"><text:bookmark-start text:name="__RefHeading___Toc1095_964193841"/>5.2.10. [<text:alphabetical-index-mark-start text:id="IMark63237448"/><text:alphabetical-index-mark-start text:id="IMark67353496"/>VAL<text:alphabetical-index-mark-end text:id="IMark67353496"/><text:alphabetical-index-mark-end text:id="IMark63237448"/>]<text:bookmark-end text:name="__RefHeading___Toc1095_964193841"/></text:h>
      <text:p text:style-name="P18"/>
      <text:p text:style-name="P18"><text:alphabetical-index-mark-start text:id="IMark63685048"/><text:alphabetical-index-mark-start text:id="IMark82109304"/>Value<text:alphabetical-index-mark-end text:id="IMark82109304"/><text:alphabetical-index-mark-end text:id="IMark63685048"/>. <text:span text:style-name="T63">After entering the name of a fact that you want to operate with directly using [</text:span><text:alphabetical-index-mark-start text:id="IMark82225304"/><text:alphabetical-index-mark-start text:id="IMark75220520"/><text:span text:style-name="T63">ITM</text:span><text:alphabetical-index-mark-end text:id="IMark75220520"/><text:alphabetical-index-mark-end text:id="IMark82225304"/><text:span text:style-name="T63">], you need to give that fact a </text:span><text:alphabetical-index-mark-start text:id="IMark74337000"/><text:alphabetical-index-mark-start text:id="IMark74394536"/><text:span text:style-name="T63">Value</text:span><text:alphabetical-index-mark-end text:id="IMark74394536"/><text:alphabetical-index-mark-end text:id="IMark74337000"/><text:span text:style-name="T63">. This is what [</text:span><text:alphabetical-index-mark-start text:id="IMark81898184"/><text:alphabetical-index-mark-start text:id="IMark76769672"/><text:span text:style-name="T63">VAL</text:span><text:alphabetical-index-mark-end text:id="IMark76769672"/><text:alphabetical-index-mark-end text:id="IMark81898184"/><text:span text:style-name="T63">] is for. </text:span></text:p>
      <text:p text:style-name="P18"><text:soft-page-break/></text:p>
      <text:p text:style-name="P40">Once the <text:alphabetical-index-mark-start text:id="IMark39872856"/>dialog<text:alphabetical-index-mark-end text:id="IMark39872856"/> opens, you need to enter a <text:alphabetical-index-mark-start text:id="IMark77419784"/>number<text:alphabetical-index-mark-end text:id="IMark77419784"/>. Following with the <text:alphabetical-index-mark-start text:id="IMark77823848"/>example<text:alphabetical-index-mark-end text:id="IMark77823848"/> pr<text:alphabetical-index-mark-start text:id="IMark76527416"/>es<text:alphabetical-index-mark-end text:id="IMark76527416"/>ented in <text:span text:style-name="T12">[5.2.9.]</text:span>, once you entered <text:span text:style-name="T44">‘</text:span><text:alphabetical-index-mark-start text:id="IMark77458216"/><text:span text:style-name="T44">tgt_</text:span><text:alphabetical-index-mark-start text:id="IMark79549912"/><text:span text:style-name="T44">hdg</text:span><text:alphabetical-index-mark-end text:id="IMark79549912"/><text:alphabetical-index-mark-end text:id="IMark77458216"/><text:span text:style-name="T44">’</text:span>, if you want your <text:alphabetical-index-mark-start text:id="IMark38304504"/>ship<text:alphabetical-index-mark-end text:id="IMark38304504"/> to turn to a 90 deg heading, you should pr<text:alphabetical-index-mark-start text:id="IMark78384088"/>es<text:alphabetical-index-mark-end text:id="IMark78384088"/>s <text:span text:style-name="T12">[</text:span><text:alphabetical-index-mark-start text:id="IMark76062040"/><text:alphabetical-index-mark-start text:id="IMark79187816"/><text:span text:style-name="T12">VAL</text:span><text:alphabetical-index-mark-end text:id="IMark79187816"/><text:alphabetical-index-mark-end text:id="IMark76062040"/><text:span text:style-name="T12">]</text:span> and enter <text:span text:style-name="T44">‘90’</text:span>.</text:p>
      <text:p text:style-name="P18"/>
      <text:p text:style-name="P18"/>
      <text:h text:style-name="Heading_20_3" text:outline-level="3"><text:bookmark-start text:name="__RefHeading___Toc1097_964193841"/>5.2.11. [<text:alphabetical-index-mark-start text:id="IMark77659848"/><text:alphabetical-index-mark-start text:id="IMark79511448"/>EXE<text:alphabetical-index-mark-end text:id="IMark79511448"/><text:alphabetical-index-mark-end text:id="IMark77659848"/>]<text:bookmark-end text:name="__RefHeading___Toc1097_964193841"/></text:h>
      <text:p text:style-name="P18"/>
      <text:p text:style-name="P18"><text:alphabetical-index-mark-start text:id="IMark73682008"/>Execute<text:alphabetical-index-mark-end text:id="IMark73682008"/>. <text:span text:style-name="T64">This is used to actually </text:span><text:alphabetical-index-mark-start text:id="IMark67363448"/><text:alphabetical-index-mark-start text:id="IMark80318520"/><text:span text:style-name="T64">send</text:span><text:alphabetical-index-mark-end text:id="IMark80318520"/><text:alphabetical-index-mark-end text:id="IMark67363448"/><text:span text:style-name="T64"> </text:span><text:alphabetical-index-mark-start text:id="IMark74785848"/><text:span text:style-name="T64">data</text:span><text:alphabetical-index-mark-end text:id="IMark74785848"/><text:span text:style-name="T64"> to the </text:span><text:alphabetical-index-mark-start text:id="IMark76100888"/><text:alphabetical-index-mark-start text:id="IMark77248856"/><text:span text:style-name="T64">AIE</text:span><text:alphabetical-index-mark-end text:id="IMark77248856"/><text:alphabetical-index-mark-end text:id="IMark76100888"/><text:span text:style-name="T64">. Whenever yo use, for </text:span><text:alphabetical-index-mark-start text:id="IMark82095112"/><text:span text:style-name="T64">example</text:span><text:alphabetical-index-mark-end text:id="IMark82095112"/><text:span text:style-name="T64">, </text:span><text:span text:style-name="T22">[</text:span><text:alphabetical-index-mark-start text:id="IMark79161320"/><text:alphabetical-index-mark-start text:id="IMark75622520"/><text:span text:style-name="T22">ITM</text:span><text:alphabetical-index-mark-end text:id="IMark75622520"/><text:alphabetical-index-mark-end text:id="IMark79161320"/><text:span text:style-name="T22">]</text:span><text:span text:style-name="T64"> and </text:span><text:span text:style-name="T22">[</text:span><text:alphabetical-index-mark-start text:id="IMark78154488"/><text:alphabetical-index-mark-start text:id="IMark77302344"/><text:span text:style-name="T22">VAL</text:span><text:alphabetical-index-mark-end text:id="IMark77302344"/><text:alphabetical-index-mark-end text:id="IMark78154488"/><text:span text:style-name="T22">]</text:span><text:span text:style-name="T64">, that fact – changing </text:span><text:alphabetical-index-mark-start text:id="IMark64638088"/><text:span text:style-name="T64">data</text:span><text:alphabetical-index-mark-end text:id="IMark64638088"/><text:span text:style-name="T64"> is not sent away to the </text:span><text:alphabetical-index-mark-start text:id="IMark67370968"/><text:alphabetical-index-mark-start text:id="IMark75475080"/><text:span text:style-name="T64">AIE</text:span><text:alphabetical-index-mark-end text:id="IMark75475080"/><text:alphabetical-index-mark-end text:id="IMark67370968"/><text:span text:style-name="T64"> right away but is kept in a </text:span><text:alphabetical-index-mark-start text:id="IMark75133800"/><text:span text:style-name="T64">buffer</text:span><text:alphabetical-index-mark-end text:id="IMark75133800"/><text:span text:style-name="T64">.</text:span></text:p>
      <text:p text:style-name="P18"/>
      <text:p text:style-name="P41">This giv<text:alphabetical-index-mark-start text:id="IMark80310056"/>es<text:alphabetical-index-mark-end text:id="IMark80310056"/> you time to enter <text:alphabetical-index-mark-start text:id="IMark74097688"/>data<text:alphabetical-index-mark-end text:id="IMark74097688"/> correctly without doing things in a hurry and confirming your intentions by pr<text:alphabetical-index-mark-start text:id="IMark77277880"/>es<text:alphabetical-index-mark-end text:id="IMark77277880"/>sing <text:span text:style-name="T12">[</text:span><text:alphabetical-index-mark-start text:id="IMark67372424"/><text:alphabetical-index-mark-start text:id="IMark52272472"/><text:span text:style-name="T12">EXE</text:span><text:alphabetical-index-mark-end text:id="IMark52272472"/><text:alphabetical-index-mark-end text:id="IMark67372424"/><text:span text:style-name="T12">]</text:span>. This <text:alphabetical-index-mark-start text:id="IMark52040968"/><text:alphabetical-index-mark-start text:id="IMark76721576"/>send<text:alphabetical-index-mark-end text:id="IMark76721576"/><text:alphabetical-index-mark-end text:id="IMark52040968"/>s the <text:alphabetical-index-mark-start text:id="IMark52558760"/>data<text:alphabetical-index-mark-end text:id="IMark52558760"/> and effectively clears the <text:alphabetical-index-mark-start text:id="IMark79075944"/>buffer<text:alphabetical-index-mark-end text:id="IMark79075944"/>.</text:p>
      <text:p text:style-name="P41"/>
      <text:p text:style-name="P41">Bear in mind that whenever you pr<text:alphabetical-index-mark-start text:id="IMark75048824"/>es<text:alphabetical-index-mark-end text:id="IMark75048824"/>s <text:span text:style-name="T12">[</text:span><text:alphabetical-index-mark-start text:id="IMark67384136"/><text:alphabetical-index-mark-start text:id="IMark73287160"/><text:span text:style-name="T12">EXE</text:span><text:alphabetical-index-mark-end text:id="IMark73287160"/><text:alphabetical-index-mark-end text:id="IMark67384136"/><text:span text:style-name="T12">]</text:span> you are <text:alphabetical-index-mark-start text:id="IMark75485288"/><text:alphabetical-index-mark-start text:id="IMark75023608"/>send<text:alphabetical-index-mark-end text:id="IMark75023608"/><text:alphabetical-index-mark-end text:id="IMark75485288"/>ing something to the <text:alphabetical-index-mark-start text:id="IMark75952712"/><text:alphabetical-index-mark-start text:id="IMark63145992"/>AIE<text:alphabetical-index-mark-end text:id="IMark63145992"/><text:alphabetical-index-mark-end text:id="IMark75952712"/>. What that something is depends on what is in the <text:alphabetical-index-mark-start text:id="IMark80586616"/>buffer<text:alphabetical-index-mark-end text:id="IMark80586616"/> at the time. So don’t pr<text:alphabetical-index-mark-start text:id="IMark77756152"/>es<text:alphabetical-index-mark-end text:id="IMark77756152"/>s <text:span text:style-name="T12">[</text:span><text:alphabetical-index-mark-start text:id="IMark75255928"/><text:alphabetical-index-mark-start text:id="IMark78996216"/><text:span text:style-name="T12">EXE</text:span><text:alphabetical-index-mark-end text:id="IMark78996216"/><text:alphabetical-index-mark-end text:id="IMark75255928"/><text:span text:style-name="T12">]</text:span> unl<text:alphabetical-index-mark-start text:id="IMark77992728"/>es<text:alphabetical-index-mark-end text:id="IMark77992728"/>s you mean it.</text:p>
      <text:p text:style-name="P41"/>
      <text:p text:style-name="P61">Also take into account that there might be some <text:alphabetical-index-mark-start text:id="IMark81834616"/>latency<text:alphabetical-index-mark-end text:id="IMark81834616"/> experienced whenever <text:alphabetical-index-mark-start text:id="IMark77335816"/>data<text:alphabetical-index-mark-end text:id="IMark77335816"/> is sent between <text:alphabetical-index-mark-start text:id="IMark73574888"/>module<text:alphabetical-index-mark-end text:id="IMark73574888"/>s. This might happen for several reasons like the hardware resources of your <text:alphabetical-index-mark-start text:id="IMark75162296"/>system<text:alphabetical-index-mark-end text:id="IMark75162296"/>, the size of the <text:alphabetical-index-mark-start text:id="IMark52154392"/><text:alphabetical-index-mark-start text:id="IMark76264312"/>KB<text:alphabetical-index-mark-end text:id="IMark76264312"/><text:alphabetical-index-mark-end text:id="IMark52154392"/>, the kind of tasks that are being performed by the CPU at the time, etc.</text:p>
      <text:p text:style-name="P61"/>
      <text:p text:style-name="P62"/>
      <text:h text:style-name="Heading_20_2" text:outline-level="2"><text:bookmark-start text:name="__RefHeading___Toc1099_964193841"/>5.3. <text:alphabetical-index-mark-start text:id="IMark63237448"/><text:alphabetical-index-mark-start text:id="IMark74940152"/>Procedur<text:alphabetical-index-mark-start text:id="IMark52910312"/>e<text:alphabetical-index-mark-end text:id="IMark74940152"/><text:alphabetical-index-mark-end text:id="IMark63237448"/>s<text:bookmark-end text:name="__RefHeading___Toc1099_964193841"/><text:alphabetical-index-mark-end text:id="IMark52910312"/></text:h>
      <text:p text:style-name="P22"/>
      <text:p text:style-name="P22">Th<text:alphabetical-index-mark-start text:id="IMark79299944"/>es<text:alphabetical-index-mark-end text:id="IMark79299944"/>e are some <text:alphabetical-index-mark-start text:id="IMark82225304"/><text:alphabetical-index-mark-start text:id="IMark75220520"/>procedur<text:alphabetical-index-mark-start text:id="IMark81856904"/>e<text:alphabetical-index-mark-end text:id="IMark75220520"/><text:alphabetical-index-mark-end text:id="IMark82225304"/>s<text:alphabetical-index-mark-end text:id="IMark81856904"/> that should be performed using the <text:alphabetical-index-mark-start text:id="IMark74337000"/><text:alphabetical-index-mark-start text:id="IMark74394536"/>function<text:alphabetical-index-mark-end text:id="IMark74394536"/><text:alphabetical-index-mark-end text:id="IMark74337000"/>s d<text:alphabetical-index-mark-start text:id="IMark29576104"/>es<text:alphabetical-index-mark-end text:id="IMark29576104"/>cribed in <text:span text:style-name="T12">[5.2.]</text:span><text:span text:style-name="T26">. </text:span><text:span text:style-name="T33">In all these cases it is important to consider that depending on the kind of computer </text:span><text:alphabetical-index-mark-start text:id="IMark81898184"/><text:span text:style-name="T33">system</text:span><text:alphabetical-index-mark-end text:id="IMark81898184"/><text:span text:style-name="T33"> in which you are running your </text:span><text:alphabetical-index-mark-start text:id="IMark76769672"/><text:span text:style-name="T33">OSFS</text:span><text:alphabetical-index-mark-end text:id="IMark76769672"/><text:span text:style-name="T33"> </text:span><text:alphabetical-index-mark-start text:id="IMark67382408"/><text:span text:style-name="T33">session</text:span><text:alphabetical-index-mark-end text:id="IMark67382408"/><text:span text:style-name="T33">, you might experience some </text:span><text:alphabetical-index-mark-start text:id="IMark52627752"/><text:span text:style-name="T33">latency</text:span><text:alphabetical-index-mark-end text:id="IMark52627752"/><text:span text:style-name="T33"> whenever </text:span><text:alphabetical-index-mark-start text:id="IMark75718664"/><text:span text:style-name="T33">data</text:span><text:alphabetical-index-mark-end text:id="IMark75718664"/><text:span text:style-name="T33"> is sent between the </text:span><text:alphabetical-index-mark-start text:id="IMark79791640"/><text:span text:style-name="T33">MFD</text:span><text:alphabetical-index-mark-end text:id="IMark79791640"/><text:span text:style-name="T33"> and the </text:span><text:alphabetical-index-mark-start text:id="IMark76527416"/><text:span text:style-name="T33">AIE</text:span><text:alphabetical-index-mark-end text:id="IMark76527416"/><text:span text:style-name="T33">.</text:span></text:p>
      <text:p text:style-name="P68"/>
      <text:h text:style-name="P90" text:outline-level="3"><text:bookmark-start text:name="__RefHeading___Toc1101_964193841"/>5.<text:span text:style-name="T37">3</text:span>.1. <text:alphabetical-index-mark-start text:id="IMark74871336"/><text:alphabetical-index-mark-start text:id="IMark76716344"/><text:span text:style-name="T36">C</text:span>onnect<text:alphabetical-index-mark-end text:id="IMark76716344"/><text:alphabetical-index-mark-end text:id="IMark74871336"/> to a <text:alphabetical-index-mark-start text:id="IMark79511448"/><text:alphabetical-index-mark-start text:id="IMark77659848"/>data<text:alphabetical-index-mark-end text:id="IMark77659848"/>base<text:alphabetical-index-mark-end text:id="IMark79511448"/>.<text:bookmark-end text:name="__RefHeading___Toc1101_964193841"/></text:h>
      <text:p text:style-name="P22"/>
      <text:p text:style-name="P43">The <text:alphabetical-index-mark-start text:id="IMark67398584"/>AIE<text:alphabetical-index-mark-end text:id="IMark67398584"/> onboard <text:alphabetical-index-mark-start text:id="IMark73682008"/>DGIIIAI<text:alphabetical-index-mark-end text:id="IMark73682008"/> starts working the moment the <text:alphabetical-index-mark-start text:id="IMark75354696"/>ship<text:alphabetical-index-mark-end text:id="IMark75354696"/> is <text:alphabetical-index-mark-start text:id="IMark67363448"/>load<text:alphabetical-index-mark-end text:id="IMark67363448"/>ed into <text:alphabetical-index-mark-start text:id="IMark80318520"/>OSFS<text:alphabetical-index-mark-end text:id="IMark80318520"/>’ <text:alphabetical-index-mark-start text:id="IMark74785848"/>session<text:alphabetical-index-mark-end text:id="IMark74785848"/>. <text:soft-page-break/>However, if you call <text:alphabetical-index-mark-start text:id="IMark76100888"/><text:alphabetical-index-mark-start text:id="IMark77248856"/>SQLC<text:alphabetical-index-mark-end text:id="IMark77248856"/><text:alphabetical-index-mark-end text:id="IMark76100888"/>, in order to <text:alphabetical-index-mark-start text:id="IMark82095112"/>interact<text:alphabetical-index-mark-end text:id="IMark82095112"/> with the <text:alphabetical-index-mark-start text:id="IMark52889944"/><text:alphabetical-index-mark-start text:id="IMark79161320"/>KB<text:alphabetical-index-mark-end text:id="IMark79161320"/><text:alphabetical-index-mark-end text:id="IMark52889944"/> you need to <text:alphabetical-index-mark-start text:id="IMark75622520"/>connect<text:alphabetical-index-mark-end text:id="IMark75622520"/> to the <text:alphabetical-index-mark-start text:id="IMark76720504"/><text:alphabetical-index-mark-start text:id="IMark52699576"/>data<text:alphabetical-index-mark-end text:id="IMark52699576"/>base<text:alphabetical-index-mark-end text:id="IMark76720504"/>. Thus, you should perform <text:alphabetical-index-mark-start text:id="IMark73020024"/>procedure<text:alphabetical-index-mark-end text:id="IMark73020024"/> <text:span text:style-name="T12">[5.3.1.]</text:span> when you <text:alphabetical-index-mark-start text:id="IMark78154488"/>load<text:alphabetical-index-mark-end text:id="IMark78154488"/> the <text:alphabetical-index-mark-start text:id="IMark77302344"/>MFD<text:alphabetical-index-mark-end text:id="IMark77302344"/> for the first time and after you want to re<text:alphabetical-index-mark-start text:id="IMark81454152"/>connect<text:alphabetical-index-mark-end text:id="IMark81454152"/> to the <text:alphabetical-index-mark-start text:id="IMark78579688"/><text:alphabetical-index-mark-start text:id="IMark64638088"/>KB<text:alphabetical-index-mark-end text:id="IMark64638088"/><text:alphabetical-index-mark-end text:id="IMark78579688"/> if you have performed <text:span text:style-name="T12">[5.3.2.]</text:span>.</text:p>
      <text:p text:style-name="P22"/>
      <text:p text:style-name="P22"/>
      <text:p text:style-name="P22"><text:span text:style-name="T12">5.</text:span><text:span text:style-name="T16">3</text:span><text:span text:style-name="T12">.</text:span><text:span text:style-name="T16">1.</text:span><text:span text:style-name="T12">1.</text:span> Pr<text:alphabetical-index-mark-start text:id="IMark74097688"/>es<text:alphabetical-index-mark-end text:id="IMark74097688"/>s <text:span text:style-name="T12">[</text:span><text:alphabetical-index-mark-start text:id="IMark80310056"/><text:alphabetical-index-mark-start text:id="IMark80565352"/><text:span text:style-name="T12">DB</text:span><text:alphabetical-index-mark-end text:id="IMark80565352"/><text:alphabetical-index-mark-end text:id="IMark80310056"/><text:span text:style-name="T12">]</text:span> and wait for the <text:alphabetical-index-mark-start text:id="IMark74047032"/>dialog<text:alphabetical-index-mark-end text:id="IMark74047032"/> <text:alphabetical-index-mark-start text:id="IMark67372424"/>box<text:alphabetical-index-mark-end text:id="IMark67372424"/> to open.</text:p>
      <text:p text:style-name="P22"/>
      <text:p text:style-name="P22"/>
      <text:p text:style-name="P22"><text:span text:style-name="T12">5.</text:span><text:span text:style-name="T16">3.1.2.</text:span> On the <text:alphabetical-index-mark-start text:id="IMark73287160"/>dialog<text:alphabetical-index-mark-end text:id="IMark73287160"/> <text:alphabetical-index-mark-start text:id="IMark77669224"/>box<text:alphabetical-index-mark-end text:id="IMark77669224"/> write ‘<text:alphabetical-index-mark-start text:id="IMark77756152"/><text:alphabetical-index-mark-start text:id="IMark80586616"/>DGIIIAI<text:alphabetical-index-mark-end text:id="IMark80586616"/><text:alphabetical-index-mark-end text:id="IMark77756152"/>’ to <text:alphabetical-index-mark-start text:id="IMark75952712"/><text:alphabetical-index-mark-start text:id="IMark63145992"/>connect<text:alphabetical-index-mark-end text:id="IMark63145992"/><text:alphabetical-index-mark-end text:id="IMark75952712"/> to the <text:alphabetical-index-mark-start text:id="IMark75485288"/><text:alphabetical-index-mark-start text:id="IMark75023608"/>DGIIIAI<text:alphabetical-index-mark-end text:id="IMark75023608"/><text:alphabetical-index-mark-end text:id="IMark75485288"/>.db <text:alphabetical-index-mark-start text:id="IMark75172024"/><text:alphabetical-index-mark-start text:id="IMark52040168"/>data<text:alphabetical-index-mark-end text:id="IMark52040168"/>base<text:alphabetical-index-mark-end text:id="IMark75172024"/> or ‘<text:alphabetical-index-mark-start text:id="IMark75255928"/><text:alphabetical-index-mark-start text:id="IMark78996216"/><text:alphabetical-index-mark-start text:id="IMark77780664"/><text:alphabetical-index-mark-start text:id="IMark79403512"/>SQLC<text:alphabetical-index-mark-end text:id="IMark79403512"/><text:alphabetical-index-mark-end text:id="IMark77780664"/><text:alphabetical-index-mark-end text:id="IMark78996216"/><text:alphabetical-index-mark-end text:id="IMark75255928"/>’ to <text:alphabetical-index-mark-start text:id="IMark77992728"/><text:alphabetical-index-mark-start text:id="IMark75820376"/>connect<text:alphabetical-index-mark-end text:id="IMark75820376"/><text:alphabetical-index-mark-end text:id="IMark77992728"/> to <text:alphabetical-index-mark-start text:id="IMark82104408"/><text:alphabetical-index-mark-start text:id="IMark76264312"/><text:alphabetical-index-mark-start text:id="IMark52154392"/><text:alphabetical-index-mark-start text:id="IMark75162296"/>SQLC<text:alphabetical-index-mark-end text:id="IMark75162296"/><text:alphabetical-index-mark-end text:id="IMark52154392"/><text:alphabetical-index-mark-end text:id="IMark76264312"/><text:alphabetical-index-mark-end text:id="IMark82104408"/> <text:alphabetical-index-mark-start text:id="IMark73574888"/><text:alphabetical-index-mark-start text:id="IMark77335816"/>data<text:alphabetical-index-mark-end text:id="IMark77335816"/>base<text:alphabetical-index-mark-end text:id="IMark73574888"/>.</text:p>
      <text:p text:style-name="P21"/>
      <text:p text:style-name="P21"/>
      <text:p text:style-name="P21"><text:span text:style-name="T15">5.3.1.3.</text:span><text:span text:style-name="T36"> P</text:span>r<text:alphabetical-index-mark-start text:id="IMark52910312"/>es<text:alphabetical-index-mark-end text:id="IMark52910312"/>s <text:span text:style-name="T12">[</text:span><text:alphabetical-index-mark-start text:id="IMark74940152"/><text:alphabetical-index-mark-start text:id="IMark76367464"/><text:span text:style-name="T12">CON</text:span><text:alphabetical-index-mark-end text:id="IMark76367464"/><text:alphabetical-index-mark-end text:id="IMark74940152"/><text:span text:style-name="T12">] </text:span><text:span text:style-name="T27">to </text:span><text:alphabetical-index-mark-start text:id="IMark82109304"/><text:alphabetical-index-mark-start text:id="IMark63685048"/><text:span text:style-name="T27">connect</text:span><text:alphabetical-index-mark-end text:id="IMark63685048"/><text:alphabetical-index-mark-end text:id="IMark82109304"/><text:span text:style-name="T27">.</text:span></text:p>
      <text:p text:style-name="P22"/>
      <text:p text:style-name="P22"/>
      <text:p text:style-name="P22">After calling this <text:alphabetical-index-mark-start text:id="IMark79465768"/><text:alphabetical-index-mark-start text:id="IMark76769672"/>MFD<text:alphabetical-index-mark-end text:id="IMark76769672"/><text:alphabetical-index-mark-end text:id="IMark79465768"/> for the first time in your <text:alphabetical-index-mark-start text:id="IMark73197400"/><text:alphabetical-index-mark-start text:id="IMark77458216"/>Orbiter<text:alphabetical-index-mark-end text:id="IMark77458216"/><text:alphabetical-index-mark-end text:id="IMark73197400"/> <text:alphabetical-index-mark-start text:id="IMark67382408"/>s<text:alphabetical-index-mark-start text:id="IMark79549912"/>es<text:alphabetical-index-mark-end text:id="IMark79549912"/>sion<text:alphabetical-index-mark-end text:id="IMark67382408"/>, you should <text:alphabetical-index-mark-start text:id="IMark73395800"/><text:alphabetical-index-mark-start text:id="IMark52627752"/>connect<text:alphabetical-index-mark-end text:id="IMark52627752"/><text:alphabetical-index-mark-end text:id="IMark73395800"/> to <text:alphabetical-index-mark-start text:id="IMark78384088"/><text:alphabetical-index-mark-start text:id="IMark38304504"/>DGIIIAI<text:alphabetical-index-mark-end text:id="IMark38304504"/><text:alphabetical-index-mark-end text:id="IMark78384088"/>.db with this <text:alphabetical-index-mark-start text:id="IMark75718664"/><text:alphabetical-index-mark-start text:id="IMark76074472"/>procedure<text:alphabetical-index-mark-end text:id="IMark76074472"/><text:alphabetical-index-mark-end text:id="IMark75718664"/>.</text:p>
      <text:p text:style-name="P22"/>
      <text:p text:style-name="P22">If you want to <text:alphabetical-index-mark-start text:id="IMark79187816"/>switch<text:alphabetical-index-mark-end text:id="IMark79187816"/> <text:alphabetical-index-mark-start text:id="IMark76527416"/><text:alphabetical-index-mark-start text:id="IMark76221832"/>data<text:alphabetical-index-mark-end text:id="IMark76221832"/>bas<text:alphabetical-index-mark-start text:id="IMark74927192"/>e<text:alphabetical-index-mark-end text:id="IMark76527416"/>s<text:alphabetical-index-mark-end text:id="IMark74927192"/>, first <text:alphabetical-index-mark-start text:id="IMark75996216"/><text:alphabetical-index-mark-start text:id="IMark74968792"/>dis<text:alphabetical-index-mark-start text:id="IMark38486248"/><text:alphabetical-index-mark-start text:id="IMark74947256"/>connect<text:alphabetical-index-mark-end text:id="IMark74947256"/><text:alphabetical-index-mark-end text:id="IMark38486248"/><text:alphabetical-index-mark-end text:id="IMark74968792"/><text:alphabetical-index-mark-end text:id="IMark75996216"/> from the current <text:alphabetical-index-mark-start text:id="IMark77659848"/><text:alphabetical-index-mark-start text:id="IMark79511448"/>data<text:alphabetical-index-mark-end text:id="IMark79511448"/>base<text:alphabetical-index-mark-end text:id="IMark77659848"/> you are <text:alphabetical-index-mark-start text:id="IMark74871336"/><text:alphabetical-index-mark-start text:id="IMark76716344"/>connect<text:alphabetical-index-mark-end text:id="IMark76716344"/><text:alphabetical-index-mark-end text:id="IMark74871336"/>ed to following <text:span text:style-name="T12">[</text:span><text:span text:style-name="T16">5.3.2.</text:span><text:span text:style-name="T12">]</text:span> and then perform <text:span text:style-name="T12">[5.</text:span><text:span text:style-name="T16">3</text:span><text:span text:style-name="T12">.1.]</text:span><text:span text:style-name="T26">.</text:span></text:p>
      <text:p text:style-name="P69"/>
      <text:p text:style-name="P69"/>
      <text:h text:style-name="Heading_20_3" text:outline-level="3"><text:bookmark-start text:name="__RefHeading___Toc1103_964193841"/><text:span text:style-name="T12">5.3.2.</text:span><text:span text:style-name="T26"> </text:span><text:alphabetical-index-mark-start text:id="IMark82095112"/><text:alphabetical-index-mark-start text:id="IMark77248856"/><text:span text:style-name="T12">Dis</text:span><text:alphabetical-index-mark-start text:id="IMark74785848"/><text:alphabetical-index-mark-start text:id="IMark80318520"/><text:span text:style-name="T12">connect</text:span><text:bookmark-end text:name="__RefHeading___Toc1103_964193841"/><text:alphabetical-index-mark-end text:id="IMark80318520"/><text:alphabetical-index-mark-end text:id="IMark74785848"/><text:alphabetical-index-mark-end text:id="IMark77248856"/><text:alphabetical-index-mark-end text:id="IMark82095112"/></text:h>
      <text:p text:style-name="P70"/>
      <text:p text:style-name="P70"/>
      <text:p text:style-name="P23"><text:span text:style-name="T12">5.3.2.1.</text:span><text:span text:style-name="T26"> Pr</text:span><text:alphabetical-index-mark-start text:id="IMark77302344"/><text:span text:style-name="T26">es</text:span><text:alphabetical-index-mark-end text:id="IMark77302344"/><text:span text:style-name="T26">s </text:span><text:span text:style-name="T12">[</text:span><text:alphabetical-index-mark-start text:id="IMark78154488"/><text:alphabetical-index-mark-start text:id="IMark75475080"/><text:span text:style-name="T12">DIS</text:span><text:alphabetical-index-mark-end text:id="IMark75475080"/><text:alphabetical-index-mark-end text:id="IMark78154488"/><text:span text:style-name="T12">]</text:span><text:span text:style-name="T26">.</text:span></text:p>
      <text:p text:style-name="P70"/>
      <text:p text:style-name="P70"/>
      <text:p text:style-name="P23"><text:span text:style-name="T12">5.3.2.2.</text:span><text:span text:style-name="T26"> Wait until all pending </text:span><text:alphabetical-index-mark-start text:id="IMark80310056"/><text:alphabetical-index-mark-start text:id="IMark80565352"/><text:span text:style-name="T26">DB</text:span><text:alphabetical-index-mark-end text:id="IMark80565352"/><text:alphabetical-index-mark-end text:id="IMark80310056"/><text:span text:style-name="T26"> </text:span><text:alphabetical-index-mark-start text:id="IMark75842280"/><text:span text:style-name="T26">operation</text:span><text:alphabetical-index-mark-end text:id="IMark75842280"/><text:span text:style-name="T26">s are finished. This might take a second or so. </text:span><text:span text:style-name="T33"><text:s/></text:span></text:p>
      <text:p text:style-name="P70"/>
      <text:p text:style-name="P70"/>
      <text:p text:style-name="P23"><text:soft-page-break/><text:span text:style-name="T26">Before leaving a </text:span><text:alphabetical-index-mark-start text:id="IMark82104408"/><text:alphabetical-index-mark-start text:id="IMark76264312"/><text:span text:style-name="T26">data</text:span><text:alphabetical-index-mark-end text:id="IMark76264312"/><text:span text:style-name="T26">base</text:span><text:alphabetical-index-mark-end text:id="IMark82104408"/><text:span text:style-name="T26"> it is recommendable to </text:span><text:alphabetical-index-mark-start text:id="IMark52154392"/><text:alphabetical-index-mark-start text:id="IMark75162296"/><text:span text:style-name="T26">dis</text:span><text:alphabetical-index-mark-start text:id="IMark77992728"/><text:alphabetical-index-mark-start text:id="IMark75820376"/><text:span text:style-name="T26">connect</text:span><text:alphabetical-index-mark-end text:id="IMark75820376"/><text:alphabetical-index-mark-end text:id="IMark77992728"/><text:alphabetical-index-mark-end text:id="IMark75162296"/><text:alphabetical-index-mark-end text:id="IMark52154392"/><text:span text:style-name="T26"> or close it. Otherwise </text:span><text:alphabetical-index-mark-start text:id="IMark75255928"/><text:span text:style-name="T26">Sqlite3</text:span><text:alphabetical-index-mark-end text:id="IMark75255928"/><text:span text:style-name="T26"> might leave some </text:span><text:alphabetical-index-mark-start text:id="IMark78996216"/><text:alphabetical-index-mark-start text:id="IMark77780664"/><text:span text:style-name="T26">connect</text:span><text:alphabetical-index-mark-end text:id="IMark77780664"/><text:alphabetical-index-mark-end text:id="IMark78996216"/><text:span text:style-name="T26">ions open and when you finish your </text:span><text:alphabetical-index-mark-start text:id="IMark79403512"/><text:span text:style-name="T26">OSFS</text:span><text:alphabetical-index-mark-end text:id="IMark79403512"/><text:span text:style-name="T26"> </text:span><text:alphabetical-index-mark-start text:id="IMark75172024"/><text:span text:style-name="T26">s</text:span><text:alphabetical-index-mark-start text:id="IMark52040168"/><text:span text:style-name="T26">es</text:span><text:alphabetical-index-mark-end text:id="IMark52040168"/><text:span text:style-name="T26">sion</text:span><text:alphabetical-index-mark-end text:id="IMark75172024"/><text:span text:style-name="T26"> things might </text:span><text:alphabetical-index-mark-start text:id="IMark75485288"/><text:span text:style-name="T26">crash</text:span><text:alphabetical-index-mark-end text:id="IMark75485288"/><text:span text:style-name="T26"> or even </text:span><text:alphabetical-index-mark-start text:id="IMark75023608"/><text:span text:style-name="T26">data</text:span><text:alphabetical-index-mark-end text:id="IMark75023608"/><text:span text:style-name="T26"> might get </text:span><text:alphabetical-index-mark-start text:id="IMark75952712"/><text:span text:style-name="T26">corrupted</text:span><text:alphabetical-index-mark-end text:id="IMark75952712"/><text:span text:style-name="T26">.</text:span></text:p>
      <text:p text:style-name="P70"/>
      <text:p text:style-name="P24"><text:span text:style-name="T26">After </text:span><text:alphabetical-index-mark-start text:id="IMark81898184"/><text:alphabetical-index-mark-start text:id="IMark80392808"/><text:alphabetical-index-mark-start text:id="IMark76074472"/><text:span text:style-name="T26">dis</text:span><text:alphabetical-index-mark-start text:id="IMark75718664"/><text:alphabetical-index-mark-start text:id="IMark78384088"/><text:span text:style-name="T26">connect</text:span><text:alphabetical-index-mark-end text:id="IMark78384088"/><text:alphabetical-index-mark-end text:id="IMark75718664"/><text:alphabetical-index-mark-end text:id="IMark76074472"/><text:alphabetical-index-mark-end text:id="IMark80392808"/><text:span text:style-name="T26">ion</text:span><text:alphabetical-index-mark-end text:id="IMark81898184"/><text:span text:style-name="T26">, you will have to perform </text:span><text:span text:style-name="T12">[5.3.1.]</text:span><text:span text:style-name="T26"> to </text:span><text:alphabetical-index-mark-start text:id="IMark38304504"/><text:alphabetical-index-mark-start text:id="IMark73395800"/><text:span text:style-name="T26">connect</text:span><text:alphabetical-index-mark-end text:id="IMark73395800"/><text:alphabetical-index-mark-end text:id="IMark38304504"/><text:span text:style-name="T26"> to a </text:span><text:alphabetical-index-mark-start text:id="IMark52627752"/><text:alphabetical-index-mark-start text:id="IMark67382408"/><text:span text:style-name="T26">data</text:span><text:alphabetical-index-mark-end text:id="IMark67382408"/><text:span text:style-name="T26">base</text:span><text:alphabetical-index-mark-end text:id="IMark52627752"/><text:span text:style-name="T26"> again.</text:span></text:p>
      <text:p text:style-name="P71"/>
      <text:p text:style-name="P71"/>
      <text:h text:style-name="Heading_20_3" text:outline-level="3"><text:bookmark-start text:name="__RefHeading___Toc1105_964193841"/>5.3.3. <text:alphabetical-index-mark-start text:id="IMark76221832"/><text:alphabetical-index-mark-start text:id="IMark73583608"/>Send<text:alphabetical-index-mark-end text:id="IMark73583608"/><text:alphabetical-index-mark-end text:id="IMark76221832"/> a raw <text:alphabetical-index-mark-start text:id="IMark76712888"/><text:alphabetical-index-mark-start text:id="IMark80055592"/>SQL<text:alphabetical-index-mark-end text:id="IMark80055592"/><text:alphabetical-index-mark-end text:id="IMark76712888"/> <text:alphabetical-index-mark-start text:id="IMark81497256"/>query<text:bookmark-end text:name="__RefHeading___Toc1105_964193841"/><text:alphabetical-index-mark-end text:id="IMark81497256"/></text:h>
      <text:p text:style-name="P72"/>
      <text:p text:style-name="P72"/>
      <text:p text:style-name="P25"><text:span text:style-name="T12">5.3.3.1.</text:span><text:span text:style-name="T26"> Pr</text:span><text:alphabetical-index-mark-start text:id="IMark73020024"/><text:span text:style-name="T26">es</text:span><text:alphabetical-index-mark-end text:id="IMark73020024"/><text:span text:style-name="T26">s </text:span><text:span text:style-name="T12">[</text:span><text:alphabetical-index-mark-start text:id="IMark75622520"/><text:alphabetical-index-mark-start text:id="IMark52699576"/><text:span text:style-name="T12">SQL</text:span><text:alphabetical-index-mark-end text:id="IMark52699576"/><text:alphabetical-index-mark-end text:id="IMark75622520"/><text:span text:style-name="T12">]</text:span><text:span text:style-name="T26"> and wait for the </text:span><text:alphabetical-index-mark-start text:id="IMark79161320"/><text:span text:style-name="T26">dialog</text:span><text:alphabetical-index-mark-end text:id="IMark79161320"/><text:span text:style-name="T26"> </text:span><text:alphabetical-index-mark-start text:id="IMark52889944"/><text:span text:style-name="T26">box</text:span><text:alphabetical-index-mark-end text:id="IMark52889944"/><text:span text:style-name="T26"> to open.</text:span></text:p>
      <text:p text:style-name="P72"/>
      <text:p text:style-name="P72"/>
      <text:p text:style-name="P25"><text:span text:style-name="T12">5.3.3.2.</text:span><text:span text:style-name="T26"> Write a full </text:span><text:alphabetical-index-mark-start text:id="IMark52482248"/><text:alphabetical-index-mark-start text:id="IMark77277880"/><text:span text:style-name="T26">SQL</text:span><text:alphabetical-index-mark-end text:id="IMark77277880"/><text:alphabetical-index-mark-end text:id="IMark52482248"/><text:span text:style-name="T26"> </text:span><text:alphabetical-index-mark-start text:id="IMark76324712"/><text:span text:style-name="T26">query</text:span><text:alphabetical-index-mark-end text:id="IMark76324712"/><text:span text:style-name="T26"> on the </text:span><text:alphabetical-index-mark-start text:id="IMark78154488"/><text:span text:style-name="T26">dialog</text:span><text:alphabetical-index-mark-end text:id="IMark78154488"/><text:span text:style-name="T26">.</text:span></text:p>
      <text:p text:style-name="P72"/>
      <text:p text:style-name="P72"/>
      <text:p text:style-name="P25"><text:span text:style-name="T12">5.3.3.3.</text:span><text:span text:style-name="T26"> Pr</text:span><text:alphabetical-index-mark-start text:id="IMark82048952"/><text:span text:style-name="T26">es</text:span><text:alphabetical-index-mark-end text:id="IMark82048952"/><text:span text:style-name="T26">s </text:span><text:span text:style-name="T12">[</text:span><text:alphabetical-index-mark-start text:id="IMark75048824"/><text:alphabetical-index-mark-start text:id="IMark75842280"/><text:span text:style-name="T12">EXE</text:span><text:alphabetical-index-mark-end text:id="IMark75842280"/><text:alphabetical-index-mark-end text:id="IMark75048824"/><text:span text:style-name="T12">]</text:span><text:span text:style-name="T26">.</text:span></text:p>
      <text:p text:style-name="P72"/>
      <text:p text:style-name="P72"/>
      <text:h text:style-name="Heading_20_3" text:outline-level="3"><text:bookmark-start text:name="__RefHeading___Toc3402_1164564522"/>5.3.4. <text:alphabetical-index-mark-start text:id="IMark73287160"/>Activate<text:alphabetical-index-mark-end text:id="IMark73287160"/> a mode using [<text:alphabetical-index-mark-start text:id="IMark52154392"/>MON<text:alphabetical-index-mark-end text:id="IMark52154392"/>].<text:bookmark-end text:name="__RefHeading___Toc3402_1164564522"/></text:h>
      <text:p text:style-name="P73"/>
      <text:p text:style-name="P44"><text:span text:style-name="T26">There are various ways to </text:span><text:alphabetical-index-mark-start text:id="IMark75820376"/><text:span text:style-name="T26">activate</text:span><text:alphabetical-index-mark-end text:id="IMark75820376"/><text:span text:style-name="T26"> a mode, but for </text:span><text:alphabetical-index-mark-start text:id="IMark67353496"/><text:span text:style-name="T26">convenience</text:span><text:alphabetical-index-mark-end text:id="IMark67353496"/><text:span text:style-name="T26"> and </text:span><text:alphabetical-index-mark-start text:id="IMark75571336"/><text:span text:style-name="T26">efficiency</text:span><text:alphabetical-index-mark-end text:id="IMark75571336"/><text:span text:style-name="T26">, you have the </text:span><text:span text:style-name="T12">[</text:span><text:alphabetical-index-mark-start text:id="IMark75255928"/><text:span text:style-name="T12">MON</text:span><text:alphabetical-index-mark-end text:id="IMark75255928"/><text:span text:style-name="T12">]</text:span><text:span text:style-name="T26"> </text:span><text:alphabetical-index-mark-start text:id="IMark63237448"/><text:span text:style-name="T26">function</text:span><text:alphabetical-index-mark-end text:id="IMark63237448"/><text:span text:style-name="T26">.</text:span></text:p>
      <text:p text:style-name="P73"/>
      <text:p text:style-name="P73"/>
      <text:p text:style-name="P45"><text:span text:style-name="T12">5.3.4.1.</text:span><text:span text:style-name="T26"> Press </text:span><text:span text:style-name="T12">[</text:span><text:alphabetical-index-mark-start text:id="IMark79299944"/><text:span text:style-name="T12">MON</text:span><text:alphabetical-index-mark-end text:id="IMark79299944"/><text:span text:style-name="T12">]</text:span><text:span text:style-name="T26">.</text:span></text:p>
      <text:p text:style-name="P77"/>
      <text:p text:style-name="P77"/>
      <text:p text:style-name="P45"><text:span text:style-name="T12">5.3.4.2.</text:span><text:span text:style-name="T26"> Once the </text:span><text:alphabetical-index-mark-start text:id="IMark78384088"/><text:span text:style-name="T26">dialog</text:span><text:alphabetical-index-mark-end text:id="IMark78384088"/><text:span text:style-name="T26"> appears, enter the name of the mode without the </text:span><text:span text:style-name="T51">‘</text:span><text:alphabetical-index-mark-start text:id="IMark79465768"/><text:span text:style-name="T51">mode_</text:span><text:alphabetical-index-mark-end text:id="IMark79465768"/><text:span text:style-name="T51">’</text:span><text:span text:style-name="T26"> sub</text:span><text:alphabetical-index-mark-start text:id="IMark81898184"/><text:span text:style-name="T26">string</text:span><text:alphabetical-index-mark-end text:id="IMark81898184"/><text:span text:style-name="T26">. For </text:span><text:alphabetical-index-mark-start text:id="IMark76769672"/><text:span text:style-name="T26">example</text:span><text:alphabetical-index-mark-end text:id="IMark76769672"/><text:span text:style-name="T26">, if you want to </text:span><text:alphabetical-index-mark-start text:id="IMark76717944"/><text:span text:style-name="T26">activate</text:span><text:alphabetical-index-mark-end text:id="IMark76717944"/><text:span text:style-name="T26"> </text:span><text:span text:style-name="T51">‘</text:span><text:alphabetical-index-mark-start text:id="IMark76062040"/><text:span text:style-name="T51">mode_</text:span><text:alphabetical-index-mark-end text:id="IMark76062040"/><text:alphabetical-index-mark-start text:id="IMark79791640"/><text:span text:style-name="T51">wpt</text:span><text:alphabetical-index-mark-end text:id="IMark79791640"/><text:span text:style-name="T51">’</text:span><text:span text:style-name="T26"> you would just </text:span><text:alphabetical-index-mark-start text:id="IMark38304504"/><text:span text:style-name="T26">input</text:span><text:alphabetical-index-mark-end text:id="IMark38304504"/><text:span text:style-name="T26"> </text:span><text:span text:style-name="T51">‘</text:span><text:alphabetical-index-mark-start text:id="IMark73395800"/><text:span text:style-name="T51">wpt</text:span><text:alphabetical-index-mark-end text:id="IMark73395800"/><text:span text:style-name="T51">’</text:span><text:span text:style-name="T26">.</text:span></text:p>
      <text:p text:style-name="P77"><text:soft-page-break/></text:p>
      <text:p text:style-name="P77"/>
      <text:p text:style-name="P45"><text:span text:style-name="T12">5.3.4.3.</text:span><text:span text:style-name="T26"> Press </text:span><text:span text:style-name="T12">[</text:span><text:alphabetical-index-mark-start text:id="IMark74785848"/><text:span text:style-name="T12">EXE</text:span><text:alphabetical-index-mark-end text:id="IMark74785848"/><text:span text:style-name="T12">]</text:span><text:span text:style-name="T26">.</text:span></text:p>
      <text:p text:style-name="P77"/>
      <text:p text:style-name="P77"/>
      <text:h text:style-name="P91" text:outline-level="3"><text:bookmark-start text:name="__RefHeading___Toc3432_1164564522"/>5.3.<text:span text:style-name="T65">5</text:span>. <text:alphabetical-index-mark-start text:id="IMark78208776"/><text:span text:style-name="T65">De</text:span><text:alphabetical-index-mark-start text:id="IMark52272472"/><text:span text:style-name="T65">a</text:span>ctivate<text:alphabetical-index-mark-end text:id="IMark52272472"/><text:alphabetical-index-mark-end text:id="IMark78208776"/> a mode using [<text:alphabetical-index-mark-start text:id="IMark76991832"/>MO<text:span text:style-name="T65">F</text:span><text:alphabetical-index-mark-end text:id="IMark76991832"/>].<text:bookmark-end text:name="__RefHeading___Toc3432_1164564522"/></text:h>
      <text:p text:style-name="P74"/>
      <text:p text:style-name="P53"><text:span text:style-name="T26">There are various ways to </text:span><text:alphabetical-index-mark-start text:id="IMark52558760"/><text:span text:style-name="T28">de</text:span><text:alphabetical-index-mark-start text:id="IMark76324712"/><text:span text:style-name="T26">activate</text:span><text:alphabetical-index-mark-end text:id="IMark76324712"/><text:alphabetical-index-mark-end text:id="IMark52558760"/><text:span text:style-name="T26"> a mode, but for </text:span><text:alphabetical-index-mark-start text:id="IMark74097688"/><text:span text:style-name="T26">convenience</text:span><text:alphabetical-index-mark-end text:id="IMark74097688"/><text:span text:style-name="T26"> and </text:span><text:alphabetical-index-mark-start text:id="IMark52040968"/><text:span text:style-name="T26">efficiency</text:span><text:alphabetical-index-mark-end text:id="IMark52040968"/><text:span text:style-name="T26">, you have the </text:span><text:span text:style-name="T12">[</text:span><text:alphabetical-index-mark-start text:id="IMark78154488"/><text:span text:style-name="T12">MO</text:span><text:span text:style-name="T23">F</text:span><text:alphabetical-index-mark-end text:id="IMark78154488"/><text:span text:style-name="T12">]</text:span><text:span text:style-name="T26"> </text:span><text:alphabetical-index-mark-start text:id="IMark72640408"/><text:span text:style-name="T26">function</text:span><text:alphabetical-index-mark-end text:id="IMark72640408"/><text:span text:style-name="T26">.</text:span></text:p>
      <text:p text:style-name="P74"/>
      <text:p text:style-name="P74"/>
      <text:p text:style-name="P56"><text:span text:style-name="T12">5.3.</text:span><text:span text:style-name="T23">5</text:span><text:span text:style-name="T12">.1.</text:span><text:span text:style-name="T26"> Press </text:span><text:span text:style-name="T12">[</text:span><text:alphabetical-index-mark-start text:id="IMark77669224"/><text:span text:style-name="T12">MO</text:span><text:span text:style-name="T23">F</text:span><text:alphabetical-index-mark-end text:id="IMark77669224"/><text:span text:style-name="T12">]</text:span><text:span text:style-name="T26">.</text:span></text:p>
      <text:p text:style-name="P78"/>
      <text:p text:style-name="P78"/>
      <text:p text:style-name="P56"><text:span text:style-name="T12">5.3.</text:span><text:span text:style-name="T23">5</text:span><text:span text:style-name="T12">.2.</text:span><text:span text:style-name="T26"> Once the </text:span><text:alphabetical-index-mark-start text:id="IMark67353496"/><text:span text:style-name="T26">dialog</text:span><text:alphabetical-index-mark-end text:id="IMark67353496"/><text:span text:style-name="T26"> appears, enter the name of the mode without the </text:span><text:span text:style-name="T51">‘</text:span><text:alphabetical-index-mark-start text:id="IMark74337000"/><text:span text:style-name="T51">mode_</text:span><text:alphabetical-index-mark-end text:id="IMark74337000"/><text:span text:style-name="T51">’</text:span><text:span text:style-name="T26"> sub</text:span><text:alphabetical-index-mark-start text:id="IMark79403512"/><text:span text:style-name="T26">string</text:span><text:alphabetical-index-mark-end text:id="IMark79403512"/><text:span text:style-name="T26">. For </text:span><text:alphabetical-index-mark-start text:id="IMark75571336"/><text:span text:style-name="T26">example</text:span><text:alphabetical-index-mark-end text:id="IMark75571336"/><text:span text:style-name="T26">, if you want to </text:span><text:alphabetical-index-mark-start text:id="IMark52910312"/><text:span text:style-name="T28">de</text:span><text:alphabetical-index-mark-start text:id="IMark74394536"/><text:span text:style-name="T26">activate</text:span><text:alphabetical-index-mark-end text:id="IMark74394536"/><text:alphabetical-index-mark-end text:id="IMark52910312"/><text:span text:style-name="T26"> </text:span><text:span text:style-name="T51">‘</text:span><text:alphabetical-index-mark-start text:id="IMark74940152"/><text:span text:style-name="T51">mode_</text:span><text:alphabetical-index-mark-end text:id="IMark74940152"/><text:alphabetical-index-mark-start text:id="IMark75255928"/><text:span text:style-name="T51">wpt</text:span><text:alphabetical-index-mark-end text:id="IMark75255928"/><text:span text:style-name="T51">’</text:span><text:span text:style-name="T26"> you would just </text:span><text:alphabetical-index-mark-start text:id="IMark52040168"/><text:span text:style-name="T26">input</text:span><text:alphabetical-index-mark-end text:id="IMark52040168"/><text:span text:style-name="T26"> </text:span><text:span text:style-name="T51">‘</text:span><text:alphabetical-index-mark-start text:id="IMark76367464"/><text:span text:style-name="T51">wpt</text:span><text:alphabetical-index-mark-end text:id="IMark76367464"/><text:span text:style-name="T51">’</text:span><text:span text:style-name="T26">.</text:span></text:p>
      <text:p text:style-name="P78"/>
      <text:p text:style-name="P78"/>
      <text:p text:style-name="P78"><text:span text:style-name="T12">5.3.</text:span><text:span text:style-name="T23">5</text:span><text:span text:style-name="T12">.3.</text:span> Press <text:span text:style-name="T12">[</text:span><text:alphabetical-index-mark-start text:id="IMark67382408"/><text:span text:style-name="T12">EXE</text:span><text:alphabetical-index-mark-end text:id="IMark67382408"/><text:span text:style-name="T12">]</text:span>.</text:p>
      <text:p text:style-name="P70"/>
      <text:p text:style-name="P8"/>
      <text:h text:style-name="P92" text:outline-level="3"><text:bookmark-start text:name="__RefHeading___Toc3434_1164564522"/>5.3.<text:span text:style-name="T66">6</text:span>. <text:alphabetical-index-mark-start text:id="IMark74927192"/><text:span text:style-name="T66">Load</text:span><text:alphabetical-index-mark-end text:id="IMark74927192"/><text:span text:style-name="T66"> an AI </text:span><text:alphabetical-index-mark-start text:id="IMark76717944"/><text:span text:style-name="T66">program</text:span><text:alphabetical-index-mark-end text:id="IMark76717944"/> <text:span text:style-name="T67">to </text:span><text:alphabetical-index-mark-start text:id="IMark81497256"/><text:span text:style-name="T48">sde_rules</text:span><text:alphabetical-index-mark-end text:id="IMark81497256"/><text:span text:style-name="T67"> </text:span>using [<text:alphabetical-index-mark-start text:id="IMark80055592"/><text:span text:style-name="T66">PON</text:span><text:alphabetical-index-mark-end text:id="IMark80055592"/>].<text:bookmark-end text:name="__RefHeading___Toc3434_1164564522"/></text:h>
      <text:p text:style-name="P75"/>
      <text:p text:style-name="P54"><text:span text:style-name="T26">There are various ways to </text:span><text:alphabetical-index-mark-start text:id="IMark79187816"/><text:span text:style-name="T29">load</text:span><text:alphabetical-index-mark-end text:id="IMark79187816"/><text:span text:style-name="T29"> a </text:span><text:alphabetical-index-mark-start text:id="IMark78104904"/><text:span text:style-name="T29">program</text:span><text:alphabetical-index-mark-end text:id="IMark78104904"/><text:span text:style-name="T26">, but for </text:span><text:alphabetical-index-mark-start text:id="IMark79786472"/><text:span text:style-name="T26">convenience</text:span><text:alphabetical-index-mark-end text:id="IMark79786472"/><text:span text:style-name="T26"> and </text:span><text:alphabetical-index-mark-start text:id="IMark38304504"/><text:span text:style-name="T26">efficiency</text:span><text:alphabetical-index-mark-end text:id="IMark38304504"/><text:span text:style-name="T26">, you have the </text:span><text:span text:style-name="T12">[</text:span><text:alphabetical-index-mark-start text:id="IMark76720504"/><text:span text:style-name="T24">P</text:span><text:span text:style-name="T12">ON</text:span><text:alphabetical-index-mark-end text:id="IMark76720504"/><text:span text:style-name="T12">]</text:span><text:span text:style-name="T26"> </text:span><text:alphabetical-index-mark-start text:id="IMark77411768"/><text:span text:style-name="T26">function</text:span><text:alphabetical-index-mark-end text:id="IMark77411768"/><text:span text:style-name="T26">.</text:span></text:p>
      <text:p text:style-name="P75"/>
      <text:p text:style-name="P57"><text:span text:style-name="T12">5.3.</text:span><text:span text:style-name="T24">6</text:span><text:span text:style-name="T12">.1.</text:span><text:span text:style-name="T26"> Press </text:span><text:span text:style-name="T12">[</text:span><text:alphabetical-index-mark-start text:id="IMark64638088"/><text:span text:style-name="T24">P</text:span><text:span text:style-name="T12">ON</text:span><text:alphabetical-index-mark-end text:id="IMark64638088"/><text:span text:style-name="T12">]</text:span><text:span text:style-name="T26">.</text:span></text:p>
      <text:p text:style-name="P79"/>
      <text:p text:style-name="P79"/>
      <text:p text:style-name="P57"><text:span text:style-name="T12">5.3.</text:span><text:span text:style-name="T24">6</text:span><text:span text:style-name="T12">.2.</text:span><text:span text:style-name="T26"> Once the </text:span><text:alphabetical-index-mark-start text:id="IMark80565352"/><text:span text:style-name="T26">dialog</text:span><text:alphabetical-index-mark-end text:id="IMark80565352"/><text:span text:style-name="T26"> appears, enter the name of the </text:span><text:alphabetical-index-mark-start text:id="IMark74097688"/><text:span text:style-name="T29">program</text:span><text:alphabetical-index-mark-end text:id="IMark74097688"/><text:span text:style-name="T26"> without the </text:span><text:span text:style-name="T51">‘</text:span><text:alphabetical-index-mark-start text:id="IMark80310056"/><text:span text:style-name="T52">prg</text:span><text:alphabetical-index-mark-end text:id="IMark80310056"/><text:span text:style-name="T51">’</text:span><text:span text:style-name="T26"> sub</text:span><text:alphabetical-index-mark-start text:id="IMark67384136"/><text:span text:style-name="T26">string</text:span><text:alphabetical-index-mark-end text:id="IMark67384136"/><text:span text:style-name="T26">. For </text:span><text:soft-page-break/><text:alphabetical-index-mark-start text:id="IMark52040968"/><text:span text:style-name="T26">example</text:span><text:alphabetical-index-mark-end text:id="IMark52040968"/><text:span text:style-name="T26">, if you want to </text:span><text:alphabetical-index-mark-start text:id="IMark79799352"/><text:span text:style-name="T30">load</text:span><text:alphabetical-index-mark-end text:id="IMark79799352"/><text:span text:style-name="T26"> </text:span><text:span text:style-name="T51">‘</text:span><text:alphabetical-index-mark-start text:id="IMark52261544"/><text:span text:style-name="T52">prg</text:span><text:alphabetical-index-mark-end text:id="IMark52261544"/><text:span text:style-name="T52">43.2</text:span><text:span text:style-name="T51">’</text:span><text:span text:style-name="T26"> </text:span><text:span text:style-name="T30">from </text:span><text:alphabetical-index-mark-start text:id="IMark82048952"/><text:span text:style-name="T53">sde_</text:span><text:alphabetical-index-mark-start text:id="IMark77243544"/><text:span text:style-name="T53">prg</text:span><text:alphabetical-index-mark-end text:id="IMark77243544"/><text:span text:style-name="T53">_rules</text:span><text:alphabetical-index-mark-end text:id="IMark82048952"/><text:span text:style-name="T30"> to </text:span><text:alphabetical-index-mark-start text:id="IMark78154488"/><text:span text:style-name="T53">sde_rules</text:span><text:alphabetical-index-mark-end text:id="IMark78154488"/><text:span text:style-name="T30"> </text:span><text:span text:style-name="T26">you would just </text:span><text:alphabetical-index-mark-start text:id="IMark76016200"/><text:span text:style-name="T26">input</text:span><text:alphabetical-index-mark-end text:id="IMark76016200"/><text:span text:style-name="T26"> </text:span><text:span text:style-name="T51">‘</text:span><text:span text:style-name="T52">43.2</text:span><text:span text:style-name="T51">’</text:span><text:span text:style-name="T26">.</text:span></text:p>
      <text:p text:style-name="P79"/>
      <text:p text:style-name="P79"/>
      <text:p text:style-name="P57"><text:span text:style-name="T12">5.3.</text:span><text:span text:style-name="T24">6</text:span><text:span text:style-name="T12">.3.</text:span><text:span text:style-name="T26"> Press </text:span><text:span text:style-name="T12">[</text:span><text:alphabetical-index-mark-start text:id="IMark79299944"/><text:span text:style-name="T12">EXE</text:span><text:alphabetical-index-mark-end text:id="IMark79299944"/><text:span text:style-name="T12">]</text:span><text:span text:style-name="T26">.</text:span></text:p>
      <text:p text:style-name="P57"><text:span text:style-name="T26"/></text:p>
      <text:p text:style-name="P57"><text:span text:style-name="T26"/></text:p>
      <text:h text:style-name="P93" text:outline-level="3"><text:bookmark-start text:name="__RefHeading___Toc3436_1164564522"/>5.3.<text:span text:style-name="T68">7</text:span>. <text:alphabetical-index-mark-start text:id="IMark80562184"/><text:span text:style-name="T68">Un</text:span><text:alphabetical-index-mark-start text:id="IMark78994488"/><text:span text:style-name="T68">load</text:span><text:alphabetical-index-mark-end text:id="IMark78994488"/><text:alphabetical-index-mark-end text:id="IMark80562184"/><text:span text:style-name="T68"> an AI </text:span><text:alphabetical-index-mark-start text:id="IMark82070120"/><text:span text:style-name="T68">program</text:span><text:alphabetical-index-mark-end text:id="IMark82070120"/> <text:span text:style-name="T68">from </text:span><text:alphabetical-index-mark-start text:id="IMark74255320"/><text:span text:style-name="T48">sde_rules</text:span><text:alphabetical-index-mark-end text:id="IMark74255320"/><text:span text:style-name="T67"> </text:span>using [<text:alphabetical-index-mark-start text:id="IMark82072872"/><text:span text:style-name="T66">POF</text:span><text:alphabetical-index-mark-end text:id="IMark82072872"/>].<text:bookmark-end text:name="__RefHeading___Toc3436_1164564522"/></text:h>
      <text:p text:style-name="P76"/>
      <text:p text:style-name="P55"><text:span text:style-name="T26">There are various ways to </text:span><text:alphabetical-index-mark-start text:id="IMark78384088"/><text:span text:style-name="T29">load</text:span><text:alphabetical-index-mark-end text:id="IMark78384088"/><text:span text:style-name="T29"> a </text:span><text:alphabetical-index-mark-start text:id="IMark77659848"/><text:span text:style-name="T29">program</text:span><text:alphabetical-index-mark-end text:id="IMark77659848"/><text:span text:style-name="T26">, but for </text:span><text:alphabetical-index-mark-start text:id="IMark52627752"/><text:span text:style-name="T26">convenience</text:span><text:alphabetical-index-mark-end text:id="IMark52627752"/><text:span text:style-name="T26"> and </text:span><text:alphabetical-index-mark-start text:id="IMark79511448"/><text:span text:style-name="T26">efficiency</text:span><text:alphabetical-index-mark-end text:id="IMark79511448"/><text:span text:style-name="T26">, you have the </text:span><text:span text:style-name="T12">[</text:span><text:alphabetical-index-mark-start text:id="IMark79465768"/><text:span text:style-name="T24">P</text:span><text:span text:style-name="T12">O</text:span><text:span text:style-name="T25">F</text:span><text:alphabetical-index-mark-end text:id="IMark79465768"/><text:span text:style-name="T12">]</text:span><text:span text:style-name="T26"> </text:span><text:alphabetical-index-mark-start text:id="IMark67382408"/><text:span text:style-name="T26">function</text:span><text:alphabetical-index-mark-end text:id="IMark67382408"/><text:span text:style-name="T26">.</text:span></text:p>
      <text:p text:style-name="P76"/>
      <text:p text:style-name="P58"><text:span text:style-name="T12">5.3.</text:span><text:span text:style-name="T25">7</text:span><text:span text:style-name="T12">.1.</text:span><text:span text:style-name="T26"> Press </text:span><text:span text:style-name="T12">[</text:span><text:alphabetical-index-mark-start text:id="IMark78104904"/><text:span text:style-name="T24">P</text:span><text:span text:style-name="T12">O</text:span><text:span text:style-name="T25">F</text:span><text:alphabetical-index-mark-end text:id="IMark78104904"/><text:span text:style-name="T12">]</text:span><text:span text:style-name="T26">.</text:span></text:p>
      <text:p text:style-name="P80"/>
      <text:p text:style-name="P80"/>
      <text:p text:style-name="P58"><text:span text:style-name="T12">5.3.</text:span><text:span text:style-name="T25">7</text:span><text:span text:style-name="T12">.2.</text:span><text:span text:style-name="T26"> Once the </text:span><text:alphabetical-index-mark-start text:id="IMark79902680"/><text:span text:style-name="T26">dialog</text:span><text:alphabetical-index-mark-end text:id="IMark79902680"/><text:span text:style-name="T26"> appears, enter the name of the </text:span><text:alphabetical-index-mark-start text:id="IMark52889944"/><text:span text:style-name="T29">program</text:span><text:alphabetical-index-mark-end text:id="IMark52889944"/><text:span text:style-name="T26"> without the </text:span><text:span text:style-name="T51">‘</text:span><text:alphabetical-index-mark-start text:id="IMark75133800"/><text:span text:style-name="T52">prg</text:span><text:alphabetical-index-mark-end text:id="IMark75133800"/><text:span text:style-name="T51">’</text:span><text:span text:style-name="T26"> sub</text:span><text:alphabetical-index-mark-start text:id="IMark81454152"/><text:span text:style-name="T26">string</text:span><text:alphabetical-index-mark-end text:id="IMark81454152"/><text:span text:style-name="T26">. For </text:span><text:alphabetical-index-mark-start text:id="IMark77302344"/><text:span text:style-name="T26">example</text:span><text:alphabetical-index-mark-end text:id="IMark77302344"/><text:span text:style-name="T26">, if you want to </text:span><text:alphabetical-index-mark-start text:id="IMark79875880"/><text:span text:style-name="T30">un</text:span><text:alphabetical-index-mark-start text:id="IMark75475080"/><text:span text:style-name="T30">load</text:span><text:alphabetical-index-mark-end text:id="IMark75475080"/><text:alphabetical-index-mark-end text:id="IMark79875880"/><text:span text:style-name="T26"> </text:span><text:span text:style-name="T51">‘</text:span><text:alphabetical-index-mark-start text:id="IMark78208776"/><text:span text:style-name="T52">prg</text:span><text:alphabetical-index-mark-end text:id="IMark78208776"/><text:span text:style-name="T52">43.2</text:span><text:span text:style-name="T51">’</text:span><text:span text:style-name="T26"> </text:span><text:span text:style-name="T30">from </text:span><text:alphabetical-index-mark-start text:id="IMark52272472"/><text:span text:style-name="T53">sde_rules</text:span><text:alphabetical-index-mark-end text:id="IMark52272472"/><text:span text:style-name="T30"> </text:span><text:span text:style-name="T26">you would just </text:span><text:alphabetical-index-mark-start text:id="IMark52482248"/><text:span text:style-name="T26">input</text:span><text:alphabetical-index-mark-end text:id="IMark52482248"/><text:span text:style-name="T26"> </text:span><text:span text:style-name="T51">‘</text:span><text:span text:style-name="T52">43.2</text:span><text:span text:style-name="T51">’</text:span><text:span text:style-name="T26">. </text:span><text:span text:style-name="T30">Note that the </text:span><text:alphabetical-index-mark-start text:id="IMark76991832"/><text:span text:style-name="T30">record</text:span><text:alphabetical-index-mark-end text:id="IMark76991832"/><text:span text:style-name="T30">s of the </text:span><text:alphabetical-index-mark-start text:id="IMark64638088"/><text:span text:style-name="T30">program</text:span><text:alphabetical-index-mark-end text:id="IMark64638088"/><text:span text:style-name="T30"> are not </text:span><text:alphabetical-index-mark-start text:id="IMark79075944"/><text:span text:style-name="T30">delete</text:span><text:alphabetical-index-mark-end text:id="IMark79075944"/><text:span text:style-name="T30">d from </text:span><text:alphabetical-index-mark-start text:id="IMark77277880"/><text:span text:style-name="T53">sde_</text:span><text:alphabetical-index-mark-start text:id="IMark76721576"/><text:span text:style-name="T53">prg</text:span><text:alphabetical-index-mark-end text:id="IMark76721576"/><text:span text:style-name="T53">_rules</text:span><text:alphabetical-index-mark-end text:id="IMark77277880"/><text:span text:style-name="T30"> when you </text:span><text:alphabetical-index-mark-start text:id="IMark74047032"/><text:span text:style-name="T30">execute</text:span><text:alphabetical-index-mark-end text:id="IMark74047032"/><text:span text:style-name="T30"> this </text:span><text:alphabetical-index-mark-start text:id="IMark52558760"/><text:span text:style-name="T30">procedure</text:span><text:alphabetical-index-mark-end text:id="IMark52558760"/><text:span text:style-name="T30">.</text:span></text:p>
      <text:p text:style-name="P80"/>
      <text:p text:style-name="P80"/>
      <text:p text:style-name="P58"><text:span text:style-name="T12">5.3.</text:span><text:span text:style-name="T25">7</text:span><text:span text:style-name="T12">.3.</text:span><text:span text:style-name="T26"> Press </text:span><text:span text:style-name="T12">[</text:span><text:alphabetical-index-mark-start text:id="IMark75571336"/><text:span text:style-name="T12">EXE</text:span><text:alphabetical-index-mark-end text:id="IMark75571336"/><text:span text:style-name="T12">]</text:span><text:span text:style-name="T26">.</text:span></text:p>
      <text:p text:style-name="P58"><text:span text:style-name="T26"/></text:p>
      <text:p text:style-name="P58"><text:span text:style-name="T26"/></text:p>
      <text:h text:style-name="Heading_20_3" text:outline-level="3"><text:bookmark-start text:name="__RefHeading___Toc3438_1164564522"/>5.3.8. Alter a fact <text:alphabetical-index-mark-start text:id="IMark67351768"/>record<text:alphabetical-index-mark-end text:id="IMark67351768"/>’s <text:alphabetical-index-mark-start text:id="IMark78941960"/>Value<text:alphabetical-index-mark-end text:id="IMark78941960"/> <text:alphabetical-index-mark-start text:id="IMark76367464"/>field<text:alphabetical-index-mark-end text:id="IMark76367464"/> in <text:alphabetical-index-mark-start text:id="IMark80562184"/><text:span text:style-name="T44">sde_facts</text:span><text:alphabetical-index-mark-end text:id="IMark80562184"/><text:span text:style-name="T44">.</text:span><text:bookmark-end text:name="__RefHeading___Toc3438_1164564522"/></text:h>
      <text:p text:style-name="P59"><text:span text:style-name="T26"/></text:p>
      <text:p text:style-name="P59"><text:span text:style-name="T26">This method allows to change the </text:span><text:alphabetical-index-mark-start text:id="IMark74871336"/><text:span text:style-name="T26">contents</text:span><text:alphabetical-index-mark-end text:id="IMark74871336"/><text:span text:style-name="T26"> of the </text:span><text:alphabetical-index-mark-start text:id="IMark76716344"/><text:span text:style-name="T26">Value</text:span><text:alphabetical-index-mark-end text:id="IMark76716344"/><text:span text:style-name="T26"> </text:span><text:alphabetical-index-mark-start text:id="IMark80785720"/><text:span text:style-name="T26">field</text:span><text:alphabetical-index-mark-end text:id="IMark80785720"/><text:span text:style-name="T26"> of any existing </text:span><text:alphabetical-index-mark-start text:id="IMark75411352"/><text:span text:style-name="T26">record</text:span><text:alphabetical-index-mark-end text:id="IMark75411352"/><text:span text:style-name="T26"> in </text:span><text:alphabetical-index-mark-start text:id="IMark74968792"/><text:span text:style-name="T26">sde_facts</text:span><text:alphabetical-index-mark-end text:id="IMark74968792"/><text:span text:style-name="T26">.</text:span></text:p>
      <text:p text:style-name="P59"><text:span text:style-name="T26"/></text:p>
      <text:p text:style-name="P59"><text:span text:style-name="T12">5.3.8.1.</text:span><text:span text:style-name="T26"> Press </text:span><text:span text:style-name="T12">[</text:span><text:alphabetical-index-mark-start text:id="IMark79465768"/><text:span text:style-name="T12">ITM</text:span><text:alphabetical-index-mark-end text:id="IMark79465768"/><text:span text:style-name="T12">]</text:span><text:span text:style-name="T26">.</text:span></text:p>
      <text:p text:style-name="P59"><text:span text:style-name="T26"/></text:p>
      <text:p text:style-name="P59"><text:span text:style-name="T26"/></text:p>
      <text:p text:style-name="P59"><text:span text:style-name="T12">5.3.8.2.</text:span><text:span text:style-name="T26"> In the </text:span><text:alphabetical-index-mark-start text:id="IMark77248856"/><text:span text:style-name="T26">dialog</text:span><text:alphabetical-index-mark-end text:id="IMark77248856"/><text:span text:style-name="T26"> </text:span><text:alphabetical-index-mark-start text:id="IMark38304504"/><text:span text:style-name="T26">box</text:span><text:alphabetical-index-mark-end text:id="IMark38304504"/><text:span text:style-name="T26">, enter the name of the </text:span><text:alphabetical-index-mark-start text:id="IMark52699576"/><text:span text:style-name="T51">Item</text:span><text:alphabetical-index-mark-end text:id="IMark52699576"/><text:span text:style-name="T26"> to change (the </text:span><text:alphabetical-index-mark-start text:id="IMark75622520"/><text:span text:style-name="T26">string</text:span><text:alphabetical-index-mark-end text:id="IMark75622520"/><text:span text:style-name="T26"> contained in </text:span><text:alphabetical-index-mark-start text:id="IMark78104904"/><text:span text:style-name="T51">sde_rules</text:span><text:alphabetical-index-mark-end text:id="IMark78104904"/><text:span text:style-name="T51">. </text:span><text:soft-page-break/><text:alphabetical-index-mark-start text:id="IMark80318520"/><text:span text:style-name="T51">Item</text:span><text:alphabetical-index-mark-end text:id="IMark80318520"/><text:span text:style-name="T26">). For </text:span><text:alphabetical-index-mark-start text:id="IMark67398584"/><text:span text:style-name="T26">example</text:span><text:alphabetical-index-mark-end text:id="IMark67398584"/><text:span text:style-name="T26">, if you want to set </text:span><text:alphabetical-index-mark-start text:id="IMark79161320"/><text:alphabetical-index-mark-start text:id="IMark76720504"/><text:span text:style-name="T51">mode_</text:span><text:alphabetical-index-mark-end text:id="IMark76720504"/><text:alphabetical-index-mark-start text:id="IMark74785848"/><text:span text:style-name="T51">hato</text:span><text:alphabetical-index-mark-end text:id="IMark74785848"/><text:alphabetical-index-mark-end text:id="IMark79161320"/><text:span text:style-name="T26"> on using this method, enter </text:span><text:span text:style-name="T51">‘</text:span><text:alphabetical-index-mark-start text:id="IMark78579688"/><text:alphabetical-index-mark-start text:id="IMark67370968"/><text:span text:style-name="T51">mode_</text:span><text:alphabetical-index-mark-end text:id="IMark67370968"/><text:alphabetical-index-mark-start text:id="IMark77411768"/><text:span text:style-name="T51">hato</text:span><text:alphabetical-index-mark-end text:id="IMark77411768"/><text:alphabetical-index-mark-end text:id="IMark78579688"/><text:span text:style-name="T51">’</text:span><text:span text:style-name="T58">.</text:span></text:p>
      <text:p text:style-name="P81"><text:span text:style-name="T26"/></text:p>
      <text:p text:style-name="P81"><text:span text:style-name="T26"/></text:p>
      <text:p text:style-name="P81"><text:span text:style-name="T12">5.3.8.3.</text:span><text:span text:style-name="T26"> Press </text:span><text:span text:style-name="T12">[</text:span><text:alphabetical-index-mark-start text:id="IMark77984280"/><text:span text:style-name="T12">VAL</text:span><text:alphabetical-index-mark-end text:id="IMark77984280"/><text:span text:style-name="T12">]</text:span><text:span text:style-name="T26">.</text:span></text:p>
      <text:p text:style-name="P81"><text:span text:style-name="T26"/></text:p>
      <text:p text:style-name="P81"><text:span text:style-name="T26"/></text:p>
      <text:p text:style-name="P82"><text:span text:style-name="T12">5.3.8.4.</text:span><text:span text:style-name="T26"> In the </text:span><text:alphabetical-index-mark-start text:id="IMark77243544"/><text:span text:style-name="T26">dialog</text:span><text:alphabetical-index-mark-end text:id="IMark77243544"/><text:span text:style-name="T26"> </text:span><text:alphabetical-index-mark-start text:id="IMark75172024"/><text:span text:style-name="T26">box</text:span><text:alphabetical-index-mark-end text:id="IMark75172024"/><text:span text:style-name="T26">, enter the </text:span><text:alphabetical-index-mark-start text:id="IMark64638088"/><text:span text:style-name="T51">Value</text:span><text:alphabetical-index-mark-end text:id="IMark64638088"/><text:span text:style-name="T26">. For </text:span><text:alphabetical-index-mark-start text:id="IMark82048952"/><text:span text:style-name="T26">example</text:span><text:alphabetical-index-mark-end text:id="IMark82048952"/><text:span text:style-name="T26">, to set </text:span><text:alphabetical-index-mark-start text:id="IMark63237448"/><text:alphabetical-index-mark-start text:id="IMark79075944"/><text:span text:style-name="T51">mode_</text:span><text:alphabetical-index-mark-end text:id="IMark79075944"/><text:alphabetical-index-mark-start text:id="IMark81856904"/><text:span text:style-name="T51">hato</text:span><text:alphabetical-index-mark-end text:id="IMark81856904"/><text:alphabetical-index-mark-end text:id="IMark63237448"/><text:span text:style-name="T26"> on and </text:span><text:alphabetical-index-mark-start text:id="IMark78154488"/><text:span text:style-name="T26">activate</text:span><text:alphabetical-index-mark-end text:id="IMark78154488"/><text:span text:style-name="T26"> it using this method, enter </text:span><text:span text:style-name="T51">1</text:span><text:span text:style-name="T26">. </text:span><text:span text:style-name="T31">In some cases you might want to enter this </text:span><text:alphabetical-index-mark-start text:id="IMark75485288"/><text:span text:style-name="T31">value</text:span><text:alphabetical-index-mark-end text:id="IMark75485288"/><text:span text:style-name="T31"> as an </text:span><text:alphabetical-index-mark-start text:id="IMark76721576"/><text:span text:style-name="T31">integer</text:span><text:alphabetical-index-mark-end text:id="IMark76721576"/><text:span text:style-name="T31"> and in other cases as a </text:span><text:alphabetical-index-mark-start text:id="IMark82225304"/><text:span text:style-name="T31">real</text:span><text:alphabetical-index-mark-end text:id="IMark82225304"/><text:span text:style-name="T31"> </text:span><text:alphabetical-index-mark-start text:id="IMark77277880"/><text:span text:style-name="T31">number</text:span><text:alphabetical-index-mark-end text:id="IMark77277880"/><text:span text:style-name="T31">. It is indistinct if you enter </text:span><text:span text:style-name="T54">1</text:span><text:span text:style-name="T31"> or </text:span><text:span text:style-name="T54">1.00</text:span><text:span text:style-name="T31"> in the case of modes because they operate </text:span><text:span text:style-name="T32">as </text:span><text:alphabetical-index-mark-start text:id="IMark67353496"/><text:span text:style-name="T32">real</text:span><text:alphabetical-index-mark-end text:id="IMark67353496"/><text:span text:style-name="T32"> </text:span><text:alphabetical-index-mark-start text:id="IMark76016200"/><text:span text:style-name="T32">number</text:span><text:alphabetical-index-mark-end text:id="IMark76016200"/><text:span text:style-name="T32">s that </text:span><text:span text:style-name="T31">implicitly a</text:span><text:span text:style-name="T32">re</text:span><text:span text:style-name="T31"> </text:span><text:alphabetical-index-mark-start text:id="IMark74047032"/><text:span text:style-name="T31">Boolean</text:span><text:alphabetical-index-mark-end text:id="IMark74047032"/><text:span text:style-name="T31">.</text:span></text:p>
      <text:p text:style-name="P82"><text:span text:style-name="T26"/></text:p>
      <text:p text:style-name="P82"><text:span text:style-name="T26"/></text:p>
      <text:p text:style-name="P82"><text:span text:style-name="T12">5.3.8.5.</text:span><text:span text:style-name="T26"> Press </text:span><text:span text:style-name="T12">[</text:span><text:alphabetical-index-mark-start text:id="IMark52627752"/><text:span text:style-name="T12">EXE</text:span><text:alphabetical-index-mark-end text:id="IMark52627752"/><text:span text:style-name="T12">]</text:span><text:span text:style-name="T26">.</text:span></text:p>
      <text:h text:style-name="P89" text:outline-level="1"><text:bookmark-start text:name="__RefHeading___Toc72872_673741182"/>6. Sourc<text:alphabetical-index-mark-start text:id="IMark76062040"/>es<text:bookmark-end text:name="__RefHeading___Toc72872_673741182"/><text:alphabetical-index-mark-end text:id="IMark76062040"/></text:h>
      <text:p text:style-name="P14"/>
      <text:p text:style-name="P15"><text:span text:style-name="T38">6.1. </text:span><text:alphabetical-index-mark-start text:id="IMark67382408"/><text:alphabetical-index-mark-start text:id="IMark79465768"/>Edronkin<text:alphabetical-index-mark-end text:id="IMark79465768"/><text:alphabetical-index-mark-end text:id="IMark67382408"/>, P. (2019). <text:alphabetical-index-mark-start text:id="IMark76100888"/><text:alphabetical-index-mark-start text:id="IMark79187816"/>DGIIIAI<text:alphabetical-index-mark-end text:id="IMark79187816"/><text:alphabetical-index-mark-end text:id="IMark76100888"/> - Intelligent <text:alphabetical-index-mark-start text:id="IMark75354696"/>Delta<text:alphabetical-index-mark-end text:id="IMark75354696"/> <text:alphabetical-index-mark-start text:id="IMark73395800"/>Glider<text:alphabetical-index-mark-end text:id="IMark73395800"/>. [online] <text:alphabetical-index-mark-start text:id="IMark67363448"/><text:alphabetical-index-mark-start text:id="IMark73682008"/>DGIIIAI<text:alphabetical-index-mark-end text:id="IMark73682008"/><text:alphabetical-index-mark-end text:id="IMark67363448"/>. Available at: https://p<text:alphabetical-index-mark-start text:id="IMark73681304"/>es<text:alphabetical-index-mark-end text:id="IMark73681304"/>choenberg.github.io/<text:alphabetical-index-mark-start text:id="IMark73020024"/><text:alphabetical-index-mark-start text:id="IMark82095112"/>DGIIIAI<text:alphabetical-index-mark-end text:id="IMark82095112"/><text:alphabetical-index-mark-end text:id="IMark73020024"/>/ [Acc<text:alphabetical-index-mark-start text:id="IMark79786472"/>es<text:alphabetical-index-mark-end text:id="IMark79786472"/>sed 26 Aug. 2019].</text:p>
      <text:p text:style-name="P15"/>
      <text:p text:style-name="P15"><text:span text:style-name="T38">6.2. </text:span>Sqlite.org. (2000). SQLite Home Page. [online] Available at: https://www.<text:alphabetical-index-mark-start text:id="IMark79469176"/><text:alphabetical-index-mark-start text:id="IMark76793656"/>sql<text:alphabetical-index-mark-end text:id="IMark76793656"/><text:alphabetical-index-mark-end text:id="IMark79469176"/>ite.org/index.html [Acc<text:alphabetical-index-mark-start text:id="IMark67372424"/>es<text:alphabetical-index-mark-end text:id="IMark67372424"/>sed 26 Aug. 2019].</text:p>
      <text:p text:style-name="P15"/>
      <text:p text:style-name="P15"><text:span text:style-name="T38">6.3. </text:span><text:alphabetical-index-mark-start text:id="IMark75048824"/><text:alphabetical-index-mark-start text:id="IMark38304504"/>Schweiger<text:alphabetical-index-mark-end text:id="IMark38304504"/><text:alphabetical-index-mark-end text:id="IMark75048824"/>, M. (2000). <text:alphabetical-index-mark-start text:id="IMark79902680"/><text:alphabetical-index-mark-start text:id="IMark72640408"/>Orbiter<text:alphabetical-index-mark-end text:id="IMark72640408"/><text:alphabetical-index-mark-end text:id="IMark79902680"/> 2016 <text:alphabetical-index-mark-start text:id="IMark52699576"/><text:alphabetical-index-mark-start text:id="IMark75842280"/>Space<text:alphabetical-index-mark-end text:id="IMark75842280"/><text:alphabetical-index-mark-end text:id="IMark52699576"/> <text:alphabetical-index-mark-start text:id="IMark52889944"/><text:alphabetical-index-mark-start text:id="IMark75622520"/>Flight<text:alphabetical-index-mark-end text:id="IMark75622520"/><text:alphabetical-index-mark-end text:id="IMark52889944"/> <text:alphabetical-index-mark-start text:id="IMark77335816"/><text:alphabetical-index-mark-start text:id="IMark80565352"/>Simulator<text:alphabetical-index-mark-end text:id="IMark80565352"/><text:alphabetical-index-mark-end text:id="IMark77335816"/>. [online] Orbit.medphys.ucl.ac.uk. Available at: http://orbit.medphys.ucl.ac.uk/ [Acc<text:alphabetical-index-mark-start text:id="IMark78104904"/>es<text:alphabetical-index-mark-end text:id="IMark78104904"/>sed 26 Aug. 2019].</text:p>
      <text:p text:style-name="P9"/>
      <text:p text:style-name="P8"/>
      <text:p text:style-name="P8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7. Alphabetical Index</text:index-title-template>
          <text:alphabetical-index-entry-template text:outline-level="separator" text:style-name="Text_20_body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89" text:outline-level="1">7. Alphabetical Index</text:h>
          </text:index-title>
          <text:p text:style-name="P85"/>
          <text:p text:style-name="P85">A</text:p>
          <text:p text:style-name="P83">abbreviation<text:tab/>6</text:p>
          <text:p text:style-name="P83">activate<text:tab/>4, 13, 17p., 20</text:p>
          <text:p text:style-name="P83">Activate<text:tab/>4, 17</text:p>
          <text:p text:style-name="P83">activation<text:tab/>1, 13</text:p>
          <text:p text:style-name="P83">AI<text:tab/>1</text:p>
          <text:p text:style-name="P83">AIE<text:tab/>3, 5, 7pp., 13pp.</text:p>
          <text:p text:style-name="P83">artificial<text:tab/>1, 5</text:p>
          <text:p text:style-name="P85"/>
          <text:p text:style-name="P85"/>
          <text:p text:style-name="P85">B</text:p>
          <text:p text:style-name="P83"/>
          <text:p text:style-name="P83">base<text:tab/>1</text:p>
          <text:p text:style-name="P83">behavior<text:tab/>1</text:p>
          <text:p text:style-name="P83">Boolean<text:tab/>20</text:p>
          <text:p text:style-name="P83">box<text:tab/>16p., 19p.</text:p>
          <text:p text:style-name="P83">buffer<text:tab/>15</text:p>
          <text:p text:style-name="P83">button<text:tab/>5, 13</text:p>
          <text:p text:style-name="P85"/>
          <text:p text:style-name="P85"/>
          <text:p text:style-name="P85">C</text:p>
          <text:p text:style-name="P83"/>
          <text:p text:style-name="P83">C++<text:tab/>7</text:p>
          <text:p text:style-name="P83">code<text:tab/>5, 10</text:p>
          <text:p text:style-name="P83">compatibility<text:tab/>7</text:p>
          <text:p text:style-name="P83">compatible<text:tab/>2p., 7, 9</text:p>
          <text:p text:style-name="P83">complex<text:tab/>7</text:p>
          <text:p text:style-name="P83"><text:soft-page-break/>CON<text:tab/>3, 12, 16</text:p>
          <text:p text:style-name="P83">condition<text:tab/>1, 3, 6, 9p.</text:p>
          <text:p text:style-name="P83">connect<text:tab/>4p., 12, 16p.</text:p>
          <text:p text:style-name="P83">Connect<text:tab/>4, 12, 15</text:p>
          <text:p text:style-name="P83">contents<text:tab/>5, 19</text:p>
          <text:p text:style-name="P83">Contents<text:tab/>3</text:p>
          <text:p text:style-name="P83">contribute<text:tab/>2</text:p>
          <text:p text:style-name="P83">CONTRIBUTING<text:tab/>2</text:p>
          <text:p text:style-name="P83">control<text:tab/>1, 14</text:p>
          <text:p text:style-name="P83">Control<text:tab/>1</text:p>
          <text:p text:style-name="P83">convenience<text:tab/>9, 17pp.</text:p>
          <text:p text:style-name="P83">COPYING<text:tab/>2</text:p>
          <text:p text:style-name="P83">corrupted<text:tab/>17</text:p>
          <text:p text:style-name="P83">crash<text:tab/>17</text:p>
          <text:p text:style-name="P83">crs<text:tab/>13</text:p>
          <text:p text:style-name="P85"/>
          <text:p text:style-name="P85"/>
          <text:p text:style-name="P85">D</text:p>
          <text:p text:style-name="P83"/>
          <text:p text:style-name="P83">data<text:tab/>1, 4p., 7pp., 15pp.</text:p>
          <text:p text:style-name="P83">Data<text:tab/>9p., 12</text:p>
          <text:p text:style-name="P83">database<text:tab/>1, 4p., 7pp., 12, 15pp.</text:p>
          <text:p text:style-name="P83">Database<text:tab/>12</text:p>
          <text:p text:style-name="P83">DB<text:tab/>3, 12, 16</text:p>
          <text:p text:style-name="P83">DBMS<text:tab/>3, 7p.</text:p>
          <text:p text:style-name="P83">deactivate<text:tab/>13, 18</text:p>
          <text:p text:style-name="P83">Deactivate<text:tab/>4, 18</text:p>
          <text:p text:style-name="P83">deactivation<text:tab/>1, 13</text:p>
          <text:p text:style-name="P83">delay<text:tab/>11</text:p>
          <text:p text:style-name="P83">delete<text:tab/>19</text:p>
          <text:p text:style-name="P83"><text:soft-page-break/>Delta<text:tab/>9, 11, 21</text:p>
          <text:p text:style-name="P83">develop<text:tab/>2p., 6p.</text:p>
          <text:p text:style-name="P83">Develop<text:tab/>3, 7</text:p>
          <text:p text:style-name="P83">developer<text:tab/>2</text:p>
          <text:p text:style-name="P83">DGIIIAI<text:tab/>1p., 5pp., 15p., 21</text:p>
          <text:p text:style-name="P83">dialog<text:tab/>12pp.</text:p>
          <text:p text:style-name="P83">DIS<text:tab/>3, 12, 16</text:p>
          <text:p text:style-name="P83">disconnect<text:tab/>5, 16p.</text:p>
          <text:p text:style-name="P83">Disconnect<text:tab/>4, 12, 16</text:p>
          <text:p text:style-name="P83">disconnection<text:tab/>17</text:p>
          <text:p text:style-name="P83">display<text:tab/>1</text:p>
          <text:p text:style-name="P83">document<text:tab/>5p., 9</text:p>
          <text:p text:style-name="P85"/>
          <text:p text:style-name="P85"/>
          <text:p text:style-name="P85">E</text:p>
          <text:p text:style-name="P83"/>
          <text:p text:style-name="P83">Edronkin<text:tab/>1, 21</text:p>
          <text:p text:style-name="P83">efficiency<text:tab/>17pp.</text:p>
          <text:p text:style-name="P83">embedded<text:tab/>5</text:p>
          <text:p text:style-name="P83">engine<text:tab/>1, 5, 11</text:p>
          <text:p text:style-name="P83">es<text:tab/>1p., 5pp., 12pp., 21</text:p>
          <text:p text:style-name="P83">ES<text:tab/>10</text:p>
          <text:p text:style-name="P83">example<text:tab/>10p., 13pp., 17pp.</text:p>
          <text:p text:style-name="P83">EXE<text:tab/>4, 15, 17pp.</text:p>
          <text:p text:style-name="P83">execute<text:tab/>1, 19</text:p>
          <text:p text:style-name="P83">Execute<text:tab/>12, 15</text:p>
          <text:p text:style-name="P83">expert<text:tab/>1, 5, 9</text:p>
          <text:p text:style-name="P83">Expert<text:tab/>3, 9</text:p>
          <text:p text:style-name="P85"/>
          <text:p text:style-name="P85"/>
          <text:p text:style-name="P85"><text:soft-page-break/>F</text:p>
          <text:p text:style-name="P83"/>
          <text:p text:style-name="P83">field<text:tab/>4p., 9, 19</text:p>
          <text:p text:style-name="P83">file<text:tab/>2, 5pp., 9, 12</text:p>
          <text:p text:style-name="P83">flat<text:tab/>7</text:p>
          <text:p text:style-name="P83">flight<text:tab/>1, 11, 14</text:p>
          <text:p text:style-name="P83">Flight<text:tab/>1, 21</text:p>
          <text:p text:style-name="P83">format<text:tab/>2</text:p>
          <text:p text:style-name="P83">function<text:tab/>1, 3, 8pp., 12pp., 17pp.</text:p>
          <text:p text:style-name="P83">Function<text:tab/>3, 12</text:p>
          <text:p text:style-name="P85"/>
          <text:p text:style-name="P85"/>
          <text:p text:style-name="P85">G</text:p>
          <text:p text:style-name="P83"/>
          <text:p text:style-name="P83">Glider<text:tab/>9, 11, 21</text:p>
          <text:p text:style-name="P85"/>
          <text:p text:style-name="P85"/>
          <text:p text:style-name="P85">H</text:p>
          <text:p text:style-name="P83"/>
          <text:p text:style-name="P83">hato<text:tab/>20</text:p>
          <text:p text:style-name="P83">hdg<text:tab/>14p.</text:p>
          <text:p text:style-name="P85"/>
          <text:p text:style-name="P85"/>
          <text:p text:style-name="P85">I</text:p>
          <text:p text:style-name="P83"/>
          <text:p text:style-name="P83">improve<text:tab/>7</text:p>
          <text:p text:style-name="P83">input<text:tab/>5, 11, 13p., 17pp.</text:p>
          <text:p text:style-name="P83">install<text:tab/>2, 5p., 12</text:p>
          <text:p text:style-name="P83">Install<text:tab/>3, 12</text:p>
          <text:p text:style-name="P83">installation<text:tab/>5p.</text:p>
          <text:p text:style-name="P83"><text:soft-page-break/>Installation<text:tab/>3, 12</text:p>
          <text:p text:style-name="P83">integer<text:tab/>20</text:p>
          <text:p text:style-name="P83">intelligence<text:tab/>1, 5</text:p>
          <text:p text:style-name="P83">interact<text:tab/>8, 16</text:p>
          <text:p text:style-name="P83">interface<text:tab/>1, 5, 7pp.</text:p>
          <text:p text:style-name="P83">Item<text:tab/>5, 9, 13p., 19p.</text:p>
          <text:p text:style-name="P83">ITM<text:tab/>4, 14p., 19</text:p>
          <text:p text:style-name="P85"/>
          <text:p text:style-name="P85"/>
          <text:p text:style-name="P85">K</text:p>
          <text:p text:style-name="P83"/>
          <text:p text:style-name="P83">KB<text:tab/>5, 10, 15p.</text:p>
          <text:p text:style-name="P83">knowledge<text:tab/>1pp., 5</text:p>
          <text:p text:style-name="P85"/>
          <text:p text:style-name="P85"/>
          <text:p text:style-name="P85">L</text:p>
          <text:p text:style-name="P83"/>
          <text:p text:style-name="P83">lat<text:tab/>1</text:p>
          <text:p text:style-name="P83">latency<text:tab/>11, 15</text:p>
          <text:p text:style-name="P83">Latency<text:tab/>3, 10</text:p>
          <text:p text:style-name="P83">layer<text:tab/>7</text:p>
          <text:p text:style-name="P83">license<text:tab/>2, 11</text:p>
          <text:p text:style-name="P83">License<text:tab/>2p.</text:p>
          <text:p text:style-name="P83">load<text:tab/>4, 9p., 14pp., 18p.</text:p>
          <text:p text:style-name="P83">Load<text:tab/>4, 18</text:p>
          <text:p text:style-name="P85"/>
          <text:p text:style-name="P85"/>
          <text:p text:style-name="P85">M</text:p>
          <text:p text:style-name="P83"/>
          <text:p text:style-name="P83">manage<text:tab/>7, 9</text:p>
          <text:p text:style-name="P83"><text:soft-page-break/>management<text:tab/>7</text:p>
          <text:p text:style-name="P83">manual<text:tab/>14</text:p>
          <text:p text:style-name="P83">MariaDB<text:tab/>7</text:p>
          <text:p text:style-name="P83">MFD<text:tab/>1pp., 5, 7pp., 12, 15p.</text:p>
          <text:p text:style-name="P83">mode_<text:tab/>13, 17p., 20</text:p>
          <text:p text:style-name="P83">mode_crs<text:tab/>13</text:p>
          <text:p text:style-name="P83">mode_hato<text:tab/>20</text:p>
          <text:p text:style-name="P83">mode%<text:tab/>9</text:p>
          <text:p text:style-name="P83">module<text:tab/>2p., 5, 7pp., 12, 15</text:p>
          <text:p text:style-name="P83">MOF<text:tab/>3p., 13, 18</text:p>
          <text:p text:style-name="P83">MON<text:tab/>3p., 13p., 17</text:p>
          <text:p text:style-name="P83">multi<text:tab/>1, 10</text:p>
          <text:p text:style-name="P83">MySQL<text:tab/>7</text:p>
          <text:p text:style-name="P85"/>
          <text:p text:style-name="P85"/>
          <text:p text:style-name="P85">N</text:p>
          <text:p text:style-name="P83"/>
          <text:p text:style-name="P83">network<text:tab/>3, 10p.</text:p>
          <text:p text:style-name="P83">number<text:tab/>1, 5, 9, 14p., 20</text:p>
          <text:p text:style-name="P85"/>
          <text:p text:style-name="P85"/>
          <text:p text:style-name="P85">O</text:p>
          <text:p text:style-name="P83"/>
          <text:p text:style-name="P83">ODBC<text:tab/>7</text:p>
          <text:p text:style-name="P83">operation<text:tab/>5, 10, 14, 16</text:p>
          <text:p text:style-name="P83">Operation<text:tab/>5</text:p>
          <text:p text:style-name="P83">Orbit<text:tab/>2</text:p>
          <text:p text:style-name="P83">Orbiter<text:tab/>1p., 5, 7, 16, 21</text:p>
          <text:p text:style-name="P83">orcid<text:tab/>1</text:p>
          <text:p text:style-name="P83">OSFS<text:tab/>2, 5, 7pp., 15, 17</text:p>
          <text:p text:style-name="P85"><text:soft-page-break/></text:p>
          <text:p text:style-name="P85"/>
          <text:p text:style-name="P85">P</text:p>
          <text:p text:style-name="P83"/>
          <text:p text:style-name="P83">parameter<text:tab/>1</text:p>
          <text:p text:style-name="P83">passing<text:tab/>1</text:p>
          <text:p text:style-name="P83">plug<text:tab/>12</text:p>
          <text:p text:style-name="P83">POF<text:tab/>4, 13p., 19</text:p>
          <text:p text:style-name="P83">PON<text:tab/>3p., 13p., 18</text:p>
          <text:p text:style-name="P83">PostgreS<text:tab/>7</text:p>
          <text:p text:style-name="P83">PostgreSQL<text:tab/>7</text:p>
          <text:p text:style-name="P83">prg<text:tab/>14, 18p.</text:p>
          <text:p text:style-name="P83">procedure<text:tab/>7, 15p., 19</text:p>
          <text:p text:style-name="P83">Procedure<text:tab/>4, 15</text:p>
          <text:p text:style-name="P83">program<text:tab/>1, 4, 9p., 14, 18p.</text:p>
          <text:p text:style-name="P83">Program<text:tab/>13p.</text:p>
          <text:p text:style-name="P83">project<text:tab/>2, 5pp., 9</text:p>
          <text:p text:style-name="P85"/>
          <text:p text:style-name="P85"/>
          <text:p text:style-name="P85">Q</text:p>
          <text:p text:style-name="P83"/>
          <text:p text:style-name="P83">query<text:tab/>4, 13, 17</text:p>
          <text:p text:style-name="P85"/>
          <text:p text:style-name="P85"/>
          <text:p text:style-name="P85">R</text:p>
          <text:p text:style-name="P83"/>
          <text:p text:style-name="P83">RDBMS<text:tab/>3, 7p.</text:p>
          <text:p text:style-name="P83">README<text:tab/>2</text:p>
          <text:p text:style-name="P83">real<text:tab/>8, 11, 20</text:p>
          <text:p text:style-name="P83">record<text:tab/>4p., 9, 19</text:p>
          <text:p text:style-name="P83"><text:soft-page-break/>relational<text:tab/>1, 7p.</text:p>
          <text:p text:style-name="P83">result<text:tab/>11</text:p>
          <text:p text:style-name="P85"/>
          <text:p text:style-name="P85"/>
          <text:p text:style-name="P85">S</text:p>
          <text:p text:style-name="P83"/>
          <text:p text:style-name="P83">Schweiger<text:tab/>2, 21</text:p>
          <text:p text:style-name="P83">sde_facts<text:tab/>4p., 9p., 13, 19</text:p>
          <text:p text:style-name="P83">sde_prg_rules<text:tab/>14, 19</text:p>
          <text:p text:style-name="P83">sde_rules<text:tab/>4p., 10, 14, 18p.</text:p>
          <text:p text:style-name="P83">section<text:tab/>6</text:p>
          <text:p text:style-name="P83">send<text:tab/>1, 5, 9, 11, 13, 15</text:p>
          <text:p text:style-name="P83">Send<text:tab/>4, 17</text:p>
          <text:p text:style-name="P83">session<text:tab/>1, 7, 9p., 15pp.</text:p>
          <text:p text:style-name="P83">setting<text:tab/>2</text:p>
          <text:p text:style-name="P83">ship<text:tab/>1p., 5, 7, 10p., 14p.</text:p>
          <text:p text:style-name="P83">simulation<text:tab/>1</text:p>
          <text:p text:style-name="P83">Simulator<text:tab/>1, 21</text:p>
          <text:p text:style-name="P83">snippet<text:tab/>1</text:p>
          <text:p text:style-name="P83">space<text:tab/>1, 5</text:p>
          <text:p text:style-name="P83">Space<text:tab/>1, 21</text:p>
          <text:p text:style-name="P83">speed<text:tab/>7</text:p>
          <text:p text:style-name="P83">sql<text:tab/>21</text:p>
          <text:p text:style-name="P83">Sql<text:tab/>2</text:p>
          <text:p text:style-name="P83">SQL<text:tab/>1, 3p., 7pp., 13, 17</text:p>
          <text:p text:style-name="P83">SQLC<text:tab/>1, 3, 5pp., 16</text:p>
          <text:p text:style-name="P83">Sqlite3<text:tab/>2, 7, 9, 17</text:p>
          <text:p text:style-name="P83">storage<text:tab/>7</text:p>
          <text:p text:style-name="P83">string<text:tab/>9, 13p., 17pp.</text:p>
          <text:p text:style-name="P83">switch<text:tab/>12, 16</text:p>
          <text:p text:style-name="P83"><text:soft-page-break/>system<text:tab/>1pp., 5, 7pp., 11, 15</text:p>
          <text:p text:style-name="P85"/>
          <text:p text:style-name="P85"/>
          <text:p text:style-name="P85">T</text:p>
          <text:p text:style-name="P83"/>
          <text:p text:style-name="P83">table<text:tab/>5, 8, 14</text:p>
          <text:p text:style-name="P83">Table<text:tab/>3</text:p>
          <text:p text:style-name="P83">target<text:tab/>14</text:p>
          <text:p text:style-name="P83">tgt_hdg<text:tab/>14p.</text:p>
          <text:p text:style-name="P85"/>
          <text:p text:style-name="P85"/>
          <text:p text:style-name="P85">U</text:p>
          <text:p text:style-name="P83"/>
          <text:p text:style-name="P83">unload<text:tab/>9p., 14, 19</text:p>
          <text:p text:style-name="P83">Unload<text:tab/>4, 19</text:p>
          <text:p text:style-name="P83">update<text:tab/>9p.</text:p>
          <text:p text:style-name="P83">UPDATE<text:tab/>13</text:p>
          <text:p text:style-name="P85"/>
          <text:p text:style-name="P85"/>
          <text:p text:style-name="P85">V</text:p>
          <text:p text:style-name="P83"/>
          <text:p text:style-name="P83">VAL<text:tab/>4, 14p., 20</text:p>
          <text:p text:style-name="P83">value<text:tab/>5, 14, 20</text:p>
          <text:p text:style-name="P83">Value<text:tab/>4p., 9, 13p., 19p.</text:p>
          <text:p text:style-name="P83">volume<text:tab/>7</text:p>
          <text:p text:style-name="P85"/>
          <text:p text:style-name="P85"/>
          <text:p text:style-name="P85">W</text:p>
          <text:p text:style-name="P83"/>
          <text:p text:style-name="P83">window<text:tab/>12</text:p>
          <text:p text:style-name="P83"><text:soft-page-break/>wpt<text:tab/>17p.</text:p>
        </text:index-body>
      </text:alphabetical-index>
      <text:p text:style-name="P8"/>
      <text:p text:style-name="P8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0T13:57:18.500488878</dc:date>
    <meta:editing-duration>P4DT4H40M4S</meta:editing-duration>
    <meta:editing-cycles>96</meta:editing-cycles>
    <meta:generator>LibreOffice/5.1.6.2$Linux_X86_64 LibreOffice_project/10m0$Build-2</meta:generator>
    <meta:document-statistic meta:table-count="0" meta:image-count="0" meta:object-count="0" meta:page-count="31" meta:paragraph-count="410" meta:word-count="4001" meta:character-count="22448" meta:non-whitespace-character-count="18847"/>
  </office:meta>
</office:document-meta>
</file>